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lwg Typist" svg:font-family="'Tlwg Typist'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1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style:font-name="Tlwg Typist" fo:font-size="3pt" style:font-size-asian="3pt" style:font-size-complex="3pt"/>
    </style:style>
    <style:style style:name="P2" style:family="paragraph">
      <loext:graphic-properties draw:fill="none" draw:fill-color="#ffffff"/>
      <style:paragraph-properties fo:text-align="center"/>
      <style:text-properties style:font-name="Tlwg Typist" fo:font-size="3pt" style:font-size-asian="3pt" style:font-size-complex="3pt"/>
    </style:style>
    <style:style style:name="P3" style:family="paragraph">
      <loext:graphic-properties draw:fill-color="#ffffff"/>
    </style:style>
    <style:style style:name="T1" style:family="text">
      <style:text-properties style:font-name="Tlwg Typist" fo:font-size="3pt" style:font-size-asian="3pt" style:font-size-complex="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42cm" svg:height="1.561cm" svg:x="0.078cm" svg:y="1.825cm">
          <draw:text-box>
            <text:p text:style-name="P1"><text:span text:style-name="T1">0 <text:s text:c="3"/>8 <text:s text:c="2"/>16 <text:s text:c="2"/>24 <text:s text:c="2"/>32 <text:s text:c="2"/>40 <text:s text:c="2"/>48 <text:s text:c="2"/>56 <text:s text:c="2"/>64 <text:s text:c="2"/>72 <text:s text:c="2"/>80 <text:s text:c="2"/>88 <text:s text:c="2"/>96 <text:s/>104 <text:s/>112 <text:s/>120 <text:s/>128 <text:s/>136 <text:s/>144 <text:s/>152 <text:s/>160 <text:s/>168 <text:s/>176 <text:s/>184 <text:s/>192 <text:s/>200 <text:s/>208 <text:s/>216 <text:s/>224 <text:s/>232 <text:s/>240 <text:s/>248 <text:s/>256 <text:s/>264 <text:s/>272 <text:s/>280 <text:s/>288 <text:s/>296 <text:s/>304 <text:s/>312 <text:s/>320 <text:s/>328 <text:s/>336 <text:s/>344 <text:s/>352 <text:s/>360 <text:s/>368 <text:s/>376 <text:s/>384 <text:s/>392 <text:s/>400 <text:s/>408 <text:s/>416 <text:s/>424 <text:s/>432 <text:s/>440 <text:s/>448 <text:s/>456 <text:s/>464 <text:s/>472 <text:s/>480 <text:s/>488 <text:s/>496 <text:s/>504 <text:s/>512 <text:s/>520 <text:s/>528 <text:s/>536 <text:s/>544 <text:s/>552 <text:s/>560 <text:s/>568 <text:s/>576 <text:s/>584 <text:s/>592 <text:s/>600 <text:s/>608 <text:s/>616 <text:s/>624 <text:s/>632 <text:s/>640 <text:s/>648 <text:s/>656 <text:s/>664 <text:s/>672 <text:s/>680 <text:s/>688 <text:s/>696 <text:s/>704 <text:s/>712 <text:s/>720 <text:s/>728 <text:s/>736 <text:s/>744 <text:s/>752 <text:s/>760 <text:s/>768 <text:s/>776 <text:s/>784 <text:s/>792 <text:s/>800 <text:s/>808 <text:s/>816 <text:s/>824 <text:s/>832 <text:s/>840 <text:s/>848 <text:s/>856 <text:s/>864 <text:s/>872 <text:s/>880 <text:s/>888 <text:s/>896 <text:s/>904 <text:s/>912 <text:s/>920 <text:s/>928 <text:s/>936 <text:s/>944 <text:s/>952 <text:s/>960 <text:s/>968 <text:s/>976 <text:s/>984 <text:s/>992 1000 1008 1016</text:span></text:p>
            <text:p text:style-name="P1"><text:span text:style-name="T1">1 <text:s text:c="3"/>9 <text:s text:c="2"/>17 <text:s text:c="2"/>25 <text:s text:c="2"/>33 <text:s text:c="2"/>41 <text:s text:c="2"/>49 <text:s text:c="2"/>57 <text:s text:c="2"/>65 <text:s text:c="2"/>73 <text:s text:c="2"/>81 <text:s text:c="2"/>89 <text:s text:c="2"/>97 <text:s/>105 <text:s/>113 <text:s/>121 <text:s/>129 <text:s/>137 <text:s/>145 <text:s/>153 <text:s/>161 <text:s/>169 <text:s/>177 <text:s/>185 <text:s/>193 <text:s/>201 <text:s/>209 <text:s/>217 <text:s/>225 <text:s/>233 <text:s/>241 <text:s/>249 <text:s/>257 <text:s/>265 <text:s/>273 <text:s/>281 <text:s/>289 <text:s/>297 <text:s/>305 <text:s/>313 <text:s/>321 <text:s/>329 <text:s/>337 <text:s/>345 <text:s/>353 <text:s/>361 <text:s/>369 <text:s/>377 <text:s/>385 <text:s/>393 <text:s/>401 <text:s/>409 <text:s/>417 <text:s/>425 <text:s/>433 <text:s/>441 <text:s/>449 <text:s/>457 <text:s/>465 <text:s/>473 <text:s/>481 <text:s/>489 <text:s/>497 <text:s/>505 <text:s/>513 <text:s/>521 <text:s/>529 <text:s/>537 <text:s/>545 <text:s/>553 <text:s/>561 <text:s/>569 <text:s/>577 <text:s/>585 <text:s/>593 <text:s/>601 <text:s/>609 <text:s/>617 <text:s/>625 <text:s/>633 <text:s/>641 <text:s/>649 <text:s/>657 <text:s/>665 <text:s/>673 <text:s/>681 <text:s/>689 <text:s/>697 <text:s/>705 <text:s/>713 <text:s/>721 <text:s/>729 <text:s/>737 <text:s/>745 <text:s/>753 <text:s/>761 <text:s/>769 <text:s/>777 <text:s/>785 <text:s/>793 <text:s/>801 <text:s/>809 <text:s/>817 <text:s/>825 <text:s/>833 <text:s/>841 <text:s/>849 <text:s/>857 <text:s/>865 <text:s/>873 <text:s/>881 <text:s/>889 <text:s/>897 <text:s/>905 <text:s/>913 <text:s/>921 <text:s/>929 <text:s/>937 <text:s/>945 <text:s/>953 <text:s/>961 <text:s/>969 <text:s/>977 <text:s/>985 <text:s/>993 1001 1009 1017</text:span></text:p>
            <text:p text:style-name="P1"><text:span text:style-name="T1">2 <text:s text:c="2"/>10 <text:s text:c="2"/>18 <text:s text:c="2"/>26 <text:s text:c="2"/>34 <text:s text:c="2"/>42 <text:s text:c="2"/>50 <text:s text:c="2"/>58 <text:s text:c="2"/>66 <text:s text:c="2"/>74 <text:s text:c="2"/>82 <text:s text:c="2"/>90 <text:s text:c="2"/>98 <text:s/>106 <text:s/>114 <text:s/>122 <text:s/>130 <text:s/>138 <text:s/>146 <text:s/>154 <text:s/>162 <text:s/>170 <text:s/>178 <text:s/>186 <text:s/>194 <text:s/>202 <text:s/>210 <text:s/>218 <text:s/>226 <text:s/>234 <text:s/>242 <text:s/>250 <text:s/>258 <text:s/>266 <text:s/>274 <text:s/>282 <text:s/>290 <text:s/>298 <text:s/>306 <text:s/>314 <text:s/>322 <text:s/>330 <text:s/>338 <text:s/>346 <text:s/>354 <text:s/>362 <text:s/>370 <text:s/>378 <text:s/>386 <text:s/>394 <text:s/>402 <text:s/>410 <text:s/>418 <text:s/>426 <text:s/>434 <text:s/>442 <text:s/>450 <text:s/>458 <text:s/>466 <text:s/>474 <text:s/>482 <text:s/>490 <text:s/>498 <text:s/>506 <text:s/>514 <text:s/>522 <text:s/>530 <text:s/>538 <text:s/>546 <text:s/>554 <text:s/>562 <text:s/>570 <text:s/>578 <text:s/>586 <text:s/>594 <text:s/>602 <text:s/>610 <text:s/>618 <text:s/>626 <text:s/>634 <text:s/>642 <text:s/>650 <text:s/>658 <text:s/>666 <text:s/>674 <text:s/>682 <text:s/>690 <text:s/>698 <text:s/>706 <text:s/>714 <text:s/>722 <text:s/>730 <text:s/>738 <text:s/>746 <text:s/>754 <text:s/>762 <text:s/>770 <text:s/>778 <text:s/>786 <text:s/>794 <text:s/>802 <text:s/>810 <text:s/>818 <text:s/>826 <text:s/>834 <text:s/>842 <text:s/>850 <text:s/>858 <text:s/>866 <text:s/>874 <text:s/>882 <text:s/>890 <text:s/>898 <text:s/>906 <text:s/>914 <text:s/>922 <text:s/>930 <text:s/>938 <text:s/>946 <text:s/>954 <text:s/>962 <text:s/>970 <text:s/>978 <text:s/>986 <text:s/>994 1002 1010 1018</text:span></text:p>
            <text:p text:style-name="P1"><text:span text:style-name="T1">3 <text:s text:c="2"/>11 <text:s text:c="2"/>19 <text:s text:c="2"/>27 <text:s text:c="2"/>35 <text:s text:c="2"/>43 <text:s text:c="2"/>51 <text:s text:c="2"/>59 <text:s text:c="2"/>67 <text:s text:c="2"/>75 <text:s text:c="2"/>83 <text:s text:c="2"/>91 <text:s text:c="2"/>99 <text:s/>107 <text:s/>115 <text:s/>123 <text:s/>131 <text:s/>139 <text:s/>147 <text:s/>155 <text:s/>163 <text:s/>171 <text:s/>179 <text:s/>187 <text:s/>195 <text:s/>203 <text:s/>211 <text:s/>219 <text:s/>227 <text:s/>235 <text:s/>243 <text:s/>251 <text:s/>259 <text:s/>267 <text:s/>275 <text:s/>283 <text:s/>291 <text:s/>299 <text:s/>307 <text:s/>315 <text:s/>323 <text:s/>331 <text:s/>339 <text:s/>347 <text:s/>355 <text:s/>363 <text:s/>371 <text:s/>379 <text:s/>387 <text:s/>395 <text:s/>403 <text:s/>411 <text:s/>419 <text:s/>427 <text:s/>435 <text:s/>443 <text:s/>451 <text:s/>459 <text:s/>467 <text:s/>475 <text:s/>483 <text:s/>491 <text:s/>499 <text:s/>507 <text:s/>515 <text:s/>523 <text:s/>531 <text:s/>539 <text:s/>547 <text:s/>555 <text:s/>563 <text:s/>571 <text:s/>579 <text:s/>587 <text:s/>595 <text:s/>603 <text:s/>611 <text:s/>619 <text:s/>627 <text:s/>635 <text:s/>643 <text:s/>651 <text:s/>659 <text:s/>667 <text:s/>675 <text:s/>683 <text:s/>691 <text:s/>699 <text:s/>707 <text:s/>715 <text:s/>723 <text:s/>731 <text:s/>739 <text:s/>747 <text:s/>755 <text:s/>763 <text:s/>771 <text:s/>779 <text:s/>787 <text:s/>795 <text:s/>803 <text:s/>811 <text:s/>819 <text:s/>827 <text:s/>835 <text:s/>843 <text:s/>851 <text:s/>859 <text:s/>867 <text:s/>875 <text:s/>883 <text:s/>891 <text:s/>899 <text:s/>907 <text:s/>915 <text:s/>923 <text:s/>931 <text:s/>939 <text:s/>947 <text:s/>955 <text:s/>963 <text:s/>971 <text:s/>979 <text:s/>987 <text:s/>995 1003 1011 1019</text:span></text:p>
            <text:p text:style-name="P1"><text:span text:style-name="T1">4 <text:s text:c="2"/>12 <text:s text:c="2"/>20 <text:s text:c="2"/>28 <text:s text:c="2"/>36 <text:s text:c="2"/>44 <text:s text:c="2"/>52 <text:s text:c="2"/>60 <text:s text:c="2"/>68 <text:s text:c="2"/>76 <text:s text:c="2"/>84 <text:s text:c="2"/>92 <text:s/>100 <text:s/>108 <text:s/>116 <text:s/>124 <text:s/>132 <text:s/>140 <text:s/>148 <text:s/>156 <text:s/>164 <text:s/>172 <text:s/>180 <text:s/>188 <text:s/>196 <text:s/>204 <text:s/>212 <text:s/>220 <text:s/>228 <text:s/>236 <text:s/>244 <text:s/>252 <text:s/>260 <text:s/>268 <text:s/>276 <text:s/>284 <text:s/>292 <text:s/>300 <text:s/>308 <text:s/>316 <text:s/>324 <text:s/>332 <text:s/>340 <text:s/>348 <text:s/>356 <text:s/>364 <text:s/>372 <text:s/>380 <text:s/>388 <text:s/>396 <text:s/>404 <text:s/>412 <text:s/>420 <text:s/>428 <text:s/>436 <text:s/>444 <text:s/>452 <text:s/>460 <text:s/>468 <text:s/>476 <text:s/>484 <text:s/>492 <text:s/>500 <text:s/>508 <text:s/>516 <text:s/>524 <text:s/>532 <text:s/>540 <text:s/>548 <text:s/>556 <text:s/>564 <text:s/>572 <text:s/>580 <text:s/>588 <text:s/>596 <text:s/>604 <text:s/>612 <text:s/>620 <text:s/>628 <text:s/>636 <text:s/>644 <text:s/>652 <text:s/>660 <text:s/>668 <text:s/>676 <text:s/>684 <text:s/>692 <text:s/>700 <text:s/>708 <text:s/>716 <text:s/>724 <text:s/>732 <text:s/>740 <text:s/>748 <text:s/>756 <text:s/>764 <text:s/>772 <text:s/>780 <text:s/>788 <text:s/>796 <text:s/>804 <text:s/>812 <text:s/>820 <text:s/>828 <text:s/>836 <text:s/>844 <text:s/>852 <text:s/>860 <text:s/>868 <text:s/>876 <text:s/>884 <text:s/>892 <text:s/>900 <text:s/>908 <text:s/>916 <text:s/>924 <text:s/>932 <text:s/>940 <text:s/>948 <text:s/>956 <text:s/>964 <text:s/>972 <text:s/>980 <text:s/>988 <text:s/>996 1004 1012 1020</text:span></text:p>
            <text:p text:style-name="P1"><text:span text:style-name="T1">5 <text:s text:c="2"/>13 <text:s text:c="2"/>21 <text:s text:c="2"/>29 <text:s text:c="2"/>37 <text:s text:c="2"/>45 <text:s text:c="2"/>53 <text:s text:c="2"/>61 <text:s text:c="2"/>69 <text:s text:c="2"/>77 <text:s text:c="2"/>85 <text:s text:c="2"/>93 <text:s/>101 <text:s/>109 <text:s/>117 <text:s/>125 <text:s/>133 <text:s/>141 <text:s/>149 <text:s/>157 <text:s/>165 <text:s/>173 <text:s/>181 <text:s/>189 <text:s/>197 <text:s/>205 <text:s/>213 <text:s/>221 <text:s/>229 <text:s/>237 <text:s/>245 <text:s/>253 <text:s/>261 <text:s/>269 <text:s/>277 <text:s/>285 <text:s/>293 <text:s/>301 <text:s/>309 <text:s/>317 <text:s/>325 <text:s/>333 <text:s/>341 <text:s/>349 <text:s/>357 <text:s/>365 <text:s/>373 <text:s/>381 <text:s/>389 <text:s/>397 <text:s/>405 <text:s/>413 <text:s/>421 <text:s/>429 <text:s/>437 <text:s/>445 <text:s/>453 <text:s/>461 <text:s/>469 <text:s/>477 <text:s/>485 <text:s/>493 <text:s/>501 <text:s/>509 <text:s/>517 <text:s/>525 <text:s/>533 <text:s/>541 <text:s/>549 <text:s/>557 <text:s/>565 <text:s/>573 <text:s/>581 <text:s/>589 <text:s/>597 <text:s/>605 <text:s/>613 <text:s/>621 <text:s/>629 <text:s/>637 <text:s/>645 <text:s/>653 <text:s/>661 <text:s/>669 <text:s/>677 <text:s/>685 <text:s/>693 <text:s/>701 <text:s/>709 <text:s/>717 <text:s/>725 <text:s/>733 <text:s/>741 <text:s/>749 <text:s/>757 <text:s/>765 <text:s/>773 <text:s/>781 <text:s/>789 <text:s/>797 <text:s/>805 <text:s/>813 <text:s/>821 <text:s/>829 <text:s/>837 <text:s/>845 <text:s/>853 <text:s/>861 <text:s/>869 <text:s/>877 <text:s/>885 <text:s/>893 <text:s/>901 <text:s/>909 <text:s/>917 <text:s/>925 <text:s/>933 <text:s/>941 <text:s/>949 <text:s/>957 <text:s/>965 <text:s/>973 <text:s/>981 <text:s/>989 <text:s/>997 1005 1013 1021</text:span></text:p>
            <text:p text:style-name="P1"><text:span text:style-name="T1">6 <text:s text:c="2"/>14 <text:s text:c="2"/>22 <text:s text:c="2"/>30 <text:s text:c="2"/>38 <text:s text:c="2"/>46 <text:s text:c="2"/>54 <text:s text:c="2"/>62 <text:s text:c="2"/>70 <text:s text:c="2"/>78 <text:s text:c="2"/>86 <text:s text:c="2"/>94 <text:s/>102 <text:s/>110 <text:s/>118 <text:s/>126 <text:s/>134 <text:s/>142 <text:s/>150 <text:s/>158 <text:s/>166 <text:s/>174 <text:s/>182 <text:s/>190 <text:s/>198 <text:s/>206 <text:s/>214 <text:s/>222 <text:s/>230 <text:s/>238 <text:s/>246 <text:s/>254 <text:s/>262 <text:s/>270 <text:s/>278 <text:s/>286 <text:s/>294 <text:s/>302 <text:s/>310 <text:s/>318 <text:s/>326 <text:s/>334 <text:s/>342 <text:s/>350 <text:s/>358 <text:s/>366 <text:s/>374 <text:s/>382 <text:s/>390 <text:s/>398 <text:s/>406 <text:s/>414 <text:s/>422 <text:s/>430 <text:s/>438 <text:s/>446 <text:s/>454 <text:s/>462 <text:s/>470 <text:s/>478 <text:s/>486 <text:s/>494 <text:s/>502 <text:s/>510 <text:s/>518 <text:s/>526 <text:s/>534 <text:s/>542 <text:s/>550 <text:s/>558 <text:s/>566 <text:s/>574 <text:s/>582 <text:s/>590 <text:s/>598 <text:s/>606 <text:s/>614 <text:s/>622 <text:s/>630 <text:s/>638 <text:s/>646 <text:s/>654 <text:s/>662 <text:s/>670 <text:s/>678 <text:s/>686 <text:s/>694 <text:s/>702 <text:s/>710 <text:s/>718 <text:s/>726 <text:s/>734 <text:s/>742 <text:s/>750 <text:s/>758 <text:s/>766 <text:s/>774 <text:s/>782 <text:s/>790 <text:s/>798 <text:s/>806 <text:s/>814 <text:s/>822 <text:s/>830 <text:s/>838 <text:s/>846 <text:s/>854 <text:s/>862 <text:s/>870 <text:s/>878 <text:s/>886 <text:s/>894 <text:s/>902 <text:s/>910 <text:s/>918 <text:s/>926 <text:s/>934 <text:s/>942 <text:s/>950 <text:s/>958 <text:s/>966 <text:s/>974 <text:s/>982 <text:s/>990 <text:s/>998 1006 1014 1022</text:span></text:p>
            <text:p text:style-name="P1"><text:span text:style-name="T1">7 <text:s text:c="2"/>15 <text:s text:c="2"/>23 <text:s text:c="2"/>31 <text:s text:c="2"/>39 <text:s text:c="2"/>47 <text:s text:c="2"/>55 <text:s text:c="2"/>63 <text:s text:c="2"/>71 <text:s text:c="2"/>79 <text:s text:c="2"/>87 <text:s text:c="2"/>95 <text:s/>103 <text:s/>111 <text:s/>119 <text:s/>127 <text:s/>135 <text:s/>143 <text:s/>151 <text:s/>159 <text:s/>167 <text:s/>175 <text:s/>183 <text:s/>191 <text:s/>199 <text:s/>207 <text:s/>215 <text:s/>223 <text:s/>231 <text:s/>239 <text:s/>247 <text:s/>255 <text:s/>263 <text:s/>271 <text:s/>279 <text:s/>287 <text:s/>295 <text:s/>303 <text:s/>311 <text:s/>319 <text:s/>327 <text:s/>335 <text:s/>343 <text:s/>351 <text:s/>359 <text:s/>367 <text:s/>375 <text:s/>383 <text:s/>391 <text:s/>399 <text:s/>407 <text:s/>415 <text:s/>423 <text:s/>431 <text:s/>439 <text:s/>447 <text:s/>455 <text:s/>463 <text:s/>471 <text:s/>479 <text:s/>487 <text:s/>495 <text:s/>503 <text:s/>511 <text:s/>519 <text:s/>527 <text:s/>535 <text:s/>543 <text:s/>551 <text:s/>559 <text:s/>567 <text:s/>575 <text:s/>583 <text:s/>591 <text:s/>599 <text:s/>607 <text:s/>615 <text:s/>623 <text:s/>631 <text:s/>639 <text:s/>647 <text:s/>655 <text:s/>663 <text:s/>671 <text:s/>679 <text:s/>687 <text:s/>695 <text:s/>703 <text:s/>711 <text:s/>719 <text:s/>727 <text:s/>735 <text:s/>743 <text:s/>751 <text:s/>759 <text:s/>767 <text:s/>775 <text:s/>783 <text:s/>791 <text:s/>799 <text:s/>807 <text:s/>815 <text:s/>823 <text:s/>831 <text:s/>839 <text:s/>847 <text:s/>855 <text:s/>863 <text:s/>871 <text:s/>879 <text:s/>887 <text:s/>895 <text:s/>903 <text:s/>911 <text:s/>919 <text:s/>927 <text:s/>935 <text:s/>943 <text:s/>951 <text:s/>959 <text:s/>967 <text:s/>975 <text:s/>983 <text:s/>991 <text:s/>999 1007 1015 1023</text:span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2" draw:layer="layout" svg:width="42cm" svg:height="1.561cm" svg:x="0.078cm" svg:y="3.866cm">
          <draw:text-box>
            <text:p text:style-name="P1"><text:span text:style-name="T1">0 <text:s text:c="3"/>8 <text:s text:c="2"/>16 <text:s text:c="2"/>24 <text:s text:c="2"/>32 <text:s text:c="2"/>40 <text:s text:c="2"/>48 <text:s text:c="2"/>56 <text:s text:c="2"/>64 <text:s text:c="2"/>72 <text:s text:c="2"/>80 <text:s text:c="2"/>88 <text:s text:c="2"/>96 <text:s/>104 <text:s/>112 <text:s/>120 <text:s/>128 <text:s/>136 <text:s/>144 <text:s/>152 <text:s/>160 <text:s/>168 <text:s/>176 <text:s/>184 <text:s/>192 <text:s/>200 <text:s/>208 <text:s/>216 <text:s/>224 <text:s/>232 <text:s/>240 <text:s/>248 <text:s/>256 <text:s/>264 <text:s/>272 <text:s/>280 <text:s/>288 <text:s/>296 <text:s/>304 <text:s/>312 <text:s/>320 <text:s/>328 <text:s/>336 <text:s/>344 <text:s/>352 <text:s/>360 <text:s/>368 <text:s/>376 <text:s/>384 <text:s/>392 <text:s/>400 <text:s/>408 <text:s/>416 <text:s/>424 <text:s/>432 <text:s/>440 <text:s/>448 <text:s/>456 <text:s/>464 <text:s/>472 <text:s/>480 <text:s/>488 <text:s/>496 <text:s/>504 <text:s/>512 <text:s/>520 <text:s/>528 <text:s/>536 <text:s/>544 <text:s/>552 <text:s/>560 <text:s/>568 <text:s/>576 <text:s/>584 <text:s/>592 <text:s/>600 <text:s/>608 <text:s/>616 <text:s/>624 <text:s/>632 <text:s/>640 <text:s/>648 <text:s/>656 <text:s/>664 <text:s/>672 <text:s/>680 <text:s/>688 <text:s/>696 <text:s/>704 <text:s/>712 <text:s/>720 <text:s/>728 <text:s/>736 <text:s/>744 <text:s/>752 <text:s/>760 <text:s/>768 <text:s/>776 <text:s/>784 <text:s/>792 <text:s/>800 <text:s/>808 <text:s/>816 <text:s/>824 <text:s/>832 <text:s/>840 <text:s/>848 <text:s/>856 <text:s/>864 <text:s/>872 <text:s/>880 <text:s/>888 <text:s/>896 <text:s/>904 <text:s/>912 <text:s/>920 <text:s/>928 <text:s/>936 <text:s/>944 <text:s/>952 <text:s/>960 <text:s/>968 <text:s/>976 <text:s/>984 <text:s/>992 1000 1008 1016</text:span></text:p>
            <text:p text:style-name="P1"><text:span text:style-name="T1">1 <text:s text:c="3"/>9 <text:s text:c="2"/>17 <text:s text:c="2"/>25 <text:s text:c="2"/>33 <text:s text:c="2"/>41 <text:s text:c="2"/>49 <text:s text:c="2"/>57 <text:s text:c="2"/>65 <text:s text:c="2"/>73 <text:s text:c="2"/>81 <text:s text:c="2"/>89 <text:s text:c="2"/>97 <text:s/>105 <text:s/>113 <text:s/>121 <text:s/>129 <text:s/>137 <text:s/>145 <text:s/>153 <text:s/>161 <text:s/>169 <text:s/>177 <text:s/>185 <text:s/>193 <text:s/>201 <text:s/>209 <text:s/>217 <text:s/>225 <text:s/>233 <text:s/>241 <text:s/>249 <text:s/>257 <text:s/>265 <text:s/>273 <text:s/>281 <text:s/>289 <text:s/>297 <text:s/>305 <text:s/>313 <text:s/>321 <text:s/>329 <text:s/>337 <text:s/>345 <text:s/>353 <text:s/>361 <text:s/>369 <text:s/>377 <text:s/>385 <text:s/>393 <text:s/>401 <text:s/>409 <text:s/>417 <text:s/>425 <text:s/>433 <text:s/>441 <text:s/>449 <text:s/>457 <text:s/>465 <text:s/>473 <text:s/>481 <text:s/>489 <text:s/>497 <text:s/>505 <text:s/>513 <text:s/>521 <text:s/>529 <text:s/>537 <text:s/>545 <text:s/>553 <text:s/>561 <text:s/>569 <text:s/>577 <text:s/>585 <text:s/>593 <text:s/>601 <text:s/>609 <text:s/>617 <text:s/>625 <text:s/>633 <text:s/>641 <text:s/>649 <text:s/>657 <text:s/>665 <text:s/>673 <text:s/>681 <text:s/>689 <text:s/>697 <text:s/>705 <text:s/>713 <text:s/>721 <text:s/>729 <text:s/>737 <text:s/>745 <text:s/>753 <text:s/>761 <text:s/>769 <text:s/>777 <text:s/>785 <text:s/>793 <text:s/>801 <text:s/>809 <text:s/>817 <text:s/>825 <text:s/>833 <text:s/>841 <text:s/>849 <text:s/>857 <text:s/>865 <text:s/>873 <text:s/>881 <text:s/>889 <text:s/>897 <text:s/>905 <text:s/>913 <text:s/>921 <text:s/>929 <text:s/>937 <text:s/>945 <text:s/>953 <text:s/>961 <text:s/>969 <text:s/>977 <text:s/>985 <text:s/>993 1001 1009 1017</text:span></text:p>
            <text:p text:style-name="P1"><text:span text:style-name="T1">2 <text:s text:c="2"/>10 <text:s text:c="2"/>18 <text:s text:c="2"/>26 <text:s text:c="2"/>34 <text:s text:c="2"/>42 <text:s text:c="2"/>50 <text:s text:c="2"/>58 <text:s text:c="2"/>66 <text:s text:c="2"/>74 <text:s text:c="2"/>82 <text:s text:c="2"/>90 <text:s text:c="2"/>98 <text:s/>106 <text:s/>114 <text:s/>122 <text:s/>130 <text:s/>138 <text:s/>146 <text:s/>154 <text:s/>162 <text:s/>170 <text:s/>178 <text:s/>186 <text:s/>194 <text:s/>202 <text:s/>210 <text:s/>218 <text:s/>226 <text:s/>234 <text:s/>242 <text:s/>250 <text:s/>258 <text:s/>266 <text:s/>274 <text:s/>282 <text:s/>290 <text:s/>298 <text:s/>306 <text:s/>314 <text:s/>322 <text:s/>330 <text:s/>338 <text:s/>346 <text:s/>354 <text:s/>362 <text:s/>370 <text:s/>378 <text:s/>386 <text:s/>394 <text:s/>402 <text:s/>410 <text:s/>418 <text:s/>426 <text:s/>434 <text:s/>442 <text:s/>450 <text:s/>458 <text:s/>466 <text:s/>474 <text:s/>482 <text:s/>490 <text:s/>498 <text:s/>506 <text:s/>514 <text:s/>522 <text:s/>530 <text:s/>538 <text:s/>546 <text:s/>554 <text:s/>562 <text:s/>570 <text:s/>578 <text:s/>586 <text:s/>594 <text:s/>602 <text:s/>610 <text:s/>618 <text:s/>626 <text:s/>634 <text:s/>642 <text:s/>650 <text:s/>658 <text:s/>666 <text:s/>674 <text:s/>682 <text:s/>690 <text:s/>698 <text:s/>706 <text:s/>714 <text:s/>722 <text:s/>730 <text:s/>738 <text:s/>746 <text:s/>754 <text:s/>762 <text:s/>770 <text:s/>778 <text:s/>786 <text:s/>794 <text:s/>802 <text:s/>810 <text:s/>818 <text:s/>826 <text:s/>834 <text:s/>842 <text:s/>850 <text:s/>858 <text:s/>866 <text:s/>874 <text:s/>882 <text:s/>890 <text:s/>898 <text:s/>906 <text:s/>914 <text:s/>922 <text:s/>930 <text:s/>938 <text:s/>946 <text:s/>954 <text:s/>962 <text:s/>970 <text:s/>978 <text:s/>986 <text:s/>994 1002 1010 1018</text:span></text:p>
            <text:p text:style-name="P1"><text:span text:style-name="T1">3 <text:s text:c="2"/>11 <text:s text:c="2"/>19 <text:s text:c="2"/>27 <text:s text:c="2"/>35 <text:s text:c="2"/>43 <text:s text:c="2"/>51 <text:s text:c="2"/>59 <text:s text:c="2"/>67 <text:s text:c="2"/>75 <text:s text:c="2"/>83 <text:s text:c="2"/>91 <text:s text:c="2"/>99 <text:s/>107 <text:s/>115 <text:s/>123 <text:s/>131 <text:s/>139 <text:s/>147 <text:s/>155 <text:s/>163 <text:s/>171 <text:s/>179 <text:s/>187 <text:s/>195 <text:s/>203 <text:s/>211 <text:s/>219 <text:s/>227 <text:s/>235 <text:s/>243 <text:s/>251 <text:s/>259 <text:s/>267 <text:s/>275 <text:s/>283 <text:s/>291 <text:s/>299 <text:s/>307 <text:s/>315 <text:s/>323 <text:s/>331 <text:s/>339 <text:s/>347 <text:s/>355 <text:s/>363 <text:s/>371 <text:s/>379 <text:s/>387 <text:s/>395 <text:s/>403 <text:s/>411 <text:s/>419 <text:s/>427 <text:s/>435 <text:s/>443 <text:s/>451 <text:s/>459 <text:s/>467 <text:s/>475 <text:s/>483 <text:s/>491 <text:s/>499 <text:s/>507 <text:s/>515 <text:s/>523 <text:s/>531 <text:s/>539 <text:s/>547 <text:s/>555 <text:s/>563 <text:s/>571 <text:s/>579 <text:s/>587 <text:s/>595 <text:s/>603 <text:s/>611 <text:s/>619 <text:s/>627 <text:s/>635 <text:s/>643 <text:s/>651 <text:s/>659 <text:s/>667 <text:s/>675 <text:s/>683 <text:s/>691 <text:s/>699 <text:s/>707 <text:s/>715 <text:s/>723 <text:s/>731 <text:s/>739 <text:s/>747 <text:s/>755 <text:s/>763 <text:s/>771 <text:s/>779 <text:s/>787 <text:s/>795 <text:s/>803 <text:s/>811 <text:s/>819 <text:s/>827 <text:s/>835 <text:s/>843 <text:s/>851 <text:s/>859 <text:s/>867 <text:s/>875 <text:s/>883 <text:s/>891 <text:s/>899 <text:s/>907 <text:s/>915 <text:s/>923 <text:s/>931 <text:s/>939 <text:s/>947 <text:s/>955 <text:s/>963 <text:s/>971 <text:s/>979 <text:s/>987 <text:s/>995 1003 1011 1019</text:span></text:p>
            <text:p text:style-name="P1"><text:span text:style-name="T1">4 <text:s text:c="2"/>12 <text:s text:c="2"/>20 <text:s text:c="2"/>28 <text:s text:c="2"/>36 <text:s text:c="2"/>44 <text:s text:c="2"/>52 <text:s text:c="2"/>60 <text:s text:c="2"/>68 <text:s text:c="2"/>76 <text:s text:c="2"/>84 <text:s text:c="2"/>92 <text:s/>100 <text:s/>108 <text:s/>116 <text:s/>124 <text:s/>132 <text:s/>140 <text:s/>148 <text:s/>156 <text:s/>164 <text:s/>172 <text:s/>180 <text:s/>188 <text:s/>196 <text:s/>204 <text:s/>212 <text:s/>220 <text:s/>228 <text:s/>236 <text:s/>244 <text:s/>252 <text:s/>260 <text:s/>268 <text:s/>276 <text:s/>284 <text:s/>292 <text:s/>300 <text:s/>308 <text:s/>316 <text:s/>324 <text:s/>332 <text:s/>340 <text:s/>348 <text:s/>356 <text:s/>364 <text:s/>372 <text:s/>380 <text:s/>388 <text:s/>396 <text:s/>404 <text:s/>412 <text:s/>420 <text:s/>428 <text:s/>436 <text:s/>444 <text:s/>452 <text:s/>460 <text:s/>468 <text:s/>476 <text:s/>484 <text:s/>492 <text:s/>500 <text:s/>508 <text:s/>516 <text:s/>524 <text:s/>532 <text:s/>540 <text:s/>548 <text:s/>556 <text:s/>564 <text:s/>572 <text:s/>580 <text:s/>588 <text:s/>596 <text:s/>604 <text:s/>612 <text:s/>620 <text:s/>628 <text:s/>636 <text:s/>644 <text:s/>652 <text:s/>660 <text:s/>668 <text:s/>676 <text:s/>684 <text:s/>692 <text:s/>700 <text:s/>708 <text:s/>716 <text:s/>724 <text:s/>732 <text:s/>740 <text:s/>748 <text:s/>756 <text:s/>764 <text:s/>772 <text:s/>780 <text:s/>788 <text:s/>796 <text:s/>804 <text:s/>812 <text:s/>820 <text:s/>828 <text:s/>836 <text:s/>844 <text:s/>852 <text:s/>860 <text:s/>868 <text:s/>876 <text:s/>884 <text:s/>892 <text:s/>900 <text:s/>908 <text:s/>916 <text:s/>924 <text:s/>932 <text:s/>940 <text:s/>948 <text:s/>956 <text:s/>964 <text:s/>972 <text:s/>980 <text:s/>988 <text:s/>996 1004 1012 1020</text:span></text:p>
            <text:p text:style-name="P1"><text:span text:style-name="T1">5 <text:s text:c="2"/>13 <text:s text:c="2"/>21 <text:s text:c="2"/>29 <text:s text:c="2"/>37 <text:s text:c="2"/>45 <text:s text:c="2"/>53 <text:s text:c="2"/>61 <text:s text:c="2"/>69 <text:s text:c="2"/>77 <text:s text:c="2"/>85 <text:s text:c="2"/>93 <text:s/>101 <text:s/>109 <text:s/>117 <text:s/>125 <text:s/>133 <text:s/>141 <text:s/>149 <text:s/>157 <text:s/>165 <text:s/>173 <text:s/>181 <text:s/>189 <text:s/>197 <text:s/>205 <text:s/>213 <text:s/>221 <text:s/>229 <text:s/>237 <text:s/>245 <text:s/>253 <text:s/>261 <text:s/>269 <text:s/>277 <text:s/>285 <text:s/>293 <text:s/>301 <text:s/>309 <text:s/>317 <text:s/>325 <text:s/>333 <text:s/>341 <text:s/>349 <text:s/>357 <text:s/>365 <text:s/>373 <text:s/>381 <text:s/>389 <text:s/>397 <text:s/>405 <text:s/>413 <text:s/>421 <text:s/>429 <text:s/>437 <text:s/>445 <text:s/>453 <text:s/>461 <text:s/>469 <text:s/>477 <text:s/>485 <text:s/>493 <text:s/>501 <text:s/>509 <text:s/>517 <text:s/>525 <text:s/>533 <text:s/>541 <text:s/>549 <text:s/>557 <text:s/>565 <text:s/>573 <text:s/>581 <text:s/>589 <text:s/>597 <text:s/>605 <text:s/>613 <text:s/>621 <text:s/>629 <text:s/>637 <text:s/>645 <text:s/>653 <text:s/>661 <text:s/>669 <text:s/>677 <text:s/>685 <text:s/>693 <text:s/>701 <text:s/>709 <text:s/>717 <text:s/>725 <text:s/>733 <text:s/>741 <text:s/>749 <text:s/>757 <text:s/>765 <text:s/>773 <text:s/>781 <text:s/>789 <text:s/>797 <text:s/>805 <text:s/>813 <text:s/>821 <text:s/>829 <text:s/>837 <text:s/>845 <text:s/>853 <text:s/>861 <text:s/>869 <text:s/>877 <text:s/>885 <text:s/>893 <text:s/>901 <text:s/>909 <text:s/>917 <text:s/>925 <text:s/>933 <text:s/>941 <text:s/>949 <text:s/>957 <text:s/>965 <text:s/>973 <text:s/>981 <text:s/>989 <text:s/>997 1005 1013 1021</text:span></text:p>
            <text:p text:style-name="P1"><text:span text:style-name="T1">6 <text:s text:c="2"/>14 <text:s text:c="2"/>22 <text:s text:c="2"/>30 <text:s text:c="2"/>38 <text:s text:c="2"/>46 <text:s text:c="2"/>54 <text:s text:c="2"/>62 <text:s text:c="2"/>70 <text:s text:c="2"/>78 <text:s text:c="2"/>86 <text:s text:c="2"/>94 <text:s/>102 <text:s/>110 <text:s/>118 <text:s/>126 <text:s/>134 <text:s/>142 <text:s/>150 <text:s/>158 <text:s/>166 <text:s/>174 <text:s/>182 <text:s/>190 <text:s/>198 <text:s/>206 <text:s/>214 <text:s/>222 <text:s/>230 <text:s/>238 <text:s/>246 <text:s/>254 <text:s/>262 <text:s/>270 <text:s/>278 <text:s/>286 <text:s/>294 <text:s/>302 <text:s/>310 <text:s/>318 <text:s/>326 <text:s/>334 <text:s/>342 <text:s/>350 <text:s/>358 <text:s/>366 <text:s/>374 <text:s/>382 <text:s/>390 <text:s/>398 <text:s/>406 <text:s/>414 <text:s/>422 <text:s/>430 <text:s/>438 <text:s/>446 <text:s/>454 <text:s/>462 <text:s/>470 <text:s/>478 <text:s/>486 <text:s/>494 <text:s/>502 <text:s/>510 <text:s/>518 <text:s/>526 <text:s/>534 <text:s/>542 <text:s/>550 <text:s/>558 <text:s/>566 <text:s/>574 <text:s/>582 <text:s/>590 <text:s/>598 <text:s/>606 <text:s/>614 <text:s/>622 <text:s/>630 <text:s/>638 <text:s/>646 <text:s/>654 <text:s/>662 <text:s/>670 <text:s/>678 <text:s/>686 <text:s/>694 <text:s/>702 <text:s/>710 <text:s/>718 <text:s/>726 <text:s/>734 <text:s/>742 <text:s/>750 <text:s/>758 <text:s/>766 <text:s/>774 <text:s/>782 <text:s/>790 <text:s/>798 <text:s/>806 <text:s/>814 <text:s/>822 <text:s/>830 <text:s/>838 <text:s/>846 <text:s/>854 <text:s/>862 <text:s/>870 <text:s/>878 <text:s/>886 <text:s/>894 <text:s/>902 <text:s/>910 <text:s/>918 <text:s/>926 <text:s/>934 <text:s/>942 <text:s/>950 <text:s/>958 <text:s/>966 <text:s/>974 <text:s/>982 <text:s/>990 <text:s/>998 1006 1014 1022</text:span></text:p>
            <text:p text:style-name="P1"><text:span text:style-name="T1">7 <text:s text:c="2"/>15 <text:s text:c="2"/>23 <text:s text:c="2"/>31 <text:s text:c="2"/>39 <text:s text:c="2"/>47 <text:s text:c="2"/>55 <text:s text:c="2"/>63 <text:s text:c="2"/>71 <text:s text:c="2"/>79 <text:s text:c="2"/>87 <text:s text:c="2"/>95 <text:s/>103 <text:s/>111 <text:s/>119 <text:s/>127 <text:s/>135 <text:s/>143 <text:s/>151 <text:s/>159 <text:s/>167 <text:s/>175 <text:s/>183 <text:s/>191 <text:s/>199 <text:s/>207 <text:s/>215 <text:s/>223 <text:s/>231 <text:s/>239 <text:s/>247 <text:s/>255 <text:s/>263 <text:s/>271 <text:s/>279 <text:s/>287 <text:s/>295 <text:s/>303 <text:s/>311 <text:s/>319 <text:s/>327 <text:s/>335 <text:s/>343 <text:s/>351 <text:s/>359 <text:s/>367 <text:s/>375 <text:s/>383 <text:s/>391 <text:s/>399 <text:s/>407 <text:s/>415 <text:s/>423 <text:s/>431 <text:s/>439 <text:s/>447 <text:s/>455 <text:s/>463 <text:s/>471 <text:s/>479 <text:s/>487 <text:s/>495 <text:s/>503 <text:s/>511 <text:s/>519 <text:s/>527 <text:s/>535 <text:s/>543 <text:s/>551 <text:s/>559 <text:s/>567 <text:s/>575 <text:s/>583 <text:s/>591 <text:s/>599 <text:s/>607 <text:s/>615 <text:s/>623 <text:s/>631 <text:s/>639 <text:s/>647 <text:s/>655 <text:s/>663 <text:s/>671 <text:s/>679 <text:s/>687 <text:s/>695 <text:s/>703 <text:s/>711 <text:s/>719 <text:s/>727 <text:s/>735 <text:s/>743 <text:s/>751 <text:s/>759 <text:s/>767 <text:s/>775 <text:s/>783 <text:s/>791 <text:s/>799 <text:s/>807 <text:s/>815 <text:s/>823 <text:s/>831 <text:s/>839 <text:s/>847 <text:s/>855 <text:s/>863 <text:s/>871 <text:s/>879 <text:s/>887 <text:s/>895 <text:s/>903 <text:s/>911 <text:s/>919 <text:s/>927 <text:s/>935 <text:s/>943 <text:s/>951 <text:s/>959 <text:s/>967 <text:s/>975 <text:s/>983 <text:s/>991 <text:s/>999 1007 1015 1023</text:span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2" draw:layer="layout" svg:width="42cm" svg:height="1.561cm" svg:x="0.078cm" svg:y="5.906cm">
          <draw:text-box>
            <text:p text:style-name="P1"><text:span text:style-name="T1">0 <text:s text:c="3"/>8 <text:s text:c="2"/>16 <text:s text:c="2"/>24 <text:s text:c="2"/>32 <text:s text:c="2"/>40 <text:s text:c="2"/>48 <text:s text:c="2"/>56 <text:s text:c="2"/>64 <text:s text:c="2"/>72 <text:s text:c="2"/>80 <text:s text:c="2"/>88 <text:s text:c="2"/>96 <text:s/>104 <text:s/>112 <text:s/>120 <text:s/>128 <text:s/>136 <text:s/>144 <text:s/>152 <text:s/>160 <text:s/>168 <text:s/>176 <text:s/>184 <text:s/>192 <text:s/>200 <text:s/>208 <text:s/>216 <text:s/>224 <text:s/>232 <text:s/>240 <text:s/>248 <text:s/>256 <text:s/>264 <text:s/>272 <text:s/>280 <text:s/>288 <text:s/>296 <text:s/>304 <text:s/>312 <text:s/>320 <text:s/>328 <text:s/>336 <text:s/>344 <text:s/>352 <text:s/>360 <text:s/>368 <text:s/>376 <text:s/>384 <text:s/>392 <text:s/>400 <text:s/>408 <text:s/>416 <text:s/>424 <text:s/>432 <text:s/>440 <text:s/>448 <text:s/>456 <text:s/>464 <text:s/>472 <text:s/>480 <text:s/>488 <text:s/>496 <text:s/>504 <text:s/>512 <text:s/>520 <text:s/>528 <text:s/>536 <text:s/>544 <text:s/>552 <text:s/>560 <text:s/>568 <text:s/>576 <text:s/>584 <text:s/>592 <text:s/>600 <text:s/>608 <text:s/>616 <text:s/>624 <text:s/>632 <text:s/>640 <text:s/>648 <text:s/>656 <text:s/>664 <text:s/>672 <text:s/>680 <text:s/>688 <text:s/>696 <text:s/>704 <text:s/>712 <text:s/>720 <text:s/>728 <text:s/>736 <text:s/>744 <text:s/>752 <text:s/>760 <text:s/>768 <text:s/>776 <text:s/>784 <text:s/>792 <text:s/>800 <text:s/>808 <text:s/>816 <text:s/>824 <text:s/>832 <text:s/>840 <text:s/>848 <text:s/>856 <text:s/>864 <text:s/>872 <text:s/>880 <text:s/>888 <text:s/>896 <text:s/>904 <text:s/>912 <text:s/>920 <text:s/>928 <text:s/>936 <text:s/>944 <text:s/>952 <text:s/>960 <text:s/>968 <text:s/>976 <text:s/>984 <text:s/>992 1000 1008 1016</text:span></text:p>
            <text:p text:style-name="P1"><text:span text:style-name="T1">1 <text:s text:c="3"/>9 <text:s text:c="2"/>17 <text:s text:c="2"/>25 <text:s text:c="2"/>33 <text:s text:c="2"/>41 <text:s text:c="2"/>49 <text:s text:c="2"/>57 <text:s text:c="2"/>65 <text:s text:c="2"/>73 <text:s text:c="2"/>81 <text:s text:c="2"/>89 <text:s text:c="2"/>97 <text:s/>105 <text:s/>113 <text:s/>121 <text:s/>129 <text:s/>137 <text:s/>145 <text:s/>153 <text:s/>161 <text:s/>169 <text:s/>177 <text:s/>185 <text:s/>193 <text:s/>201 <text:s/>209 <text:s/>217 <text:s/>225 <text:s/>233 <text:s/>241 <text:s/>249 <text:s/>257 <text:s/>265 <text:s/>273 <text:s/>281 <text:s/>289 <text:s/>297 <text:s/>305 <text:s/>313 <text:s/>321 <text:s/>329 <text:s/>337 <text:s/>345 <text:s/>353 <text:s/>361 <text:s/>369 <text:s/>377 <text:s/>385 <text:s/>393 <text:s/>401 <text:s/>409 <text:s/>417 <text:s/>425 <text:s/>433 <text:s/>441 <text:s/>449 <text:s/>457 <text:s/>465 <text:s/>473 <text:s/>481 <text:s/>489 <text:s/>497 <text:s/>505 <text:s/>513 <text:s/>521 <text:s/>529 <text:s/>537 <text:s/>545 <text:s/>553 <text:s/>561 <text:s/>569 <text:s/>577 <text:s/>585 <text:s/>593 <text:s/>601 <text:s/>609 <text:s/>617 <text:s/>625 <text:s/>633 <text:s/>641 <text:s/>649 <text:s/>657 <text:s/>665 <text:s/>673 <text:s/>681 <text:s/>689 <text:s/>697 <text:s/>705 <text:s/>713 <text:s/>721 <text:s/>729 <text:s/>737 <text:s/>745 <text:s/>753 <text:s/>761 <text:s/>769 <text:s/>777 <text:s/>785 <text:s/>793 <text:s/>801 <text:s/>809 <text:s/>817 <text:s/>825 <text:s/>833 <text:s/>841 <text:s/>849 <text:s/>857 <text:s/>865 <text:s/>873 <text:s/>881 <text:s/>889 <text:s/>897 <text:s/>905 <text:s/>913 <text:s/>921 <text:s/>929 <text:s/>937 <text:s/>945 <text:s/>953 <text:s/>961 <text:s/>969 <text:s/>977 <text:s/>985 <text:s/>993 1001 1009 1017</text:span></text:p>
            <text:p text:style-name="P1"><text:span text:style-name="T1">2 <text:s text:c="2"/>10 <text:s text:c="2"/>18 <text:s text:c="2"/>26 <text:s text:c="2"/>34 <text:s text:c="2"/>42 <text:s text:c="2"/>50 <text:s text:c="2"/>58 <text:s text:c="2"/>66 <text:s text:c="2"/>74 <text:s text:c="2"/>82 <text:s text:c="2"/>90 <text:s text:c="2"/>98 <text:s/>106 <text:s/>114 <text:s/>122 <text:s/>130 <text:s/>138 <text:s/>146 <text:s/>154 <text:s/>162 <text:s/>170 <text:s/>178 <text:s/>186 <text:s/>194 <text:s/>202 <text:s/>210 <text:s/>218 <text:s/>226 <text:s/>234 <text:s/>242 <text:s/>250 <text:s/>258 <text:s/>266 <text:s/>274 <text:s/>282 <text:s/>290 <text:s/>298 <text:s/>306 <text:s/>314 <text:s/>322 <text:s/>330 <text:s/>338 <text:s/>346 <text:s/>354 <text:s/>362 <text:s/>370 <text:s/>378 <text:s/>386 <text:s/>394 <text:s/>402 <text:s/>410 <text:s/>418 <text:s/>426 <text:s/>434 <text:s/>442 <text:s/>450 <text:s/>458 <text:s/>466 <text:s/>474 <text:s/>482 <text:s/>490 <text:s/>498 <text:s/>506 <text:s/>514 <text:s/>522 <text:s/>530 <text:s/>538 <text:s/>546 <text:s/>554 <text:s/>562 <text:s/>570 <text:s/>578 <text:s/>586 <text:s/>594 <text:s/>602 <text:s/>610 <text:s/>618 <text:s/>626 <text:s/>634 <text:s/>642 <text:s/>650 <text:s/>658 <text:s/>666 <text:s/>674 <text:s/>682 <text:s/>690 <text:s/>698 <text:s/>706 <text:s/>714 <text:s/>722 <text:s/>730 <text:s/>738 <text:s/>746 <text:s/>754 <text:s/>762 <text:s/>770 <text:s/>778 <text:s/>786 <text:s/>794 <text:s/>802 <text:s/>810 <text:s/>818 <text:s/>826 <text:s/>834 <text:s/>842 <text:s/>850 <text:s/>858 <text:s/>866 <text:s/>874 <text:s/>882 <text:s/>890 <text:s/>898 <text:s/>906 <text:s/>914 <text:s/>922 <text:s/>930 <text:s/>938 <text:s/>946 <text:s/>954 <text:s/>962 <text:s/>970 <text:s/>978 <text:s/>986 <text:s/>994 1002 1010 1018</text:span></text:p>
            <text:p text:style-name="P1"><text:span text:style-name="T1">3 <text:s text:c="2"/>11 <text:s text:c="2"/>19 <text:s text:c="2"/>27 <text:s text:c="2"/>35 <text:s text:c="2"/>43 <text:s text:c="2"/>51 <text:s text:c="2"/>59 <text:s text:c="2"/>67 <text:s text:c="2"/>75 <text:s text:c="2"/>83 <text:s text:c="2"/>91 <text:s text:c="2"/>99 <text:s/>107 <text:s/>115 <text:s/>123 <text:s/>131 <text:s/>139 <text:s/>147 <text:s/>155 <text:s/>163 <text:s/>171 <text:s/>179 <text:s/>187 <text:s/>195 <text:s/>203 <text:s/>211 <text:s/>219 <text:s/>227 <text:s/>235 <text:s/>243 <text:s/>251 <text:s/>259 <text:s/>267 <text:s/>275 <text:s/>283 <text:s/>291 <text:s/>299 <text:s/>307 <text:s/>315 <text:s/>323 <text:s/>331 <text:s/>339 <text:s/>347 <text:s/>355 <text:s/>363 <text:s/>371 <text:s/>379 <text:s/>387 <text:s/>395 <text:s/>403 <text:s/>411 <text:s/>419 <text:s/>427 <text:s/>435 <text:s/>443 <text:s/>451 <text:s/>459 <text:s/>467 <text:s/>475 <text:s/>483 <text:s/>491 <text:s/>499 <text:s/>507 <text:s/>515 <text:s/>523 <text:s/>531 <text:s/>539 <text:s/>547 <text:s/>555 <text:s/>563 <text:s/>571 <text:s/>579 <text:s/>587 <text:s/>595 <text:s/>603 <text:s/>611 <text:s/>619 <text:s/>627 <text:s/>635 <text:s/>643 <text:s/>651 <text:s/>659 <text:s/>667 <text:s/>675 <text:s/>683 <text:s/>691 <text:s/>699 <text:s/>707 <text:s/>715 <text:s/>723 <text:s/>731 <text:s/>739 <text:s/>747 <text:s/>755 <text:s/>763 <text:s/>771 <text:s/>779 <text:s/>787 <text:s/>795 <text:s/>803 <text:s/>811 <text:s/>819 <text:s/>827 <text:s/>835 <text:s/>843 <text:s/>851 <text:s/>859 <text:s/>867 <text:s/>875 <text:s/>883 <text:s/>891 <text:s/>899 <text:s/>907 <text:s/>915 <text:s/>923 <text:s/>931 <text:s/>939 <text:s/>947 <text:s/>955 <text:s/>963 <text:s/>971 <text:s/>979 <text:s/>987 <text:s/>995 1003 1011 1019</text:span></text:p>
            <text:p text:style-name="P1"><text:span text:style-name="T1">4 <text:s text:c="2"/>12 <text:s text:c="2"/>20 <text:s text:c="2"/>28 <text:s text:c="2"/>36 <text:s text:c="2"/>44 <text:s text:c="2"/>52 <text:s text:c="2"/>60 <text:s text:c="2"/>68 <text:s text:c="2"/>76 <text:s text:c="2"/>84 <text:s text:c="2"/>92 <text:s/>100 <text:s/>108 <text:s/>116 <text:s/>124 <text:s/>132 <text:s/>140 <text:s/>148 <text:s/>156 <text:s/>164 <text:s/>172 <text:s/>180 <text:s/>188 <text:s/>196 <text:s/>204 <text:s/>212 <text:s/>220 <text:s/>228 <text:s/>236 <text:s/>244 <text:s/>252 <text:s/>260 <text:s/>268 <text:s/>276 <text:s/>284 <text:s/>292 <text:s/>300 <text:s/>308 <text:s/>316 <text:s/>324 <text:s/>332 <text:s/>340 <text:s/>348 <text:s/>356 <text:s/>364 <text:s/>372 <text:s/>380 <text:s/>388 <text:s/>396 <text:s/>404 <text:s/>412 <text:s/>420 <text:s/>428 <text:s/>436 <text:s/>444 <text:s/>452 <text:s/>460 <text:s/>468 <text:s/>476 <text:s/>484 <text:s/>492 <text:s/>500 <text:s/>508 <text:s/>516 <text:s/>524 <text:s/>532 <text:s/>540 <text:s/>548 <text:s/>556 <text:s/>564 <text:s/>572 <text:s/>580 <text:s/>588 <text:s/>596 <text:s/>604 <text:s/>612 <text:s/>620 <text:s/>628 <text:s/>636 <text:s/>644 <text:s/>652 <text:s/>660 <text:s/>668 <text:s/>676 <text:s/>684 <text:s/>692 <text:s/>700 <text:s/>708 <text:s/>716 <text:s/>724 <text:s/>732 <text:s/>740 <text:s/>748 <text:s/>756 <text:s/>764 <text:s/>772 <text:s/>780 <text:s/>788 <text:s/>796 <text:s/>804 <text:s/>812 <text:s/>820 <text:s/>828 <text:s/>836 <text:s/>844 <text:s/>852 <text:s/>860 <text:s/>868 <text:s/>876 <text:s/>884 <text:s/>892 <text:s/>900 <text:s/>908 <text:s/>916 <text:s/>924 <text:s/>932 <text:s/>940 <text:s/>948 <text:s/>956 <text:s/>964 <text:s/>972 <text:s/>980 <text:s/>988 <text:s/>996 1004 1012 1020</text:span></text:p>
            <text:p text:style-name="P1"><text:span text:style-name="T1">5 <text:s text:c="2"/>13 <text:s text:c="2"/>21 <text:s text:c="2"/>29 <text:s text:c="2"/>37 <text:s text:c="2"/>45 <text:s text:c="2"/>53 <text:s text:c="2"/>61 <text:s text:c="2"/>69 <text:s text:c="2"/>77 <text:s text:c="2"/>85 <text:s text:c="2"/>93 <text:s/>101 <text:s/>109 <text:s/>117 <text:s/>125 <text:s/>133 <text:s/>141 <text:s/>149 <text:s/>157 <text:s/>165 <text:s/>173 <text:s/>181 <text:s/>189 <text:s/>197 <text:s/>205 <text:s/>213 <text:s/>221 <text:s/>229 <text:s/>237 <text:s/>245 <text:s/>253 <text:s/>261 <text:s/>269 <text:s/>277 <text:s/>285 <text:s/>293 <text:s/>301 <text:s/>309 <text:s/>317 <text:s/>325 <text:s/>333 <text:s/>341 <text:s/>349 <text:s/>357 <text:s/>365 <text:s/>373 <text:s/>381 <text:s/>389 <text:s/>397 <text:s/>405 <text:s/>413 <text:s/>421 <text:s/>429 <text:s/>437 <text:s/>445 <text:s/>453 <text:s/>461 <text:s/>469 <text:s/>477 <text:s/>485 <text:s/>493 <text:s/>501 <text:s/>509 <text:s/>517 <text:s/>525 <text:s/>533 <text:s/>541 <text:s/>549 <text:s/>557 <text:s/>565 <text:s/>573 <text:s/>581 <text:s/>589 <text:s/>597 <text:s/>605 <text:s/>613 <text:s/>621 <text:s/>629 <text:s/>637 <text:s/>645 <text:s/>653 <text:s/>661 <text:s/>669 <text:s/>677 <text:s/>685 <text:s/>693 <text:s/>701 <text:s/>709 <text:s/>717 <text:s/>725 <text:s/>733 <text:s/>741 <text:s/>749 <text:s/>757 <text:s/>765 <text:s/>773 <text:s/>781 <text:s/>789 <text:s/>797 <text:s/>805 <text:s/>813 <text:s/>821 <text:s/>829 <text:s/>837 <text:s/>845 <text:s/>853 <text:s/>861 <text:s/>869 <text:s/>877 <text:s/>885 <text:s/>893 <text:s/>901 <text:s/>909 <text:s/>917 <text:s/>925 <text:s/>933 <text:s/>941 <text:s/>949 <text:s/>957 <text:s/>965 <text:s/>973 <text:s/>981 <text:s/>989 <text:s/>997 1005 1013 1021</text:span></text:p>
            <text:p text:style-name="P1"><text:span text:style-name="T1">6 <text:s text:c="2"/>14 <text:s text:c="2"/>22 <text:s text:c="2"/>30 <text:s text:c="2"/>38 <text:s text:c="2"/>46 <text:s text:c="2"/>54 <text:s text:c="2"/>62 <text:s text:c="2"/>70 <text:s text:c="2"/>78 <text:s text:c="2"/>86 <text:s text:c="2"/>94 <text:s/>102 <text:s/>110 <text:s/>118 <text:s/>126 <text:s/>134 <text:s/>142 <text:s/>150 <text:s/>158 <text:s/>166 <text:s/>174 <text:s/>182 <text:s/>190 <text:s/>198 <text:s/>206 <text:s/>214 <text:s/>222 <text:s/>230 <text:s/>238 <text:s/>246 <text:s/>254 <text:s/>262 <text:s/>270 <text:s/>278 <text:s/>286 <text:s/>294 <text:s/>302 <text:s/>310 <text:s/>318 <text:s/>326 <text:s/>334 <text:s/>342 <text:s/>350 <text:s/>358 <text:s/>366 <text:s/>374 <text:s/>382 <text:s/>390 <text:s/>398 <text:s/>406 <text:s/>414 <text:s/>422 <text:s/>430 <text:s/>438 <text:s/>446 <text:s/>454 <text:s/>462 <text:s/>470 <text:s/>478 <text:s/>486 <text:s/>494 <text:s/>502 <text:s/>510 <text:s/>518 <text:s/>526 <text:s/>534 <text:s/>542 <text:s/>550 <text:s/>558 <text:s/>566 <text:s/>574 <text:s/>582 <text:s/>590 <text:s/>598 <text:s/>606 <text:s/>614 <text:s/>622 <text:s/>630 <text:s/>638 <text:s/>646 <text:s/>654 <text:s/>662 <text:s/>670 <text:s/>678 <text:s/>686 <text:s/>694 <text:s/>702 <text:s/>710 <text:s/>718 <text:s/>726 <text:s/>734 <text:s/>742 <text:s/>750 <text:s/>758 <text:s/>766 <text:s/>774 <text:s/>782 <text:s/>790 <text:s/>798 <text:s/>806 <text:s/>814 <text:s/>822 <text:s/>830 <text:s/>838 <text:s/>846 <text:s/>854 <text:s/>862 <text:s/>870 <text:s/>878 <text:s/>886 <text:s/>894 <text:s/>902 <text:s/>910 <text:s/>918 <text:s/>926 <text:s/>934 <text:s/>942 <text:s/>950 <text:s/>958 <text:s/>966 <text:s/>974 <text:s/>982 <text:s/>990 <text:s/>998 1006 1014 1022</text:span></text:p>
            <text:p text:style-name="P1"><text:span text:style-name="T1">7 <text:s text:c="2"/>15 <text:s text:c="2"/>23 <text:s text:c="2"/>31 <text:s text:c="2"/>39 <text:s text:c="2"/>47 <text:s text:c="2"/>55 <text:s text:c="2"/>63 <text:s text:c="2"/>71 <text:s text:c="2"/>79 <text:s text:c="2"/>87 <text:s text:c="2"/>95 <text:s/>103 <text:s/>111 <text:s/>119 <text:s/>127 <text:s/>135 <text:s/>143 <text:s/>151 <text:s/>159 <text:s/>167 <text:s/>175 <text:s/>183 <text:s/>191 <text:s/>199 <text:s/>207 <text:s/>215 <text:s/>223 <text:s/>231 <text:s/>239 <text:s/>247 <text:s/>255 <text:s/>263 <text:s/>271 <text:s/>279 <text:s/>287 <text:s/>295 <text:s/>303 <text:s/>311 <text:s/>319 <text:s/>327 <text:s/>335 <text:s/>343 <text:s/>351 <text:s/>359 <text:s/>367 <text:s/>375 <text:s/>383 <text:s/>391 <text:s/>399 <text:s/>407 <text:s/>415 <text:s/>423 <text:s/>431 <text:s/>439 <text:s/>447 <text:s/>455 <text:s/>463 <text:s/>471 <text:s/>479 <text:s/>487 <text:s/>495 <text:s/>503 <text:s/>511 <text:s/>519 <text:s/>527 <text:s/>535 <text:s/>543 <text:s/>551 <text:s/>559 <text:s/>567 <text:s/>575 <text:s/>583 <text:s/>591 <text:s/>599 <text:s/>607 <text:s/>615 <text:s/>623 <text:s/>631 <text:s/>639 <text:s/>647 <text:s/>655 <text:s/>663 <text:s/>671 <text:s/>679 <text:s/>687 <text:s/>695 <text:s/>703 <text:s/>711 <text:s/>719 <text:s/>727 <text:s/>735 <text:s/>743 <text:s/>751 <text:s/>759 <text:s/>767 <text:s/>775 <text:s/>783 <text:s/>791 <text:s/>799 <text:s/>807 <text:s/>815 <text:s/>823 <text:s/>831 <text:s/>839 <text:s/>847 <text:s/>855 <text:s/>863 <text:s/>871 <text:s/>879 <text:s/>887 <text:s/>895 <text:s/>903 <text:s/>911 <text:s/>919 <text:s/>927 <text:s/>935 <text:s/>943 <text:s/>951 <text:s/>959 <text:s/>967 <text:s/>975 <text:s/>983 <text:s/>991 <text:s/>999 1007 1015 1023</text:span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2" draw:layer="layout" svg:width="42cm" svg:height="1.561cm" svg:x="0.078cm" svg:y="7.947cm">
          <draw:text-box>
            <text:p text:style-name="P1"><text:span text:style-name="T1">0 <text:s text:c="3"/>8 <text:s text:c="2"/>16 <text:s text:c="2"/>24 <text:s text:c="2"/>32 <text:s text:c="2"/>40 <text:s text:c="2"/>48 <text:s text:c="2"/>56 <text:s text:c="2"/>64 <text:s text:c="2"/>72 <text:s text:c="2"/>80 <text:s text:c="2"/>88 <text:s text:c="2"/>96 <text:s/>104 <text:s/>112 <text:s/>120 <text:s/>128 <text:s/>136 <text:s/>144 <text:s/>152 <text:s/>160 <text:s/>168 <text:s/>176 <text:s/>184 <text:s/>192 <text:s/>200 <text:s/>208 <text:s/>216 <text:s/>224 <text:s/>232 <text:s/>240 <text:s/>248 <text:s/>256 <text:s/>264 <text:s/>272 <text:s/>280 <text:s/>288 <text:s/>296 <text:s/>304 <text:s/>312 <text:s/>320 <text:s/>328 <text:s/>336 <text:s/>344 <text:s/>352 <text:s/>360 <text:s/>368 <text:s/>376 <text:s/>384 <text:s/>392 <text:s/>400 <text:s/>408 <text:s/>416 <text:s/>424 <text:s/>432 <text:s/>440 <text:s/>448 <text:s/>456 <text:s/>464 <text:s/>472 <text:s/>480 <text:s/>488 <text:s/>496 <text:s/>504 <text:s/>512 <text:s/>520 <text:s/>528 <text:s/>536 <text:s/>544 <text:s/>552 <text:s/>560 <text:s/>568 <text:s/>576 <text:s/>584 <text:s/>592 <text:s/>600 <text:s/>608 <text:s/>616 <text:s/>624 <text:s/>632 <text:s/>640 <text:s/>648 <text:s/>656 <text:s/>664 <text:s/>672 <text:s/>680 <text:s/>688 <text:s/>696 <text:s/>704 <text:s/>712 <text:s/>720 <text:s/>728 <text:s/>736 <text:s/>744 <text:s/>752 <text:s/>760 <text:s/>768 <text:s/>776 <text:s/>784 <text:s/>792 <text:s/>800 <text:s/>808 <text:s/>816 <text:s/>824 <text:s/>832 <text:s/>840 <text:s/>848 <text:s/>856 <text:s/>864 <text:s/>872 <text:s/>880 <text:s/>888 <text:s/>896 <text:s/>904 <text:s/>912 <text:s/>920 <text:s/>928 <text:s/>936 <text:s/>944 <text:s/>952 <text:s/>960 <text:s/>968 <text:s/>976 <text:s/>984 <text:s/>992 1000 1008 1016</text:span></text:p>
            <text:p text:style-name="P1"><text:span text:style-name="T1">1 <text:s text:c="3"/>9 <text:s text:c="2"/>17 <text:s text:c="2"/>25 <text:s text:c="2"/>33 <text:s text:c="2"/>41 <text:s text:c="2"/>49 <text:s text:c="2"/>57 <text:s text:c="2"/>65 <text:s text:c="2"/>73 <text:s text:c="2"/>81 <text:s text:c="2"/>89 <text:s text:c="2"/>97 <text:s/>105 <text:s/>113 <text:s/>121 <text:s/>129 <text:s/>137 <text:s/>145 <text:s/>153 <text:s/>161 <text:s/>169 <text:s/>177 <text:s/>185 <text:s/>193 <text:s/>201 <text:s/>209 <text:s/>217 <text:s/>225 <text:s/>233 <text:s/>241 <text:s/>249 <text:s/>257 <text:s/>265 <text:s/>273 <text:s/>281 <text:s/>289 <text:s/>297 <text:s/>305 <text:s/>313 <text:s/>321 <text:s/>329 <text:s/>337 <text:s/>345 <text:s/>353 <text:s/>361 <text:s/>369 <text:s/>377 <text:s/>385 <text:s/>393 <text:s/>401 <text:s/>409 <text:s/>417 <text:s/>425 <text:s/>433 <text:s/>441 <text:s/>449 <text:s/>457 <text:s/>465 <text:s/>473 <text:s/>481 <text:s/>489 <text:s/>497 <text:s/>505 <text:s/>513 <text:s/>521 <text:s/>529 <text:s/>537 <text:s/>545 <text:s/>553 <text:s/>561 <text:s/>569 <text:s/>577 <text:s/>585 <text:s/>593 <text:s/>601 <text:s/>609 <text:s/>617 <text:s/>625 <text:s/>633 <text:s/>641 <text:s/>649 <text:s/>657 <text:s/>665 <text:s/>673 <text:s/>681 <text:s/>689 <text:s/>697 <text:s/>705 <text:s/>713 <text:s/>721 <text:s/>729 <text:s/>737 <text:s/>745 <text:s/>753 <text:s/>761 <text:s/>769 <text:s/>777 <text:s/>785 <text:s/>793 <text:s/>801 <text:s/>809 <text:s/>817 <text:s/>825 <text:s/>833 <text:s/>841 <text:s/>849 <text:s/>857 <text:s/>865 <text:s/>873 <text:s/>881 <text:s/>889 <text:s/>897 <text:s/>905 <text:s/>913 <text:s/>921 <text:s/>929 <text:s/>937 <text:s/>945 <text:s/>953 <text:s/>961 <text:s/>969 <text:s/>977 <text:s/>985 <text:s/>993 1001 1009 1017</text:span></text:p>
            <text:p text:style-name="P1"><text:span text:style-name="T1">2 <text:s text:c="2"/>10 <text:s text:c="2"/>18 <text:s text:c="2"/>26 <text:s text:c="2"/>34 <text:s text:c="2"/>42 <text:s text:c="2"/>50 <text:s text:c="2"/>58 <text:s text:c="2"/>66 <text:s text:c="2"/>74 <text:s text:c="2"/>82 <text:s text:c="2"/>90 <text:s text:c="2"/>98 <text:s/>106 <text:s/>114 <text:s/>122 <text:s/>130 <text:s/>138 <text:s/>146 <text:s/>154 <text:s/>162 <text:s/>170 <text:s/>178 <text:s/>186 <text:s/>194 <text:s/>202 <text:s/>210 <text:s/>218 <text:s/>226 <text:s/>234 <text:s/>242 <text:s/>250 <text:s/>258 <text:s/>266 <text:s/>274 <text:s/>282 <text:s/>290 <text:s/>298 <text:s/>306 <text:s/>314 <text:s/>322 <text:s/>330 <text:s/>338 <text:s/>346 <text:s/>354 <text:s/>362 <text:s/>370 <text:s/>378 <text:s/>386 <text:s/>394 <text:s/>402 <text:s/>410 <text:s/>418 <text:s/>426 <text:s/>434 <text:s/>442 <text:s/>450 <text:s/>458 <text:s/>466 <text:s/>474 <text:s/>482 <text:s/>490 <text:s/>498 <text:s/>506 <text:s/>514 <text:s/>522 <text:s/>530 <text:s/>538 <text:s/>546 <text:s/>554 <text:s/>562 <text:s/>570 <text:s/>578 <text:s/>586 <text:s/>594 <text:s/>602 <text:s/>610 <text:s/>618 <text:s/>626 <text:s/>634 <text:s/>642 <text:s/>650 <text:s/>658 <text:s/>666 <text:s/>674 <text:s/>682 <text:s/>690 <text:s/>698 <text:s/>706 <text:s/>714 <text:s/>722 <text:s/>730 <text:s/>738 <text:s/>746 <text:s/>754 <text:s/>762 <text:s/>770 <text:s/>778 <text:s/>786 <text:s/>794 <text:s/>802 <text:s/>810 <text:s/>818 <text:s/>826 <text:s/>834 <text:s/>842 <text:s/>850 <text:s/>858 <text:s/>866 <text:s/>874 <text:s/>882 <text:s/>890 <text:s/>898 <text:s/>906 <text:s/>914 <text:s/>922 <text:s/>930 <text:s/>938 <text:s/>946 <text:s/>954 <text:s/>962 <text:s/>970 <text:s/>978 <text:s/>986 <text:s/>994 1002 1010 1018</text:span></text:p>
            <text:p text:style-name="P1"><text:span text:style-name="T1">3 <text:s text:c="2"/>11 <text:s text:c="2"/>19 <text:s text:c="2"/>27 <text:s text:c="2"/>35 <text:s text:c="2"/>43 <text:s text:c="2"/>51 <text:s text:c="2"/>59 <text:s text:c="2"/>67 <text:s text:c="2"/>75 <text:s text:c="2"/>83 <text:s text:c="2"/>91 <text:s text:c="2"/>99 <text:s/>107 <text:s/>115 <text:s/>123 <text:s/>131 <text:s/>139 <text:s/>147 <text:s/>155 <text:s/>163 <text:s/>171 <text:s/>179 <text:s/>187 <text:s/>195 <text:s/>203 <text:s/>211 <text:s/>219 <text:s/>227 <text:s/>235 <text:s/>243 <text:s/>251 <text:s/>259 <text:s/>267 <text:s/>275 <text:s/>283 <text:s/>291 <text:s/>299 <text:s/>307 <text:s/>315 <text:s/>323 <text:s/>331 <text:s/>339 <text:s/>347 <text:s/>355 <text:s/>363 <text:s/>371 <text:s/>379 <text:s/>387 <text:s/>395 <text:s/>403 <text:s/>411 <text:s/>419 <text:s/>427 <text:s/>435 <text:s/>443 <text:s/>451 <text:s/>459 <text:s/>467 <text:s/>475 <text:s/>483 <text:s/>491 <text:s/>499 <text:s/>507 <text:s/>515 <text:s/>523 <text:s/>531 <text:s/>539 <text:s/>547 <text:s/>555 <text:s/>563 <text:s/>571 <text:s/>579 <text:s/>587 <text:s/>595 <text:s/>603 <text:s/>611 <text:s/>619 <text:s/>627 <text:s/>635 <text:s/>643 <text:s/>651 <text:s/>659 <text:s/>667 <text:s/>675 <text:s/>683 <text:s/>691 <text:s/>699 <text:s/>707 <text:s/>715 <text:s/>723 <text:s/>731 <text:s/>739 <text:s/>747 <text:s/>755 <text:s/>763 <text:s/>771 <text:s/>779 <text:s/>787 <text:s/>795 <text:s/>803 <text:s/>811 <text:s/>819 <text:s/>827 <text:s/>835 <text:s/>843 <text:s/>851 <text:s/>859 <text:s/>867 <text:s/>875 <text:s/>883 <text:s/>891 <text:s/>899 <text:s/>907 <text:s/>915 <text:s/>923 <text:s/>931 <text:s/>939 <text:s/>947 <text:s/>955 <text:s/>963 <text:s/>971 <text:s/>979 <text:s/>987 <text:s/>995 1003 1011 1019</text:span></text:p>
            <text:p text:style-name="P1"><text:span text:style-name="T1">4 <text:s text:c="2"/>12 <text:s text:c="2"/>20 <text:s text:c="2"/>28 <text:s text:c="2"/>36 <text:s text:c="2"/>44 <text:s text:c="2"/>52 <text:s text:c="2"/>60 <text:s text:c="2"/>68 <text:s text:c="2"/>76 <text:s text:c="2"/>84 <text:s text:c="2"/>92 <text:s/>100 <text:s/>108 <text:s/>116 <text:s/>124 <text:s/>132 <text:s/>140 <text:s/>148 <text:s/>156 <text:s/>164 <text:s/>172 <text:s/>180 <text:s/>188 <text:s/>196 <text:s/>204 <text:s/>212 <text:s/>220 <text:s/>228 <text:s/>236 <text:s/>244 <text:s/>252 <text:s/>260 <text:s/>268 <text:s/>276 <text:s/>284 <text:s/>292 <text:s/>300 <text:s/>308 <text:s/>316 <text:s/>324 <text:s/>332 <text:s/>340 <text:s/>348 <text:s/>356 <text:s/>364 <text:s/>372 <text:s/>380 <text:s/>388 <text:s/>396 <text:s/>404 <text:s/>412 <text:s/>420 <text:s/>428 <text:s/>436 <text:s/>444 <text:s/>452 <text:s/>460 <text:s/>468 <text:s/>476 <text:s/>484 <text:s/>492 <text:s/>500 <text:s/>508 <text:s/>516 <text:s/>524 <text:s/>532 <text:s/>540 <text:s/>548 <text:s/>556 <text:s/>564 <text:s/>572 <text:s/>580 <text:s/>588 <text:s/>596 <text:s/>604 <text:s/>612 <text:s/>620 <text:s/>628 <text:s/>636 <text:s/>644 <text:s/>652 <text:s/>660 <text:s/>668 <text:s/>676 <text:s/>684 <text:s/>692 <text:s/>700 <text:s/>708 <text:s/>716 <text:s/>724 <text:s/>732 <text:s/>740 <text:s/>748 <text:s/>756 <text:s/>764 <text:s/>772 <text:s/>780 <text:s/>788 <text:s/>796 <text:s/>804 <text:s/>812 <text:s/>820 <text:s/>828 <text:s/>836 <text:s/>844 <text:s/>852 <text:s/>860 <text:s/>868 <text:s/>876 <text:s/>884 <text:s/>892 <text:s/>900 <text:s/>908 <text:s/>916 <text:s/>924 <text:s/>932 <text:s/>940 <text:s/>948 <text:s/>956 <text:s/>964 <text:s/>972 <text:s/>980 <text:s/>988 <text:s/>996 1004 1012 1020</text:span></text:p>
            <text:p text:style-name="P1"><text:span text:style-name="T1">5 <text:s text:c="2"/>13 <text:s text:c="2"/>21 <text:s text:c="2"/>29 <text:s text:c="2"/>37 <text:s text:c="2"/>45 <text:s text:c="2"/>53 <text:s text:c="2"/>61 <text:s text:c="2"/>69 <text:s text:c="2"/>77 <text:s text:c="2"/>85 <text:s text:c="2"/>93 <text:s/>101 <text:s/>109 <text:s/>117 <text:s/>125 <text:s/>133 <text:s/>141 <text:s/>149 <text:s/>157 <text:s/>165 <text:s/>173 <text:s/>181 <text:s/>189 <text:s/>197 <text:s/>205 <text:s/>213 <text:s/>221 <text:s/>229 <text:s/>237 <text:s/>245 <text:s/>253 <text:s/>261 <text:s/>269 <text:s/>277 <text:s/>285 <text:s/>293 <text:s/>301 <text:s/>309 <text:s/>317 <text:s/>325 <text:s/>333 <text:s/>341 <text:s/>349 <text:s/>357 <text:s/>365 <text:s/>373 <text:s/>381 <text:s/>389 <text:s/>397 <text:s/>405 <text:s/>413 <text:s/>421 <text:s/>429 <text:s/>437 <text:s/>445 <text:s/>453 <text:s/>461 <text:s/>469 <text:s/>477 <text:s/>485 <text:s/>493 <text:s/>501 <text:s/>509 <text:s/>517 <text:s/>525 <text:s/>533 <text:s/>541 <text:s/>549 <text:s/>557 <text:s/>565 <text:s/>573 <text:s/>581 <text:s/>589 <text:s/>597 <text:s/>605 <text:s/>613 <text:s/>621 <text:s/>629 <text:s/>637 <text:s/>645 <text:s/>653 <text:s/>661 <text:s/>669 <text:s/>677 <text:s/>685 <text:s/>693 <text:s/>701 <text:s/>709 <text:s/>717 <text:s/>725 <text:s/>733 <text:s/>741 <text:s/>749 <text:s/>757 <text:s/>765 <text:s/>773 <text:s/>781 <text:s/>789 <text:s/>797 <text:s/>805 <text:s/>813 <text:s/>821 <text:s/>829 <text:s/>837 <text:s/>845 <text:s/>853 <text:s/>861 <text:s/>869 <text:s/>877 <text:s/>885 <text:s/>893 <text:s/>901 <text:s/>909 <text:s/>917 <text:s/>925 <text:s/>933 <text:s/>941 <text:s/>949 <text:s/>957 <text:s/>965 <text:s/>973 <text:s/>981 <text:s/>989 <text:s/>997 1005 1013 1021</text:span></text:p>
            <text:p text:style-name="P1"><text:span text:style-name="T1">6 <text:s text:c="2"/>14 <text:s text:c="2"/>22 <text:s text:c="2"/>30 <text:s text:c="2"/>38 <text:s text:c="2"/>46 <text:s text:c="2"/>54 <text:s text:c="2"/>62 <text:s text:c="2"/>70 <text:s text:c="2"/>78 <text:s text:c="2"/>86 <text:s text:c="2"/>94 <text:s/>102 <text:s/>110 <text:s/>118 <text:s/>126 <text:s/>134 <text:s/>142 <text:s/>150 <text:s/>158 <text:s/>166 <text:s/>174 <text:s/>182 <text:s/>190 <text:s/>198 <text:s/>206 <text:s/>214 <text:s/>222 <text:s/>230 <text:s/>238 <text:s/>246 <text:s/>254 <text:s/>262 <text:s/>270 <text:s/>278 <text:s/>286 <text:s/>294 <text:s/>302 <text:s/>310 <text:s/>318 <text:s/>326 <text:s/>334 <text:s/>342 <text:s/>350 <text:s/>358 <text:s/>366 <text:s/>374 <text:s/>382 <text:s/>390 <text:s/>398 <text:s/>406 <text:s/>414 <text:s/>422 <text:s/>430 <text:s/>438 <text:s/>446 <text:s/>454 <text:s/>462 <text:s/>470 <text:s/>478 <text:s/>486 <text:s/>494 <text:s/>502 <text:s/>510 <text:s/>518 <text:s/>526 <text:s/>534 <text:s/>542 <text:s/>550 <text:s/>558 <text:s/>566 <text:s/>574 <text:s/>582 <text:s/>590 <text:s/>598 <text:s/>606 <text:s/>614 <text:s/>622 <text:s/>630 <text:s/>638 <text:s/>646 <text:s/>654 <text:s/>662 <text:s/>670 <text:s/>678 <text:s/>686 <text:s/>694 <text:s/>702 <text:s/>710 <text:s/>718 <text:s/>726 <text:s/>734 <text:s/>742 <text:s/>750 <text:s/>758 <text:s/>766 <text:s/>774 <text:s/>782 <text:s/>790 <text:s/>798 <text:s/>806 <text:s/>814 <text:s/>822 <text:s/>830 <text:s/>838 <text:s/>846 <text:s/>854 <text:s/>862 <text:s/>870 <text:s/>878 <text:s/>886 <text:s/>894 <text:s/>902 <text:s/>910 <text:s/>918 <text:s/>926 <text:s/>934 <text:s/>942 <text:s/>950 <text:s/>958 <text:s/>966 <text:s/>974 <text:s/>982 <text:s/>990 <text:s/>998 1006 1014 1022</text:span></text:p>
            <text:p text:style-name="P1"><text:span text:style-name="T1">7 <text:s text:c="2"/>15 <text:s text:c="2"/>23 <text:s text:c="2"/>31 <text:s text:c="2"/>39 <text:s text:c="2"/>47 <text:s text:c="2"/>55 <text:s text:c="2"/>63 <text:s text:c="2"/>71 <text:s text:c="2"/>79 <text:s text:c="2"/>87 <text:s text:c="2"/>95 <text:s/>103 <text:s/>111 <text:s/>119 <text:s/>127 <text:s/>135 <text:s/>143 <text:s/>151 <text:s/>159 <text:s/>167 <text:s/>175 <text:s/>183 <text:s/>191 <text:s/>199 <text:s/>207 <text:s/>215 <text:s/>223 <text:s/>231 <text:s/>239 <text:s/>247 <text:s/>255 <text:s/>263 <text:s/>271 <text:s/>279 <text:s/>287 <text:s/>295 <text:s/>303 <text:s/>311 <text:s/>319 <text:s/>327 <text:s/>335 <text:s/>343 <text:s/>351 <text:s/>359 <text:s/>367 <text:s/>375 <text:s/>383 <text:s/>391 <text:s/>399 <text:s/>407 <text:s/>415 <text:s/>423 <text:s/>431 <text:s/>439 <text:s/>447 <text:s/>455 <text:s/>463 <text:s/>471 <text:s/>479 <text:s/>487 <text:s/>495 <text:s/>503 <text:s/>511 <text:s/>519 <text:s/>527 <text:s/>535 <text:s/>543 <text:s/>551 <text:s/>559 <text:s/>567 <text:s/>575 <text:s/>583 <text:s/>591 <text:s/>599 <text:s/>607 <text:s/>615 <text:s/>623 <text:s/>631 <text:s/>639 <text:s/>647 <text:s/>655 <text:s/>663 <text:s/>671 <text:s/>679 <text:s/>687 <text:s/>695 <text:s/>703 <text:s/>711 <text:s/>719 <text:s/>727 <text:s/>735 <text:s/>743 <text:s/>751 <text:s/>759 <text:s/>767 <text:s/>775 <text:s/>783 <text:s/>791 <text:s/>799 <text:s/>807 <text:s/>815 <text:s/>823 <text:s/>831 <text:s/>839 <text:s/>847 <text:s/>855 <text:s/>863 <text:s/>871 <text:s/>879 <text:s/>887 <text:s/>895 <text:s/>903 <text:s/>911 <text:s/>919 <text:s/>927 <text:s/>935 <text:s/>943 <text:s/>951 <text:s/>959 <text:s/>967 <text:s/>975 <text:s/>983 <text:s/>991 <text:s/>999 1007 1015 1023</text:span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2" draw:layer="layout" svg:width="42cm" svg:height="1.561cm" svg:x="0.078cm" svg:y="9.987cm">
          <draw:text-box>
            <text:p text:style-name="P1"><text:span text:style-name="T1">0 <text:s text:c="3"/>8 <text:s text:c="2"/>16 <text:s text:c="2"/>24 <text:s text:c="2"/>32 <text:s text:c="2"/>40 <text:s text:c="2"/>48 <text:s text:c="2"/>56 <text:s text:c="2"/>64 <text:s text:c="2"/>72 <text:s text:c="2"/>80 <text:s text:c="2"/>88 <text:s text:c="2"/>96 <text:s/>104 <text:s/>112 <text:s/>120 <text:s/>128 <text:s/>136 <text:s/>144 <text:s/>152 <text:s/>160 <text:s/>168 <text:s/>176 <text:s/>184 <text:s/>192 <text:s/>200 <text:s/>208 <text:s/>216 <text:s/>224 <text:s/>232 <text:s/>240 <text:s/>248 <text:s/>256 <text:s/>264 <text:s/>272 <text:s/>280 <text:s/>288 <text:s/>296 <text:s/>304 <text:s/>312 <text:s/>320 <text:s/>328 <text:s/>336 <text:s/>344 <text:s/>352 <text:s/>360 <text:s/>368 <text:s/>376 <text:s/>384 <text:s/>392 <text:s/>400 <text:s/>408 <text:s/>416 <text:s/>424 <text:s/>432 <text:s/>440 <text:s/>448 <text:s/>456 <text:s/>464 <text:s/>472 <text:s/>480 <text:s/>488 <text:s/>496 <text:s/>504 <text:s/>512 <text:s/>520 <text:s/>528 <text:s/>536 <text:s/>544 <text:s/>552 <text:s/>560 <text:s/>568 <text:s/>576 <text:s/>584 <text:s/>592 <text:s/>600 <text:s/>608 <text:s/>616 <text:s/>624 <text:s/>632 <text:s/>640 <text:s/>648 <text:s/>656 <text:s/>664 <text:s/>672 <text:s/>680 <text:s/>688 <text:s/>696 <text:s/>704 <text:s/>712 <text:s/>720 <text:s/>728 <text:s/>736 <text:s/>744 <text:s/>752 <text:s/>760 <text:s/>768 <text:s/>776 <text:s/>784 <text:s/>792 <text:s/>800 <text:s/>808 <text:s/>816 <text:s/>824 <text:s/>832 <text:s/>840 <text:s/>848 <text:s/>856 <text:s/>864 <text:s/>872 <text:s/>880 <text:s/>888 <text:s/>896 <text:s/>904 <text:s/>912 <text:s/>920 <text:s/>928 <text:s/>936 <text:s/>944 <text:s/>952 <text:s/>960 <text:s/>968 <text:s/>976 <text:s/>984 <text:s/>992 1000 1008 1016</text:span></text:p>
            <text:p text:style-name="P1"><text:span text:style-name="T1">1 <text:s text:c="3"/>9 <text:s text:c="2"/>17 <text:s text:c="2"/>25 <text:s text:c="2"/>33 <text:s text:c="2"/>41 <text:s text:c="2"/>49 <text:s text:c="2"/>57 <text:s text:c="2"/>65 <text:s text:c="2"/>73 <text:s text:c="2"/>81 <text:s text:c="2"/>89 <text:s text:c="2"/>97 <text:s/>105 <text:s/>113 <text:s/>121 <text:s/>129 <text:s/>137 <text:s/>145 <text:s/>153 <text:s/>161 <text:s/>169 <text:s/>177 <text:s/>185 <text:s/>193 <text:s/>201 <text:s/>209 <text:s/>217 <text:s/>225 <text:s/>233 <text:s/>241 <text:s/>249 <text:s/>257 <text:s/>265 <text:s/>273 <text:s/>281 <text:s/>289 <text:s/>297 <text:s/>305 <text:s/>313 <text:s/>321 <text:s/>329 <text:s/>337 <text:s/>345 <text:s/>353 <text:s/>361 <text:s/>369 <text:s/>377 <text:s/>385 <text:s/>393 <text:s/>401 <text:s/>409 <text:s/>417 <text:s/>425 <text:s/>433 <text:s/>441 <text:s/>449 <text:s/>457 <text:s/>465 <text:s/>473 <text:s/>481 <text:s/>489 <text:s/>497 <text:s/>505 <text:s/>513 <text:s/>521 <text:s/>529 <text:s/>537 <text:s/>545 <text:s/>553 <text:s/>561 <text:s/>569 <text:s/>577 <text:s/>585 <text:s/>593 <text:s/>601 <text:s/>609 <text:s/>617 <text:s/>625 <text:s/>633 <text:s/>641 <text:s/>649 <text:s/>657 <text:s/>665 <text:s/>673 <text:s/>681 <text:s/>689 <text:s/>697 <text:s/>705 <text:s/>713 <text:s/>721 <text:s/>729 <text:s/>737 <text:s/>745 <text:s/>753 <text:s/>761 <text:s/>769 <text:s/>777 <text:s/>785 <text:s/>793 <text:s/>801 <text:s/>809 <text:s/>817 <text:s/>825 <text:s/>833 <text:s/>841 <text:s/>849 <text:s/>857 <text:s/>865 <text:s/>873 <text:s/>881 <text:s/>889 <text:s/>897 <text:s/>905 <text:s/>913 <text:s/>921 <text:s/>929 <text:s/>937 <text:s/>945 <text:s/>953 <text:s/>961 <text:s/>969 <text:s/>977 <text:s/>985 <text:s/>993 1001 1009 1017</text:span></text:p>
            <text:p text:style-name="P1"><text:span text:style-name="T1">2 <text:s text:c="2"/>10 <text:s text:c="2"/>18 <text:s text:c="2"/>26 <text:s text:c="2"/>34 <text:s text:c="2"/>42 <text:s text:c="2"/>50 <text:s text:c="2"/>58 <text:s text:c="2"/>66 <text:s text:c="2"/>74 <text:s text:c="2"/>82 <text:s text:c="2"/>90 <text:s text:c="2"/>98 <text:s/>106 <text:s/>114 <text:s/>122 <text:s/>130 <text:s/>138 <text:s/>146 <text:s/>154 <text:s/>162 <text:s/>170 <text:s/>178 <text:s/>186 <text:s/>194 <text:s/>202 <text:s/>210 <text:s/>218 <text:s/>226 <text:s/>234 <text:s/>242 <text:s/>250 <text:s/>258 <text:s/>266 <text:s/>274 <text:s/>282 <text:s/>290 <text:s/>298 <text:s/>306 <text:s/>314 <text:s/>322 <text:s/>330 <text:s/>338 <text:s/>346 <text:s/>354 <text:s/>362 <text:s/>370 <text:s/>378 <text:s/>386 <text:s/>394 <text:s/>402 <text:s/>410 <text:s/>418 <text:s/>426 <text:s/>434 <text:s/>442 <text:s/>450 <text:s/>458 <text:s/>466 <text:s/>474 <text:s/>482 <text:s/>490 <text:s/>498 <text:s/>506 <text:s/>514 <text:s/>522 <text:s/>530 <text:s/>538 <text:s/>546 <text:s/>554 <text:s/>562 <text:s/>570 <text:s/>578 <text:s/>586 <text:s/>594 <text:s/>602 <text:s/>610 <text:s/>618 <text:s/>626 <text:s/>634 <text:s/>642 <text:s/>650 <text:s/>658 <text:s/>666 <text:s/>674 <text:s/>682 <text:s/>690 <text:s/>698 <text:s/>706 <text:s/>714 <text:s/>722 <text:s/>730 <text:s/>738 <text:s/>746 <text:s/>754 <text:s/>762 <text:s/>770 <text:s/>778 <text:s/>786 <text:s/>794 <text:s/>802 <text:s/>810 <text:s/>818 <text:s/>826 <text:s/>834 <text:s/>842 <text:s/>850 <text:s/>858 <text:s/>866 <text:s/>874 <text:s/>882 <text:s/>890 <text:s/>898 <text:s/>906 <text:s/>914 <text:s/>922 <text:s/>930 <text:s/>938 <text:s/>946 <text:s/>954 <text:s/>962 <text:s/>970 <text:s/>978 <text:s/>986 <text:s/>994 1002 1010 1018</text:span></text:p>
            <text:p text:style-name="P1"><text:span text:style-name="T1">3 <text:s text:c="2"/>11 <text:s text:c="2"/>19 <text:s text:c="2"/>27 <text:s text:c="2"/>35 <text:s text:c="2"/>43 <text:s text:c="2"/>51 <text:s text:c="2"/>59 <text:s text:c="2"/>67 <text:s text:c="2"/>75 <text:s text:c="2"/>83 <text:s text:c="2"/>91 <text:s text:c="2"/>99 <text:s/>107 <text:s/>115 <text:s/>123 <text:s/>131 <text:s/>139 <text:s/>147 <text:s/>155 <text:s/>163 <text:s/>171 <text:s/>179 <text:s/>187 <text:s/>195 <text:s/>203 <text:s/>211 <text:s/>219 <text:s/>227 <text:s/>235 <text:s/>243 <text:s/>251 <text:s/>259 <text:s/>267 <text:s/>275 <text:s/>283 <text:s/>291 <text:s/>299 <text:s/>307 <text:s/>315 <text:s/>323 <text:s/>331 <text:s/>339 <text:s/>347 <text:s/>355 <text:s/>363 <text:s/>371 <text:s/>379 <text:s/>387 <text:s/>395 <text:s/>403 <text:s/>411 <text:s/>419 <text:s/>427 <text:s/>435 <text:s/>443 <text:s/>451 <text:s/>459 <text:s/>467 <text:s/>475 <text:s/>483 <text:s/>491 <text:s/>499 <text:s/>507 <text:s/>515 <text:s/>523 <text:s/>531 <text:s/>539 <text:s/>547 <text:s/>555 <text:s/>563 <text:s/>571 <text:s/>579 <text:s/>587 <text:s/>595 <text:s/>603 <text:s/>611 <text:s/>619 <text:s/>627 <text:s/>635 <text:s/>643 <text:s/>651 <text:s/>659 <text:s/>667 <text:s/>675 <text:s/>683 <text:s/>691 <text:s/>699 <text:s/>707 <text:s/>715 <text:s/>723 <text:s/>731 <text:s/>739 <text:s/>747 <text:s/>755 <text:s/>763 <text:s/>771 <text:s/>779 <text:s/>787 <text:s/>795 <text:s/>803 <text:s/>811 <text:s/>819 <text:s/>827 <text:s/>835 <text:s/>843 <text:s/>851 <text:s/>859 <text:s/>867 <text:s/>875 <text:s/>883 <text:s/>891 <text:s/>899 <text:s/>907 <text:s/>915 <text:s/>923 <text:s/>931 <text:s/>939 <text:s/>947 <text:s/>955 <text:s/>963 <text:s/>971 <text:s/>979 <text:s/>987 <text:s/>995 1003 1011 1019</text:span></text:p>
            <text:p text:style-name="P1"><text:span text:style-name="T1">4 <text:s text:c="2"/>12 <text:s text:c="2"/>20 <text:s text:c="2"/>28 <text:s text:c="2"/>36 <text:s text:c="2"/>44 <text:s text:c="2"/>52 <text:s text:c="2"/>60 <text:s text:c="2"/>68 <text:s text:c="2"/>76 <text:s text:c="2"/>84 <text:s text:c="2"/>92 <text:s/>100 <text:s/>108 <text:s/>116 <text:s/>124 <text:s/>132 <text:s/>140 <text:s/>148 <text:s/>156 <text:s/>164 <text:s/>172 <text:s/>180 <text:s/>188 <text:s/>196 <text:s/>204 <text:s/>212 <text:s/>220 <text:s/>228 <text:s/>236 <text:s/>244 <text:s/>252 <text:s/>260 <text:s/>268 <text:s/>276 <text:s/>284 <text:s/>292 <text:s/>300 <text:s/>308 <text:s/>316 <text:s/>324 <text:s/>332 <text:s/>340 <text:s/>348 <text:s/>356 <text:s/>364 <text:s/>372 <text:s/>380 <text:s/>388 <text:s/>396 <text:s/>404 <text:s/>412 <text:s/>420 <text:s/>428 <text:s/>436 <text:s/>444 <text:s/>452 <text:s/>460 <text:s/>468 <text:s/>476 <text:s/>484 <text:s/>492 <text:s/>500 <text:s/>508 <text:s/>516 <text:s/>524 <text:s/>532 <text:s/>540 <text:s/>548 <text:s/>556 <text:s/>564 <text:s/>572 <text:s/>580 <text:s/>588 <text:s/>596 <text:s/>604 <text:s/>612 <text:s/>620 <text:s/>628 <text:s/>636 <text:s/>644 <text:s/>652 <text:s/>660 <text:s/>668 <text:s/>676 <text:s/>684 <text:s/>692 <text:s/>700 <text:s/>708 <text:s/>716 <text:s/>724 <text:s/>732 <text:s/>740 <text:s/>748 <text:s/>756 <text:s/>764 <text:s/>772 <text:s/>780 <text:s/>788 <text:s/>796 <text:s/>804 <text:s/>812 <text:s/>820 <text:s/>828 <text:s/>836 <text:s/>844 <text:s/>852 <text:s/>860 <text:s/>868 <text:s/>876 <text:s/>884 <text:s/>892 <text:s/>900 <text:s/>908 <text:s/>916 <text:s/>924 <text:s/>932 <text:s/>940 <text:s/>948 <text:s/>956 <text:s/>964 <text:s/>972 <text:s/>980 <text:s/>988 <text:s/>996 1004 1012 1020</text:span></text:p>
            <text:p text:style-name="P1"><text:span text:style-name="T1">5 <text:s text:c="2"/>13 <text:s text:c="2"/>21 <text:s text:c="2"/>29 <text:s text:c="2"/>37 <text:s text:c="2"/>45 <text:s text:c="2"/>53 <text:s text:c="2"/>61 <text:s text:c="2"/>69 <text:s text:c="2"/>77 <text:s text:c="2"/>85 <text:s text:c="2"/>93 <text:s/>101 <text:s/>109 <text:s/>117 <text:s/>125 <text:s/>133 <text:s/>141 <text:s/>149 <text:s/>157 <text:s/>165 <text:s/>173 <text:s/>181 <text:s/>189 <text:s/>197 <text:s/>205 <text:s/>213 <text:s/>221 <text:s/>229 <text:s/>237 <text:s/>245 <text:s/>253 <text:s/>261 <text:s/>269 <text:s/>277 <text:s/>285 <text:s/>293 <text:s/>301 <text:s/>309 <text:s/>317 <text:s/>325 <text:s/>333 <text:s/>341 <text:s/>349 <text:s/>357 <text:s/>365 <text:s/>373 <text:s/>381 <text:s/>389 <text:s/>397 <text:s/>405 <text:s/>413 <text:s/>421 <text:s/>429 <text:s/>437 <text:s/>445 <text:s/>453 <text:s/>461 <text:s/>469 <text:s/>477 <text:s/>485 <text:s/>493 <text:s/>501 <text:s/>509 <text:s/>517 <text:s/>525 <text:s/>533 <text:s/>541 <text:s/>549 <text:s/>557 <text:s/>565 <text:s/>573 <text:s/>581 <text:s/>589 <text:s/>597 <text:s/>605 <text:s/>613 <text:s/>621 <text:s/>629 <text:s/>637 <text:s/>645 <text:s/>653 <text:s/>661 <text:s/>669 <text:s/>677 <text:s/>685 <text:s/>693 <text:s/>701 <text:s/>709 <text:s/>717 <text:s/>725 <text:s/>733 <text:s/>741 <text:s/>749 <text:s/>757 <text:s/>765 <text:s/>773 <text:s/>781 <text:s/>789 <text:s/>797 <text:s/>805 <text:s/>813 <text:s/>821 <text:s/>829 <text:s/>837 <text:s/>845 <text:s/>853 <text:s/>861 <text:s/>869 <text:s/>877 <text:s/>885 <text:s/>893 <text:s/>901 <text:s/>909 <text:s/>917 <text:s/>925 <text:s/>933 <text:s/>941 <text:s/>949 <text:s/>957 <text:s/>965 <text:s/>973 <text:s/>981 <text:s/>989 <text:s/>997 1005 1013 1021</text:span></text:p>
            <text:p text:style-name="P1"><text:span text:style-name="T1">6 <text:s text:c="2"/>14 <text:s text:c="2"/>22 <text:s text:c="2"/>30 <text:s text:c="2"/>38 <text:s text:c="2"/>46 <text:s text:c="2"/>54 <text:s text:c="2"/>62 <text:s text:c="2"/>70 <text:s text:c="2"/>78 <text:s text:c="2"/>86 <text:s text:c="2"/>94 <text:s/>102 <text:s/>110 <text:s/>118 <text:s/>126 <text:s/>134 <text:s/>142 <text:s/>150 <text:s/>158 <text:s/>166 <text:s/>174 <text:s/>182 <text:s/>190 <text:s/>198 <text:s/>206 <text:s/>214 <text:s/>222 <text:s/>230 <text:s/>238 <text:s/>246 <text:s/>254 <text:s/>262 <text:s/>270 <text:s/>278 <text:s/>286 <text:s/>294 <text:s/>302 <text:s/>310 <text:s/>318 <text:s/>326 <text:s/>334 <text:s/>342 <text:s/>350 <text:s/>358 <text:s/>366 <text:s/>374 <text:s/>382 <text:s/>390 <text:s/>398 <text:s/>406 <text:s/>414 <text:s/>422 <text:s/>430 <text:s/>438 <text:s/>446 <text:s/>454 <text:s/>462 <text:s/>470 <text:s/>478 <text:s/>486 <text:s/>494 <text:s/>502 <text:s/>510 <text:s/>518 <text:s/>526 <text:s/>534 <text:s/>542 <text:s/>550 <text:s/>558 <text:s/>566 <text:s/>574 <text:s/>582 <text:s/>590 <text:s/>598 <text:s/>606 <text:s/>614 <text:s/>622 <text:s/>630 <text:s/>638 <text:s/>646 <text:s/>654 <text:s/>662 <text:s/>670 <text:s/>678 <text:s/>686 <text:s/>694 <text:s/>702 <text:s/>710 <text:s/>718 <text:s/>726 <text:s/>734 <text:s/>742 <text:s/>750 <text:s/>758 <text:s/>766 <text:s/>774 <text:s/>782 <text:s/>790 <text:s/>798 <text:s/>806 <text:s/>814 <text:s/>822 <text:s/>830 <text:s/>838 <text:s/>846 <text:s/>854 <text:s/>862 <text:s/>870 <text:s/>878 <text:s/>886 <text:s/>894 <text:s/>902 <text:s/>910 <text:s/>918 <text:s/>926 <text:s/>934 <text:s/>942 <text:s/>950 <text:s/>958 <text:s/>966 <text:s/>974 <text:s/>982 <text:s/>990 <text:s/>998 1006 1014 1022</text:span></text:p>
            <text:p text:style-name="P1"><text:span text:style-name="T1">7 <text:s text:c="2"/>15 <text:s text:c="2"/>23 <text:s text:c="2"/>31 <text:s text:c="2"/>39 <text:s text:c="2"/>47 <text:s text:c="2"/>55 <text:s text:c="2"/>63 <text:s text:c="2"/>71 <text:s text:c="2"/>79 <text:s text:c="2"/>87 <text:s text:c="2"/>95 <text:s/>103 <text:s/>111 <text:s/>119 <text:s/>127 <text:s/>135 <text:s/>143 <text:s/>151 <text:s/>159 <text:s/>167 <text:s/>175 <text:s/>183 <text:s/>191 <text:s/>199 <text:s/>207 <text:s/>215 <text:s/>223 <text:s/>231 <text:s/>239 <text:s/>247 <text:s/>255 <text:s/>263 <text:s/>271 <text:s/>279 <text:s/>287 <text:s/>295 <text:s/>303 <text:s/>311 <text:s/>319 <text:s/>327 <text:s/>335 <text:s/>343 <text:s/>351 <text:s/>359 <text:s/>367 <text:s/>375 <text:s/>383 <text:s/>391 <text:s/>399 <text:s/>407 <text:s/>415 <text:s/>423 <text:s/>431 <text:s/>439 <text:s/>447 <text:s/>455 <text:s/>463 <text:s/>471 <text:s/>479 <text:s/>487 <text:s/>495 <text:s/>503 <text:s/>511 <text:s/>519 <text:s/>527 <text:s/>535 <text:s/>543 <text:s/>551 <text:s/>559 <text:s/>567 <text:s/>575 <text:s/>583 <text:s/>591 <text:s/>599 <text:s/>607 <text:s/>615 <text:s/>623 <text:s/>631 <text:s/>639 <text:s/>647 <text:s/>655 <text:s/>663 <text:s/>671 <text:s/>679 <text:s/>687 <text:s/>695 <text:s/>703 <text:s/>711 <text:s/>719 <text:s/>727 <text:s/>735 <text:s/>743 <text:s/>751 <text:s/>759 <text:s/>767 <text:s/>775 <text:s/>783 <text:s/>791 <text:s/>799 <text:s/>807 <text:s/>815 <text:s/>823 <text:s/>831 <text:s/>839 <text:s/>847 <text:s/>855 <text:s/>863 <text:s/>871 <text:s/>879 <text:s/>887 <text:s/>895 <text:s/>903 <text:s/>911 <text:s/>919 <text:s/>927 <text:s/>935 <text:s/>943 <text:s/>951 <text:s/>959 <text:s/>967 <text:s/>975 <text:s/>983 <text:s/>991 <text:s/>999 1007 1015 1023</text:span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2" draw:layer="layout" svg:width="42cm" svg:height="1.561cm" svg:x="0.078cm" svg:y="12.028cm">
          <draw:text-box>
            <text:p text:style-name="P1"><text:span text:style-name="T1">0 <text:s text:c="3"/>8 <text:s text:c="2"/>16 <text:s text:c="2"/>24 <text:s text:c="2"/>32 <text:s text:c="2"/>40 <text:s text:c="2"/>48 <text:s text:c="2"/>56 <text:s text:c="2"/>64 <text:s text:c="2"/>72 <text:s text:c="2"/>80 <text:s text:c="2"/>88 <text:s text:c="2"/>96 <text:s/>104 <text:s/>112 <text:s/>120 <text:s/>128 <text:s/>136 <text:s/>144 <text:s/>152 <text:s/>160 <text:s/>168 <text:s/>176 <text:s/>184 <text:s/>192 <text:s/>200 <text:s/>208 <text:s/>216 <text:s/>224 <text:s/>232 <text:s/>240 <text:s/>248 <text:s/>256 <text:s/>264 <text:s/>272 <text:s/>280 <text:s/>288 <text:s/>296 <text:s/>304 <text:s/>312 <text:s/>320 <text:s/>328 <text:s/>336 <text:s/>344 <text:s/>352 <text:s/>360 <text:s/>368 <text:s/>376 <text:s/>384 <text:s/>392 <text:s/>400 <text:s/>408 <text:s/>416 <text:s/>424 <text:s/>432 <text:s/>440 <text:s/>448 <text:s/>456 <text:s/>464 <text:s/>472 <text:s/>480 <text:s/>488 <text:s/>496 <text:s/>504 <text:s/>512 <text:s/>520 <text:s/>528 <text:s/>536 <text:s/>544 <text:s/>552 <text:s/>560 <text:s/>568 <text:s/>576 <text:s/>584 <text:s/>592 <text:s/>600 <text:s/>608 <text:s/>616 <text:s/>624 <text:s/>632 <text:s/>640 <text:s/>648 <text:s/>656 <text:s/>664 <text:s/>672 <text:s/>680 <text:s/>688 <text:s/>696 <text:s/>704 <text:s/>712 <text:s/>720 <text:s/>728 <text:s/>736 <text:s/>744 <text:s/>752 <text:s/>760 <text:s/>768 <text:s/>776 <text:s/>784 <text:s/>792 <text:s/>800 <text:s/>808 <text:s/>816 <text:s/>824 <text:s/>832 <text:s/>840 <text:s/>848 <text:s/>856 <text:s/>864 <text:s/>872 <text:s/>880 <text:s/>888 <text:s/>896 <text:s/>904 <text:s/>912 <text:s/>920 <text:s/>928 <text:s/>936 <text:s/>944 <text:s/>952 <text:s/>960 <text:s/>968 <text:s/>976 <text:s/>984 <text:s/>992 1000 1008 1016</text:span></text:p>
            <text:p text:style-name="P1"><text:span text:style-name="T1">1 <text:s text:c="3"/>9 <text:s text:c="2"/>17 <text:s text:c="2"/>25 <text:s text:c="2"/>33 <text:s text:c="2"/>41 <text:s text:c="2"/>49 <text:s text:c="2"/>57 <text:s text:c="2"/>65 <text:s text:c="2"/>73 <text:s text:c="2"/>81 <text:s text:c="2"/>89 <text:s text:c="2"/>97 <text:s/>105 <text:s/>113 <text:s/>121 <text:s/>129 <text:s/>137 <text:s/>145 <text:s/>153 <text:s/>161 <text:s/>169 <text:s/>177 <text:s/>185 <text:s/>193 <text:s/>201 <text:s/>209 <text:s/>217 <text:s/>225 <text:s/>233 <text:s/>241 <text:s/>249 <text:s/>257 <text:s/>265 <text:s/>273 <text:s/>281 <text:s/>289 <text:s/>297 <text:s/>305 <text:s/>313 <text:s/>321 <text:s/>329 <text:s/>337 <text:s/>345 <text:s/>353 <text:s/>361 <text:s/>369 <text:s/>377 <text:s/>385 <text:s/>393 <text:s/>401 <text:s/>409 <text:s/>417 <text:s/>425 <text:s/>433 <text:s/>441 <text:s/>449 <text:s/>457 <text:s/>465 <text:s/>473 <text:s/>481 <text:s/>489 <text:s/>497 <text:s/>505 <text:s/>513 <text:s/>521 <text:s/>529 <text:s/>537 <text:s/>545 <text:s/>553 <text:s/>561 <text:s/>569 <text:s/>577 <text:s/>585 <text:s/>593 <text:s/>601 <text:s/>609 <text:s/>617 <text:s/>625 <text:s/>633 <text:s/>641 <text:s/>649 <text:s/>657 <text:s/>665 <text:s/>673 <text:s/>681 <text:s/>689 <text:s/>697 <text:s/>705 <text:s/>713 <text:s/>721 <text:s/>729 <text:s/>737 <text:s/>745 <text:s/>753 <text:s/>761 <text:s/>769 <text:s/>777 <text:s/>785 <text:s/>793 <text:s/>801 <text:s/>809 <text:s/>817 <text:s/>825 <text:s/>833 <text:s/>841 <text:s/>849 <text:s/>857 <text:s/>865 <text:s/>873 <text:s/>881 <text:s/>889 <text:s/>897 <text:s/>905 <text:s/>913 <text:s/>921 <text:s/>929 <text:s/>937 <text:s/>945 <text:s/>953 <text:s/>961 <text:s/>969 <text:s/>977 <text:s/>985 <text:s/>993 1001 1009 1017</text:span></text:p>
            <text:p text:style-name="P1"><text:span text:style-name="T1">2 <text:s text:c="2"/>10 <text:s text:c="2"/>18 <text:s text:c="2"/>26 <text:s text:c="2"/>34 <text:s text:c="2"/>42 <text:s text:c="2"/>50 <text:s text:c="2"/>58 <text:s text:c="2"/>66 <text:s text:c="2"/>74 <text:s text:c="2"/>82 <text:s text:c="2"/>90 <text:s text:c="2"/>98 <text:s/>106 <text:s/>114 <text:s/>122 <text:s/>130 <text:s/>138 <text:s/>146 <text:s/>154 <text:s/>162 <text:s/>170 <text:s/>178 <text:s/>186 <text:s/>194 <text:s/>202 <text:s/>210 <text:s/>218 <text:s/>226 <text:s/>234 <text:s/>242 <text:s/>250 <text:s/>258 <text:s/>266 <text:s/>274 <text:s/>282 <text:s/>290 <text:s/>298 <text:s/>306 <text:s/>314 <text:s/>322 <text:s/>330 <text:s/>338 <text:s/>346 <text:s/>354 <text:s/>362 <text:s/>370 <text:s/>378 <text:s/>386 <text:s/>394 <text:s/>402 <text:s/>410 <text:s/>418 <text:s/>426 <text:s/>434 <text:s/>442 <text:s/>450 <text:s/>458 <text:s/>466 <text:s/>474 <text:s/>482 <text:s/>490 <text:s/>498 <text:s/>506 <text:s/>514 <text:s/>522 <text:s/>530 <text:s/>538 <text:s/>546 <text:s/>554 <text:s/>562 <text:s/>570 <text:s/>578 <text:s/>586 <text:s/>594 <text:s/>602 <text:s/>610 <text:s/>618 <text:s/>626 <text:s/>634 <text:s/>642 <text:s/>650 <text:s/>658 <text:s/>666 <text:s/>674 <text:s/>682 <text:s/>690 <text:s/>698 <text:s/>706 <text:s/>714 <text:s/>722 <text:s/>730 <text:s/>738 <text:s/>746 <text:s/>754 <text:s/>762 <text:s/>770 <text:s/>778 <text:s/>786 <text:s/>794 <text:s/>802 <text:s/>810 <text:s/>818 <text:s/>826 <text:s/>834 <text:s/>842 <text:s/>850 <text:s/>858 <text:s/>866 <text:s/>874 <text:s/>882 <text:s/>890 <text:s/>898 <text:s/>906 <text:s/>914 <text:s/>922 <text:s/>930 <text:s/>938 <text:s/>946 <text:s/>954 <text:s/>962 <text:s/>970 <text:s/>978 <text:s/>986 <text:s/>994 1002 1010 1018</text:span></text:p>
            <text:p text:style-name="P1"><text:span text:style-name="T1">3 <text:s text:c="2"/>11 <text:s text:c="2"/>19 <text:s text:c="2"/>27 <text:s text:c="2"/>35 <text:s text:c="2"/>43 <text:s text:c="2"/>51 <text:s text:c="2"/>59 <text:s text:c="2"/>67 <text:s text:c="2"/>75 <text:s text:c="2"/>83 <text:s text:c="2"/>91 <text:s text:c="2"/>99 <text:s/>107 <text:s/>115 <text:s/>123 <text:s/>131 <text:s/>139 <text:s/>147 <text:s/>155 <text:s/>163 <text:s/>171 <text:s/>179 <text:s/>187 <text:s/>195 <text:s/>203 <text:s/>211 <text:s/>219 <text:s/>227 <text:s/>235 <text:s/>243 <text:s/>251 <text:s/>259 <text:s/>267 <text:s/>275 <text:s/>283 <text:s/>291 <text:s/>299 <text:s/>307 <text:s/>315 <text:s/>323 <text:s/>331 <text:s/>339 <text:s/>347 <text:s/>355 <text:s/>363 <text:s/>371 <text:s/>379 <text:s/>387 <text:s/>395 <text:s/>403 <text:s/>411 <text:s/>419 <text:s/>427 <text:s/>435 <text:s/>443 <text:s/>451 <text:s/>459 <text:s/>467 <text:s/>475 <text:s/>483 <text:s/>491 <text:s/>499 <text:s/>507 <text:s/>515 <text:s/>523 <text:s/>531 <text:s/>539 <text:s/>547 <text:s/>555 <text:s/>563 <text:s/>571 <text:s/>579 <text:s/>587 <text:s/>595 <text:s/>603 <text:s/>611 <text:s/>619 <text:s/>627 <text:s/>635 <text:s/>643 <text:s/>651 <text:s/>659 <text:s/>667 <text:s/>675 <text:s/>683 <text:s/>691 <text:s/>699 <text:s/>707 <text:s/>715 <text:s/>723 <text:s/>731 <text:s/>739 <text:s/>747 <text:s/>755 <text:s/>763 <text:s/>771 <text:s/>779 <text:s/>787 <text:s/>795 <text:s/>803 <text:s/>811 <text:s/>819 <text:s/>827 <text:s/>835 <text:s/>843 <text:s/>851 <text:s/>859 <text:s/>867 <text:s/>875 <text:s/>883 <text:s/>891 <text:s/>899 <text:s/>907 <text:s/>915 <text:s/>923 <text:s/>931 <text:s/>939 <text:s/>947 <text:s/>955 <text:s/>963 <text:s/>971 <text:s/>979 <text:s/>987 <text:s/>995 1003 1011 1019</text:span></text:p>
            <text:p text:style-name="P1"><text:span text:style-name="T1">4 <text:s text:c="2"/>12 <text:s text:c="2"/>20 <text:s text:c="2"/>28 <text:s text:c="2"/>36 <text:s text:c="2"/>44 <text:s text:c="2"/>52 <text:s text:c="2"/>60 <text:s text:c="2"/>68 <text:s text:c="2"/>76 <text:s text:c="2"/>84 <text:s text:c="2"/>92 <text:s/>100 <text:s/>108 <text:s/>116 <text:s/>124 <text:s/>132 <text:s/>140 <text:s/>148 <text:s/>156 <text:s/>164 <text:s/>172 <text:s/>180 <text:s/>188 <text:s/>196 <text:s/>204 <text:s/>212 <text:s/>220 <text:s/>228 <text:s/>236 <text:s/>244 <text:s/>252 <text:s/>260 <text:s/>268 <text:s/>276 <text:s/>284 <text:s/>292 <text:s/>300 <text:s/>308 <text:s/>316 <text:s/>324 <text:s/>332 <text:s/>340 <text:s/>348 <text:s/>356 <text:s/>364 <text:s/>372 <text:s/>380 <text:s/>388 <text:s/>396 <text:s/>404 <text:s/>412 <text:s/>420 <text:s/>428 <text:s/>436 <text:s/>444 <text:s/>452 <text:s/>460 <text:s/>468 <text:s/>476 <text:s/>484 <text:s/>492 <text:s/>500 <text:s/>508 <text:s/>516 <text:s/>524 <text:s/>532 <text:s/>540 <text:s/>548 <text:s/>556 <text:s/>564 <text:s/>572 <text:s/>580 <text:s/>588 <text:s/>596 <text:s/>604 <text:s/>612 <text:s/>620 <text:s/>628 <text:s/>636 <text:s/>644 <text:s/>652 <text:s/>660 <text:s/>668 <text:s/>676 <text:s/>684 <text:s/>692 <text:s/>700 <text:s/>708 <text:s/>716 <text:s/>724 <text:s/>732 <text:s/>740 <text:s/>748 <text:s/>756 <text:s/>764 <text:s/>772 <text:s/>780 <text:s/>788 <text:s/>796 <text:s/>804 <text:s/>812 <text:s/>820 <text:s/>828 <text:s/>836 <text:s/>844 <text:s/>852 <text:s/>860 <text:s/>868 <text:s/>876 <text:s/>884 <text:s/>892 <text:s/>900 <text:s/>908 <text:s/>916 <text:s/>924 <text:s/>932 <text:s/>940 <text:s/>948 <text:s/>956 <text:s/>964 <text:s/>972 <text:s/>980 <text:s/>988 <text:s/>996 1004 1012 1020</text:span></text:p>
            <text:p text:style-name="P1"><text:span text:style-name="T1">5 <text:s text:c="2"/>13 <text:s text:c="2"/>21 <text:s text:c="2"/>29 <text:s text:c="2"/>37 <text:s text:c="2"/>45 <text:s text:c="2"/>53 <text:s text:c="2"/>61 <text:s text:c="2"/>69 <text:s text:c="2"/>77 <text:s text:c="2"/>85 <text:s text:c="2"/>93 <text:s/>101 <text:s/>109 <text:s/>117 <text:s/>125 <text:s/>133 <text:s/>141 <text:s/>149 <text:s/>157 <text:s/>165 <text:s/>173 <text:s/>181 <text:s/>189 <text:s/>197 <text:s/>205 <text:s/>213 <text:s/>221 <text:s/>229 <text:s/>237 <text:s/>245 <text:s/>253 <text:s/>261 <text:s/>269 <text:s/>277 <text:s/>285 <text:s/>293 <text:s/>301 <text:s/>309 <text:s/>317 <text:s/>325 <text:s/>333 <text:s/>341 <text:s/>349 <text:s/>357 <text:s/>365 <text:s/>373 <text:s/>381 <text:s/>389 <text:s/>397 <text:s/>405 <text:s/>413 <text:s/>421 <text:s/>429 <text:s/>437 <text:s/>445 <text:s/>453 <text:s/>461 <text:s/>469 <text:s/>477 <text:s/>485 <text:s/>493 <text:s/>501 <text:s/>509 <text:s/>517 <text:s/>525 <text:s/>533 <text:s/>541 <text:s/>549 <text:s/>557 <text:s/>565 <text:s/>573 <text:s/>581 <text:s/>589 <text:s/>597 <text:s/>605 <text:s/>613 <text:s/>621 <text:s/>629 <text:s/>637 <text:s/>645 <text:s/>653 <text:s/>661 <text:s/>669 <text:s/>677 <text:s/>685 <text:s/>693 <text:s/>701 <text:s/>709 <text:s/>717 <text:s/>725 <text:s/>733 <text:s/>741 <text:s/>749 <text:s/>757 <text:s/>765 <text:s/>773 <text:s/>781 <text:s/>789 <text:s/>797 <text:s/>805 <text:s/>813 <text:s/>821 <text:s/>829 <text:s/>837 <text:s/>845 <text:s/>853 <text:s/>861 <text:s/>869 <text:s/>877 <text:s/>885 <text:s/>893 <text:s/>901 <text:s/>909 <text:s/>917 <text:s/>925 <text:s/>933 <text:s/>941 <text:s/>949 <text:s/>957 <text:s/>965 <text:s/>973 <text:s/>981 <text:s/>989 <text:s/>997 1005 1013 1021</text:span></text:p>
            <text:p text:style-name="P1"><text:span text:style-name="T1">6 <text:s text:c="2"/>14 <text:s text:c="2"/>22 <text:s text:c="2"/>30 <text:s text:c="2"/>38 <text:s text:c="2"/>46 <text:s text:c="2"/>54 <text:s text:c="2"/>62 <text:s text:c="2"/>70 <text:s text:c="2"/>78 <text:s text:c="2"/>86 <text:s text:c="2"/>94 <text:s/>102 <text:s/>110 <text:s/>118 <text:s/>126 <text:s/>134 <text:s/>142 <text:s/>150 <text:s/>158 <text:s/>166 <text:s/>174 <text:s/>182 <text:s/>190 <text:s/>198 <text:s/>206 <text:s/>214 <text:s/>222 <text:s/>230 <text:s/>238 <text:s/>246 <text:s/>254 <text:s/>262 <text:s/>270 <text:s/>278 <text:s/>286 <text:s/>294 <text:s/>302 <text:s/>310 <text:s/>318 <text:s/>326 <text:s/>334 <text:s/>342 <text:s/>350 <text:s/>358 <text:s/>366 <text:s/>374 <text:s/>382 <text:s/>390 <text:s/>398 <text:s/>406 <text:s/>414 <text:s/>422 <text:s/>430 <text:s/>438 <text:s/>446 <text:s/>454 <text:s/>462 <text:s/>470 <text:s/>478 <text:s/>486 <text:s/>494 <text:s/>502 <text:s/>510 <text:s/>518 <text:s/>526 <text:s/>534 <text:s/>542 <text:s/>550 <text:s/>558 <text:s/>566 <text:s/>574 <text:s/>582 <text:s/>590 <text:s/>598 <text:s/>606 <text:s/>614 <text:s/>622 <text:s/>630 <text:s/>638 <text:s/>646 <text:s/>654 <text:s/>662 <text:s/>670 <text:s/>678 <text:s/>686 <text:s/>694 <text:s/>702 <text:s/>710 <text:s/>718 <text:s/>726 <text:s/>734 <text:s/>742 <text:s/>750 <text:s/>758 <text:s/>766 <text:s/>774 <text:s/>782 <text:s/>790 <text:s/>798 <text:s/>806 <text:s/>814 <text:s/>822 <text:s/>830 <text:s/>838 <text:s/>846 <text:s/>854 <text:s/>862 <text:s/>870 <text:s/>878 <text:s/>886 <text:s/>894 <text:s/>902 <text:s/>910 <text:s/>918 <text:s/>926 <text:s/>934 <text:s/>942 <text:s/>950 <text:s/>958 <text:s/>966 <text:s/>974 <text:s/>982 <text:s/>990 <text:s/>998 1006 1014 1022</text:span></text:p>
            <text:p text:style-name="P1"><text:span text:style-name="T1">7 <text:s text:c="2"/>15 <text:s text:c="2"/>23 <text:s text:c="2"/>31 <text:s text:c="2"/>39 <text:s text:c="2"/>47 <text:s text:c="2"/>55 <text:s text:c="2"/>63 <text:s text:c="2"/>71 <text:s text:c="2"/>79 <text:s text:c="2"/>87 <text:s text:c="2"/>95 <text:s/>103 <text:s/>111 <text:s/>119 <text:s/>127 <text:s/>135 <text:s/>143 <text:s/>151 <text:s/>159 <text:s/>167 <text:s/>175 <text:s/>183 <text:s/>191 <text:s/>199 <text:s/>207 <text:s/>215 <text:s/>223 <text:s/>231 <text:s/>239 <text:s/>247 <text:s/>255 <text:s/>263 <text:s/>271 <text:s/>279 <text:s/>287 <text:s/>295 <text:s/>303 <text:s/>311 <text:s/>319 <text:s/>327 <text:s/>335 <text:s/>343 <text:s/>351 <text:s/>359 <text:s/>367 <text:s/>375 <text:s/>383 <text:s/>391 <text:s/>399 <text:s/>407 <text:s/>415 <text:s/>423 <text:s/>431 <text:s/>439 <text:s/>447 <text:s/>455 <text:s/>463 <text:s/>471 <text:s/>479 <text:s/>487 <text:s/>495 <text:s/>503 <text:s/>511 <text:s/>519 <text:s/>527 <text:s/>535 <text:s/>543 <text:s/>551 <text:s/>559 <text:s/>567 <text:s/>575 <text:s/>583 <text:s/>591 <text:s/>599 <text:s/>607 <text:s/>615 <text:s/>623 <text:s/>631 <text:s/>639 <text:s/>647 <text:s/>655 <text:s/>663 <text:s/>671 <text:s/>679 <text:s/>687 <text:s/>695 <text:s/>703 <text:s/>711 <text:s/>719 <text:s/>727 <text:s/>735 <text:s/>743 <text:s/>751 <text:s/>759 <text:s/>767 <text:s/>775 <text:s/>783 <text:s/>791 <text:s/>799 <text:s/>807 <text:s/>815 <text:s/>823 <text:s/>831 <text:s/>839 <text:s/>847 <text:s/>855 <text:s/>863 <text:s/>871 <text:s/>879 <text:s/>887 <text:s/>895 <text:s/>903 <text:s/>911 <text:s/>919 <text:s/>927 <text:s/>935 <text:s/>943 <text:s/>951 <text:s/>959 <text:s/>967 <text:s/>975 <text:s/>983 <text:s/>991 <text:s/>999 1007 1015 1023</text:span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2" draw:layer="layout" svg:width="42cm" svg:height="1.561cm" svg:x="0.078cm" svg:y="14.068cm">
          <draw:text-box>
            <text:p text:style-name="P1"><text:span text:style-name="T1">0 <text:s text:c="3"/>8 <text:s text:c="2"/>16 <text:s text:c="2"/>24 <text:s text:c="2"/>32 <text:s text:c="2"/>40 <text:s text:c="2"/>48 <text:s text:c="2"/>56 <text:s text:c="2"/>64 <text:s text:c="2"/>72 <text:s text:c="2"/>80 <text:s text:c="2"/>88 <text:s text:c="2"/>96 <text:s/>104 <text:s/>112 <text:s/>120 <text:s/>128 <text:s/>136 <text:s/>144 <text:s/>152 <text:s/>160 <text:s/>168 <text:s/>176 <text:s/>184 <text:s/>192 <text:s/>200 <text:s/>208 <text:s/>216 <text:s/>224 <text:s/>232 <text:s/>240 <text:s/>248 <text:s/>256 <text:s/>264 <text:s/>272 <text:s/>280 <text:s/>288 <text:s/>296 <text:s/>304 <text:s/>312 <text:s/>320 <text:s/>328 <text:s/>336 <text:s/>344 <text:s/>352 <text:s/>360 <text:s/>368 <text:s/>376 <text:s/>384 <text:s/>392 <text:s/>400 <text:s/>408 <text:s/>416 <text:s/>424 <text:s/>432 <text:s/>440 <text:s/>448 <text:s/>456 <text:s/>464 <text:s/>472 <text:s/>480 <text:s/>488 <text:s/>496 <text:s/>504 <text:s/>512 <text:s/>520 <text:s/>528 <text:s/>536 <text:s/>544 <text:s/>552 <text:s/>560 <text:s/>568 <text:s/>576 <text:s/>584 <text:s/>592 <text:s/>600 <text:s/>608 <text:s/>616 <text:s/>624 <text:s/>632 <text:s/>640 <text:s/>648 <text:s/>656 <text:s/>664 <text:s/>672 <text:s/>680 <text:s/>688 <text:s/>696 <text:s/>704 <text:s/>712 <text:s/>720 <text:s/>728 <text:s/>736 <text:s/>744 <text:s/>752 <text:s/>760 <text:s/>768 <text:s/>776 <text:s/>784 <text:s/>792 <text:s/>800 <text:s/>808 <text:s/>816 <text:s/>824 <text:s/>832 <text:s/>840 <text:s/>848 <text:s/>856 <text:s/>864 <text:s/>872 <text:s/>880 <text:s/>888 <text:s/>896 <text:s/>904 <text:s/>912 <text:s/>920 <text:s/>928 <text:s/>936 <text:s/>944 <text:s/>952 <text:s/>960 <text:s/>968 <text:s/>976 <text:s/>984 <text:s/>992 1000 1008 1016</text:span></text:p>
            <text:p text:style-name="P1"><text:span text:style-name="T1">1 <text:s text:c="3"/>9 <text:s text:c="2"/>17 <text:s text:c="2"/>25 <text:s text:c="2"/>33 <text:s text:c="2"/>41 <text:s text:c="2"/>49 <text:s text:c="2"/>57 <text:s text:c="2"/>65 <text:s text:c="2"/>73 <text:s text:c="2"/>81 <text:s text:c="2"/>89 <text:s text:c="2"/>97 <text:s/>105 <text:s/>113 <text:s/>121 <text:s/>129 <text:s/>137 <text:s/>145 <text:s/>153 <text:s/>161 <text:s/>169 <text:s/>177 <text:s/>185 <text:s/>193 <text:s/>201 <text:s/>209 <text:s/>217 <text:s/>225 <text:s/>233 <text:s/>241 <text:s/>249 <text:s/>257 <text:s/>265 <text:s/>273 <text:s/>281 <text:s/>289 <text:s/>297 <text:s/>305 <text:s/>313 <text:s/>321 <text:s/>329 <text:s/>337 <text:s/>345 <text:s/>353 <text:s/>361 <text:s/>369 <text:s/>377 <text:s/>385 <text:s/>393 <text:s/>401 <text:s/>409 <text:s/>417 <text:s/>425 <text:s/>433 <text:s/>441 <text:s/>449 <text:s/>457 <text:s/>465 <text:s/>473 <text:s/>481 <text:s/>489 <text:s/>497 <text:s/>505 <text:s/>513 <text:s/>521 <text:s/>529 <text:s/>537 <text:s/>545 <text:s/>553 <text:s/>561 <text:s/>569 <text:s/>577 <text:s/>585 <text:s/>593 <text:s/>601 <text:s/>609 <text:s/>617 <text:s/>625 <text:s/>633 <text:s/>641 <text:s/>649 <text:s/>657 <text:s/>665 <text:s/>673 <text:s/>681 <text:s/>689 <text:s/>697 <text:s/>705 <text:s/>713 <text:s/>721 <text:s/>729 <text:s/>737 <text:s/>745 <text:s/>753 <text:s/>761 <text:s/>769 <text:s/>777 <text:s/>785 <text:s/>793 <text:s/>801 <text:s/>809 <text:s/>817 <text:s/>825 <text:s/>833 <text:s/>841 <text:s/>849 <text:s/>857 <text:s/>865 <text:s/>873 <text:s/>881 <text:s/>889 <text:s/>897 <text:s/>905 <text:s/>913 <text:s/>921 <text:s/>929 <text:s/>937 <text:s/>945 <text:s/>953 <text:s/>961 <text:s/>969 <text:s/>977 <text:s/>985 <text:s/>993 1001 1009 1017</text:span></text:p>
            <text:p text:style-name="P1"><text:span text:style-name="T1">2 <text:s text:c="2"/>10 <text:s text:c="2"/>18 <text:s text:c="2"/>26 <text:s text:c="2"/>34 <text:s text:c="2"/>42 <text:s text:c="2"/>50 <text:s text:c="2"/>58 <text:s text:c="2"/>66 <text:s text:c="2"/>74 <text:s text:c="2"/>82 <text:s text:c="2"/>90 <text:s text:c="2"/>98 <text:s/>106 <text:s/>114 <text:s/>122 <text:s/>130 <text:s/>138 <text:s/>146 <text:s/>154 <text:s/>162 <text:s/>170 <text:s/>178 <text:s/>186 <text:s/>194 <text:s/>202 <text:s/>210 <text:s/>218 <text:s/>226 <text:s/>234 <text:s/>242 <text:s/>250 <text:s/>258 <text:s/>266 <text:s/>274 <text:s/>282 <text:s/>290 <text:s/>298 <text:s/>306 <text:s/>314 <text:s/>322 <text:s/>330 <text:s/>338 <text:s/>346 <text:s/>354 <text:s/>362 <text:s/>370 <text:s/>378 <text:s/>386 <text:s/>394 <text:s/>402 <text:s/>410 <text:s/>418 <text:s/>426 <text:s/>434 <text:s/>442 <text:s/>450 <text:s/>458 <text:s/>466 <text:s/>474 <text:s/>482 <text:s/>490 <text:s/>498 <text:s/>506 <text:s/>514 <text:s/>522 <text:s/>530 <text:s/>538 <text:s/>546 <text:s/>554 <text:s/>562 <text:s/>570 <text:s/>578 <text:s/>586 <text:s/>594 <text:s/>602 <text:s/>610 <text:s/>618 <text:s/>626 <text:s/>634 <text:s/>642 <text:s/>650 <text:s/>658 <text:s/>666 <text:s/>674 <text:s/>682 <text:s/>690 <text:s/>698 <text:s/>706 <text:s/>714 <text:s/>722 <text:s/>730 <text:s/>738 <text:s/>746 <text:s/>754 <text:s/>762 <text:s/>770 <text:s/>778 <text:s/>786 <text:s/>794 <text:s/>802 <text:s/>810 <text:s/>818 <text:s/>826 <text:s/>834 <text:s/>842 <text:s/>850 <text:s/>858 <text:s/>866 <text:s/>874 <text:s/>882 <text:s/>890 <text:s/>898 <text:s/>906 <text:s/>914 <text:s/>922 <text:s/>930 <text:s/>938 <text:s/>946 <text:s/>954 <text:s/>962 <text:s/>970 <text:s/>978 <text:s/>986 <text:s/>994 1002 1010 1018</text:span></text:p>
            <text:p text:style-name="P1"><text:span text:style-name="T1">3 <text:s text:c="2"/>11 <text:s text:c="2"/>19 <text:s text:c="2"/>27 <text:s text:c="2"/>35 <text:s text:c="2"/>43 <text:s text:c="2"/>51 <text:s text:c="2"/>59 <text:s text:c="2"/>67 <text:s text:c="2"/>75 <text:s text:c="2"/>83 <text:s text:c="2"/>91 <text:s text:c="2"/>99 <text:s/>107 <text:s/>115 <text:s/>123 <text:s/>131 <text:s/>139 <text:s/>147 <text:s/>155 <text:s/>163 <text:s/>171 <text:s/>179 <text:s/>187 <text:s/>195 <text:s/>203 <text:s/>211 <text:s/>219 <text:s/>227 <text:s/>235 <text:s/>243 <text:s/>251 <text:s/>259 <text:s/>267 <text:s/>275 <text:s/>283 <text:s/>291 <text:s/>299 <text:s/>307 <text:s/>315 <text:s/>323 <text:s/>331 <text:s/>339 <text:s/>347 <text:s/>355 <text:s/>363 <text:s/>371 <text:s/>379 <text:s/>387 <text:s/>395 <text:s/>403 <text:s/>411 <text:s/>419 <text:s/>427 <text:s/>435 <text:s/>443 <text:s/>451 <text:s/>459 <text:s/>467 <text:s/>475 <text:s/>483 <text:s/>491 <text:s/>499 <text:s/>507 <text:s/>515 <text:s/>523 <text:s/>531 <text:s/>539 <text:s/>547 <text:s/>555 <text:s/>563 <text:s/>571 <text:s/>579 <text:s/>587 <text:s/>595 <text:s/>603 <text:s/>611 <text:s/>619 <text:s/>627 <text:s/>635 <text:s/>643 <text:s/>651 <text:s/>659 <text:s/>667 <text:s/>675 <text:s/>683 <text:s/>691 <text:s/>699 <text:s/>707 <text:s/>715 <text:s/>723 <text:s/>731 <text:s/>739 <text:s/>747 <text:s/>755 <text:s/>763 <text:s/>771 <text:s/>779 <text:s/>787 <text:s/>795 <text:s/>803 <text:s/>811 <text:s/>819 <text:s/>827 <text:s/>835 <text:s/>843 <text:s/>851 <text:s/>859 <text:s/>867 <text:s/>875 <text:s/>883 <text:s/>891 <text:s/>899 <text:s/>907 <text:s/>915 <text:s/>923 <text:s/>931 <text:s/>939 <text:s/>947 <text:s/>955 <text:s/>963 <text:s/>971 <text:s/>979 <text:s/>987 <text:s/>995 1003 1011 1019</text:span></text:p>
            <text:p text:style-name="P1"><text:span text:style-name="T1">4 <text:s text:c="2"/>12 <text:s text:c="2"/>20 <text:s text:c="2"/>28 <text:s text:c="2"/>36 <text:s text:c="2"/>44 <text:s text:c="2"/>52 <text:s text:c="2"/>60 <text:s text:c="2"/>68 <text:s text:c="2"/>76 <text:s text:c="2"/>84 <text:s text:c="2"/>92 <text:s/>100 <text:s/>108 <text:s/>116 <text:s/>124 <text:s/>132 <text:s/>140 <text:s/>148 <text:s/>156 <text:s/>164 <text:s/>172 <text:s/>180 <text:s/>188 <text:s/>196 <text:s/>204 <text:s/>212 <text:s/>220 <text:s/>228 <text:s/>236 <text:s/>244 <text:s/>252 <text:s/>260 <text:s/>268 <text:s/>276 <text:s/>284 <text:s/>292 <text:s/>300 <text:s/>308 <text:s/>316 <text:s/>324 <text:s/>332 <text:s/>340 <text:s/>348 <text:s/>356 <text:s/>364 <text:s/>372 <text:s/>380 <text:s/>388 <text:s/>396 <text:s/>404 <text:s/>412 <text:s/>420 <text:s/>428 <text:s/>436 <text:s/>444 <text:s/>452 <text:s/>460 <text:s/>468 <text:s/>476 <text:s/>484 <text:s/>492 <text:s/>500 <text:s/>508 <text:s/>516 <text:s/>524 <text:s/>532 <text:s/>540 <text:s/>548 <text:s/>556 <text:s/>564 <text:s/>572 <text:s/>580 <text:s/>588 <text:s/>596 <text:s/>604 <text:s/>612 <text:s/>620 <text:s/>628 <text:s/>636 <text:s/>644 <text:s/>652 <text:s/>660 <text:s/>668 <text:s/>676 <text:s/>684 <text:s/>692 <text:s/>700 <text:s/>708 <text:s/>716 <text:s/>724 <text:s/>732 <text:s/>740 <text:s/>748 <text:s/>756 <text:s/>764 <text:s/>772 <text:s/>780 <text:s/>788 <text:s/>796 <text:s/>804 <text:s/>812 <text:s/>820 <text:s/>828 <text:s/>836 <text:s/>844 <text:s/>852 <text:s/>860 <text:s/>868 <text:s/>876 <text:s/>884 <text:s/>892 <text:s/>900 <text:s/>908 <text:s/>916 <text:s/>924 <text:s/>932 <text:s/>940 <text:s/>948 <text:s/>956 <text:s/>964 <text:s/>972 <text:s/>980 <text:s/>988 <text:s/>996 1004 1012 1020</text:span></text:p>
            <text:p text:style-name="P1"><text:span text:style-name="T1">5 <text:s text:c="2"/>13 <text:s text:c="2"/>21 <text:s text:c="2"/>29 <text:s text:c="2"/>37 <text:s text:c="2"/>45 <text:s text:c="2"/>53 <text:s text:c="2"/>61 <text:s text:c="2"/>69 <text:s text:c="2"/>77 <text:s text:c="2"/>85 <text:s text:c="2"/>93 <text:s/>101 <text:s/>109 <text:s/>117 <text:s/>125 <text:s/>133 <text:s/>141 <text:s/>149 <text:s/>157 <text:s/>165 <text:s/>173 <text:s/>181 <text:s/>189 <text:s/>197 <text:s/>205 <text:s/>213 <text:s/>221 <text:s/>229 <text:s/>237 <text:s/>245 <text:s/>253 <text:s/>261 <text:s/>269 <text:s/>277 <text:s/>285 <text:s/>293 <text:s/>301 <text:s/>309 <text:s/>317 <text:s/>325 <text:s/>333 <text:s/>341 <text:s/>349 <text:s/>357 <text:s/>365 <text:s/>373 <text:s/>381 <text:s/>389 <text:s/>397 <text:s/>405 <text:s/>413 <text:s/>421 <text:s/>429 <text:s/>437 <text:s/>445 <text:s/>453 <text:s/>461 <text:s/>469 <text:s/>477 <text:s/>485 <text:s/>493 <text:s/>501 <text:s/>509 <text:s/>517 <text:s/>525 <text:s/>533 <text:s/>541 <text:s/>549 <text:s/>557 <text:s/>565 <text:s/>573 <text:s/>581 <text:s/>589 <text:s/>597 <text:s/>605 <text:s/>613 <text:s/>621 <text:s/>629 <text:s/>637 <text:s/>645 <text:s/>653 <text:s/>661 <text:s/>669 <text:s/>677 <text:s/>685 <text:s/>693 <text:s/>701 <text:s/>709 <text:s/>717 <text:s/>725 <text:s/>733 <text:s/>741 <text:s/>749 <text:s/>757 <text:s/>765 <text:s/>773 <text:s/>781 <text:s/>789 <text:s/>797 <text:s/>805 <text:s/>813 <text:s/>821 <text:s/>829 <text:s/>837 <text:s/>845 <text:s/>853 <text:s/>861 <text:s/>869 <text:s/>877 <text:s/>885 <text:s/>893 <text:s/>901 <text:s/>909 <text:s/>917 <text:s/>925 <text:s/>933 <text:s/>941 <text:s/>949 <text:s/>957 <text:s/>965 <text:s/>973 <text:s/>981 <text:s/>989 <text:s/>997 1005 1013 1021</text:span></text:p>
            <text:p text:style-name="P1"><text:span text:style-name="T1">6 <text:s text:c="2"/>14 <text:s text:c="2"/>22 <text:s text:c="2"/>30 <text:s text:c="2"/>38 <text:s text:c="2"/>46 <text:s text:c="2"/>54 <text:s text:c="2"/>62 <text:s text:c="2"/>70 <text:s text:c="2"/>78 <text:s text:c="2"/>86 <text:s text:c="2"/>94 <text:s/>102 <text:s/>110 <text:s/>118 <text:s/>126 <text:s/>134 <text:s/>142 <text:s/>150 <text:s/>158 <text:s/>166 <text:s/>174 <text:s/>182 <text:s/>190 <text:s/>198 <text:s/>206 <text:s/>214 <text:s/>222 <text:s/>230 <text:s/>238 <text:s/>246 <text:s/>254 <text:s/>262 <text:s/>270 <text:s/>278 <text:s/>286 <text:s/>294 <text:s/>302 <text:s/>310 <text:s/>318 <text:s/>326 <text:s/>334 <text:s/>342 <text:s/>350 <text:s/>358 <text:s/>366 <text:s/>374 <text:s/>382 <text:s/>390 <text:s/>398 <text:s/>406 <text:s/>414 <text:s/>422 <text:s/>430 <text:s/>438 <text:s/>446 <text:s/>454 <text:s/>462 <text:s/>470 <text:s/>478 <text:s/>486 <text:s/>494 <text:s/>502 <text:s/>510 <text:s/>518 <text:s/>526 <text:s/>534 <text:s/>542 <text:s/>550 <text:s/>558 <text:s/>566 <text:s/>574 <text:s/>582 <text:s/>590 <text:s/>598 <text:s/>606 <text:s/>614 <text:s/>622 <text:s/>630 <text:s/>638 <text:s/>646 <text:s/>654 <text:s/>662 <text:s/>670 <text:s/>678 <text:s/>686 <text:s/>694 <text:s/>702 <text:s/>710 <text:s/>718 <text:s/>726 <text:s/>734 <text:s/>742 <text:s/>750 <text:s/>758 <text:s/>766 <text:s/>774 <text:s/>782 <text:s/>790 <text:s/>798 <text:s/>806 <text:s/>814 <text:s/>822 <text:s/>830 <text:s/>838 <text:s/>846 <text:s/>854 <text:s/>862 <text:s/>870 <text:s/>878 <text:s/>886 <text:s/>894 <text:s/>902 <text:s/>910 <text:s/>918 <text:s/>926 <text:s/>934 <text:s/>942 <text:s/>950 <text:s/>958 <text:s/>966 <text:s/>974 <text:s/>982 <text:s/>990 <text:s/>998 1006 1014 1022</text:span></text:p>
            <text:p text:style-name="P1"><text:span text:style-name="T1">7 <text:s text:c="2"/>15 <text:s text:c="2"/>23 <text:s text:c="2"/>31 <text:s text:c="2"/>39 <text:s text:c="2"/>47 <text:s text:c="2"/>55 <text:s text:c="2"/>63 <text:s text:c="2"/>71 <text:s text:c="2"/>79 <text:s text:c="2"/>87 <text:s text:c="2"/>95 <text:s/>103 <text:s/>111 <text:s/>119 <text:s/>127 <text:s/>135 <text:s/>143 <text:s/>151 <text:s/>159 <text:s/>167 <text:s/>175 <text:s/>183 <text:s/>191 <text:s/>199 <text:s/>207 <text:s/>215 <text:s/>223 <text:s/>231 <text:s/>239 <text:s/>247 <text:s/>255 <text:s/>263 <text:s/>271 <text:s/>279 <text:s/>287 <text:s/>295 <text:s/>303 <text:s/>311 <text:s/>319 <text:s/>327 <text:s/>335 <text:s/>343 <text:s/>351 <text:s/>359 <text:s/>367 <text:s/>375 <text:s/>383 <text:s/>391 <text:s/>399 <text:s/>407 <text:s/>415 <text:s/>423 <text:s/>431 <text:s/>439 <text:s/>447 <text:s/>455 <text:s/>463 <text:s/>471 <text:s/>479 <text:s/>487 <text:s/>495 <text:s/>503 <text:s/>511 <text:s/>519 <text:s/>527 <text:s/>535 <text:s/>543 <text:s/>551 <text:s/>559 <text:s/>567 <text:s/>575 <text:s/>583 <text:s/>591 <text:s/>599 <text:s/>607 <text:s/>615 <text:s/>623 <text:s/>631 <text:s/>639 <text:s/>647 <text:s/>655 <text:s/>663 <text:s/>671 <text:s/>679 <text:s/>687 <text:s/>695 <text:s/>703 <text:s/>711 <text:s/>719 <text:s/>727 <text:s/>735 <text:s/>743 <text:s/>751 <text:s/>759 <text:s/>767 <text:s/>775 <text:s/>783 <text:s/>791 <text:s/>799 <text:s/>807 <text:s/>815 <text:s/>823 <text:s/>831 <text:s/>839 <text:s/>847 <text:s/>855 <text:s/>863 <text:s/>871 <text:s/>879 <text:s/>887 <text:s/>895 <text:s/>903 <text:s/>911 <text:s/>919 <text:s/>927 <text:s/>935 <text:s/>943 <text:s/>951 <text:s/>959 <text:s/>967 <text:s/>975 <text:s/>983 <text:s/>991 <text:s/>999 1007 1015 1023</text:span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2" draw:layer="layout" svg:width="42cm" svg:height="1.561cm" svg:x="0.078cm" svg:y="16.109cm">
          <draw:text-box>
            <text:p text:style-name="P1"><text:span text:style-name="T1">0 <text:s text:c="3"/>8 <text:s text:c="2"/>16 <text:s text:c="2"/>24 <text:s text:c="2"/>32 <text:s text:c="2"/>40 <text:s text:c="2"/>48 <text:s text:c="2"/>56 <text:s text:c="2"/>64 <text:s text:c="2"/>72 <text:s text:c="2"/>80 <text:s text:c="2"/>88 <text:s text:c="2"/>96 <text:s/>104 <text:s/>112 <text:s/>120 <text:s/>128 <text:s/>136 <text:s/>144 <text:s/>152 <text:s/>160 <text:s/>168 <text:s/>176 <text:s/>184 <text:s/>192 <text:s/>200 <text:s/>208 <text:s/>216 <text:s/>224 <text:s/>232 <text:s/>240 <text:s/>248 <text:s/>256 <text:s/>264 <text:s/>272 <text:s/>280 <text:s/>288 <text:s/>296 <text:s/>304 <text:s/>312 <text:s/>320 <text:s/>328 <text:s/>336 <text:s/>344 <text:s/>352 <text:s/>360 <text:s/>368 <text:s/>376 <text:s/>384 <text:s/>392 <text:s/>400 <text:s/>408 <text:s/>416 <text:s/>424 <text:s/>432 <text:s/>440 <text:s/>448 <text:s/>456 <text:s/>464 <text:s/>472 <text:s/>480 <text:s/>488 <text:s/>496 <text:s/>504 <text:s/>512 <text:s/>520 <text:s/>528 <text:s/>536 <text:s/>544 <text:s/>552 <text:s/>560 <text:s/>568 <text:s/>576 <text:s/>584 <text:s/>592 <text:s/>600 <text:s/>608 <text:s/>616 <text:s/>624 <text:s/>632 <text:s/>640 <text:s/>648 <text:s/>656 <text:s/>664 <text:s/>672 <text:s/>680 <text:s/>688 <text:s/>696 <text:s/>704 <text:s/>712 <text:s/>720 <text:s/>728 <text:s/>736 <text:s/>744 <text:s/>752 <text:s/>760 <text:s/>768 <text:s/>776 <text:s/>784 <text:s/>792 <text:s/>800 <text:s/>808 <text:s/>816 <text:s/>824 <text:s/>832 <text:s/>840 <text:s/>848 <text:s/>856 <text:s/>864 <text:s/>872 <text:s/>880 <text:s/>888 <text:s/>896 <text:s/>904 <text:s/>912 <text:s/>920 <text:s/>928 <text:s/>936 <text:s/>944 <text:s/>952 <text:s/>960 <text:s/>968 <text:s/>976 <text:s/>984 <text:s/>992 1000 1008 1016</text:span></text:p>
            <text:p text:style-name="P1"><text:span text:style-name="T1">1 <text:s text:c="3"/>9 <text:s text:c="2"/>17 <text:s text:c="2"/>25 <text:s text:c="2"/>33 <text:s text:c="2"/>41 <text:s text:c="2"/>49 <text:s text:c="2"/>57 <text:s text:c="2"/>65 <text:s text:c="2"/>73 <text:s text:c="2"/>81 <text:s text:c="2"/>89 <text:s text:c="2"/>97 <text:s/>105 <text:s/>113 <text:s/>121 <text:s/>129 <text:s/>137 <text:s/>145 <text:s/>153 <text:s/>161 <text:s/>169 <text:s/>177 <text:s/>185 <text:s/>193 <text:s/>201 <text:s/>209 <text:s/>217 <text:s/>225 <text:s/>233 <text:s/>241 <text:s/>249 <text:s/>257 <text:s/>265 <text:s/>273 <text:s/>281 <text:s/>289 <text:s/>297 <text:s/>305 <text:s/>313 <text:s/>321 <text:s/>329 <text:s/>337 <text:s/>345 <text:s/>353 <text:s/>361 <text:s/>369 <text:s/>377 <text:s/>385 <text:s/>393 <text:s/>401 <text:s/>409 <text:s/>417 <text:s/>425 <text:s/>433 <text:s/>441 <text:s/>449 <text:s/>457 <text:s/>465 <text:s/>473 <text:s/>481 <text:s/>489 <text:s/>497 <text:s/>505 <text:s/>513 <text:s/>521 <text:s/>529 <text:s/>537 <text:s/>545 <text:s/>553 <text:s/>561 <text:s/>569 <text:s/>577 <text:s/>585 <text:s/>593 <text:s/>601 <text:s/>609 <text:s/>617 <text:s/>625 <text:s/>633 <text:s/>641 <text:s/>649 <text:s/>657 <text:s/>665 <text:s/>673 <text:s/>681 <text:s/>689 <text:s/>697 <text:s/>705 <text:s/>713 <text:s/>721 <text:s/>729 <text:s/>737 <text:s/>745 <text:s/>753 <text:s/>761 <text:s/>769 <text:s/>777 <text:s/>785 <text:s/>793 <text:s/>801 <text:s/>809 <text:s/>817 <text:s/>825 <text:s/>833 <text:s/>841 <text:s/>849 <text:s/>857 <text:s/>865 <text:s/>873 <text:s/>881 <text:s/>889 <text:s/>897 <text:s/>905 <text:s/>913 <text:s/>921 <text:s/>929 <text:s/>937 <text:s/>945 <text:s/>953 <text:s/>961 <text:s/>969 <text:s/>977 <text:s/>985 <text:s/>993 1001 1009 1017</text:span></text:p>
            <text:p text:style-name="P1"><text:span text:style-name="T1">2 <text:s text:c="2"/>10 <text:s text:c="2"/>18 <text:s text:c="2"/>26 <text:s text:c="2"/>34 <text:s text:c="2"/>42 <text:s text:c="2"/>50 <text:s text:c="2"/>58 <text:s text:c="2"/>66 <text:s text:c="2"/>74 <text:s text:c="2"/>82 <text:s text:c="2"/>90 <text:s text:c="2"/>98 <text:s/>106 <text:s/>114 <text:s/>122 <text:s/>130 <text:s/>138 <text:s/>146 <text:s/>154 <text:s/>162 <text:s/>170 <text:s/>178 <text:s/>186 <text:s/>194 <text:s/>202 <text:s/>210 <text:s/>218 <text:s/>226 <text:s/>234 <text:s/>242 <text:s/>250 <text:s/>258 <text:s/>266 <text:s/>274 <text:s/>282 <text:s/>290 <text:s/>298 <text:s/>306 <text:s/>314 <text:s/>322 <text:s/>330 <text:s/>338 <text:s/>346 <text:s/>354 <text:s/>362 <text:s/>370 <text:s/>378 <text:s/>386 <text:s/>394 <text:s/>402 <text:s/>410 <text:s/>418 <text:s/>426 <text:s/>434 <text:s/>442 <text:s/>450 <text:s/>458 <text:s/>466 <text:s/>474 <text:s/>482 <text:s/>490 <text:s/>498 <text:s/>506 <text:s/>514 <text:s/>522 <text:s/>530 <text:s/>538 <text:s/>546 <text:s/>554 <text:s/>562 <text:s/>570 <text:s/>578 <text:s/>586 <text:s/>594 <text:s/>602 <text:s/>610 <text:s/>618 <text:s/>626 <text:s/>634 <text:s/>642 <text:s/>650 <text:s/>658 <text:s/>666 <text:s/>674 <text:s/>682 <text:s/>690 <text:s/>698 <text:s/>706 <text:s/>714 <text:s/>722 <text:s/>730 <text:s/>738 <text:s/>746 <text:s/>754 <text:s/>762 <text:s/>770 <text:s/>778 <text:s/>786 <text:s/>794 <text:s/>802 <text:s/>810 <text:s/>818 <text:s/>826 <text:s/>834 <text:s/>842 <text:s/>850 <text:s/>858 <text:s/>866 <text:s/>874 <text:s/>882 <text:s/>890 <text:s/>898 <text:s/>906 <text:s/>914 <text:s/>922 <text:s/>930 <text:s/>938 <text:s/>946 <text:s/>954 <text:s/>962 <text:s/>970 <text:s/>978 <text:s/>986 <text:s/>994 1002 1010 1018</text:span></text:p>
            <text:p text:style-name="P1"><text:span text:style-name="T1">3 <text:s text:c="2"/>11 <text:s text:c="2"/>19 <text:s text:c="2"/>27 <text:s text:c="2"/>35 <text:s text:c="2"/>43 <text:s text:c="2"/>51 <text:s text:c="2"/>59 <text:s text:c="2"/>67 <text:s text:c="2"/>75 <text:s text:c="2"/>83 <text:s text:c="2"/>91 <text:s text:c="2"/>99 <text:s/>107 <text:s/>115 <text:s/>123 <text:s/>131 <text:s/>139 <text:s/>147 <text:s/>155 <text:s/>163 <text:s/>171 <text:s/>179 <text:s/>187 <text:s/>195 <text:s/>203 <text:s/>211 <text:s/>219 <text:s/>227 <text:s/>235 <text:s/>243 <text:s/>251 <text:s/>259 <text:s/>267 <text:s/>275 <text:s/>283 <text:s/>291 <text:s/>299 <text:s/>307 <text:s/>315 <text:s/>323 <text:s/>331 <text:s/>339 <text:s/>347 <text:s/>355 <text:s/>363 <text:s/>371 <text:s/>379 <text:s/>387 <text:s/>395 <text:s/>403 <text:s/>411 <text:s/>419 <text:s/>427 <text:s/>435 <text:s/>443 <text:s/>451 <text:s/>459 <text:s/>467 <text:s/>475 <text:s/>483 <text:s/>491 <text:s/>499 <text:s/>507 <text:s/>515 <text:s/>523 <text:s/>531 <text:s/>539 <text:s/>547 <text:s/>555 <text:s/>563 <text:s/>571 <text:s/>579 <text:s/>587 <text:s/>595 <text:s/>603 <text:s/>611 <text:s/>619 <text:s/>627 <text:s/>635 <text:s/>643 <text:s/>651 <text:s/>659 <text:s/>667 <text:s/>675 <text:s/>683 <text:s/>691 <text:s/>699 <text:s/>707 <text:s/>715 <text:s/>723 <text:s/>731 <text:s/>739 <text:s/>747 <text:s/>755 <text:s/>763 <text:s/>771 <text:s/>779 <text:s/>787 <text:s/>795 <text:s/>803 <text:s/>811 <text:s/>819 <text:s/>827 <text:s/>835 <text:s/>843 <text:s/>851 <text:s/>859 <text:s/>867 <text:s/>875 <text:s/>883 <text:s/>891 <text:s/>899 <text:s/>907 <text:s/>915 <text:s/>923 <text:s/>931 <text:s/>939 <text:s/>947 <text:s/>955 <text:s/>963 <text:s/>971 <text:s/>979 <text:s/>987 <text:s/>995 1003 1011 1019</text:span></text:p>
            <text:p text:style-name="P1"><text:span text:style-name="T1">4 <text:s text:c="2"/>12 <text:s text:c="2"/>20 <text:s text:c="2"/>28 <text:s text:c="2"/>36 <text:s text:c="2"/>44 <text:s text:c="2"/>52 <text:s text:c="2"/>60 <text:s text:c="2"/>68 <text:s text:c="2"/>76 <text:s text:c="2"/>84 <text:s text:c="2"/>92 <text:s/>100 <text:s/>108 <text:s/>116 <text:s/>124 <text:s/>132 <text:s/>140 <text:s/>148 <text:s/>156 <text:s/>164 <text:s/>172 <text:s/>180 <text:s/>188 <text:s/>196 <text:s/>204 <text:s/>212 <text:s/>220 <text:s/>228 <text:s/>236 <text:s/>244 <text:s/>252 <text:s/>260 <text:s/>268 <text:s/>276 <text:s/>284 <text:s/>292 <text:s/>300 <text:s/>308 <text:s/>316 <text:s/>324 <text:s/>332 <text:s/>340 <text:s/>348 <text:s/>356 <text:s/>364 <text:s/>372 <text:s/>380 <text:s/>388 <text:s/>396 <text:s/>404 <text:s/>412 <text:s/>420 <text:s/>428 <text:s/>436 <text:s/>444 <text:s/>452 <text:s/>460 <text:s/>468 <text:s/>476 <text:s/>484 <text:s/>492 <text:s/>500 <text:s/>508 <text:s/>516 <text:s/>524 <text:s/>532 <text:s/>540 <text:s/>548 <text:s/>556 <text:s/>564 <text:s/>572 <text:s/>580 <text:s/>588 <text:s/>596 <text:s/>604 <text:s/>612 <text:s/>620 <text:s/>628 <text:s/>636 <text:s/>644 <text:s/>652 <text:s/>660 <text:s/>668 <text:s/>676 <text:s/>684 <text:s/>692 <text:s/>700 <text:s/>708 <text:s/>716 <text:s/>724 <text:s/>732 <text:s/>740 <text:s/>748 <text:s/>756 <text:s/>764 <text:s/>772 <text:s/>780 <text:s/>788 <text:s/>796 <text:s/>804 <text:s/>812 <text:s/>820 <text:s/>828 <text:s/>836 <text:s/>844 <text:s/>852 <text:s/>860 <text:s/>868 <text:s/>876 <text:s/>884 <text:s/>892 <text:s/>900 <text:s/>908 <text:s/>916 <text:s/>924 <text:s/>932 <text:s/>940 <text:s/>948 <text:s/>956 <text:s/>964 <text:s/>972 <text:s/>980 <text:s/>988 <text:s/>996 1004 1012 1020</text:span></text:p>
            <text:p text:style-name="P1"><text:span text:style-name="T1">5 <text:s text:c="2"/>13 <text:s text:c="2"/>21 <text:s text:c="2"/>29 <text:s text:c="2"/>37 <text:s text:c="2"/>45 <text:s text:c="2"/>53 <text:s text:c="2"/>61 <text:s text:c="2"/>69 <text:s text:c="2"/>77 <text:s text:c="2"/>85 <text:s text:c="2"/>93 <text:s/>101 <text:s/>109 <text:s/>117 <text:s/>125 <text:s/>133 <text:s/>141 <text:s/>149 <text:s/>157 <text:s/>165 <text:s/>173 <text:s/>181 <text:s/>189 <text:s/>197 <text:s/>205 <text:s/>213 <text:s/>221 <text:s/>229 <text:s/>237 <text:s/>245 <text:s/>253 <text:s/>261 <text:s/>269 <text:s/>277 <text:s/>285 <text:s/>293 <text:s/>301 <text:s/>309 <text:s/>317 <text:s/>325 <text:s/>333 <text:s/>341 <text:s/>349 <text:s/>357 <text:s/>365 <text:s/>373 <text:s/>381 <text:s/>389 <text:s/>397 <text:s/>405 <text:s/>413 <text:s/>421 <text:s/>429 <text:s/>437 <text:s/>445 <text:s/>453 <text:s/>461 <text:s/>469 <text:s/>477 <text:s/>485 <text:s/>493 <text:s/>501 <text:s/>509 <text:s/>517 <text:s/>525 <text:s/>533 <text:s/>541 <text:s/>549 <text:s/>557 <text:s/>565 <text:s/>573 <text:s/>581 <text:s/>589 <text:s/>597 <text:s/>605 <text:s/>613 <text:s/>621 <text:s/>629 <text:s/>637 <text:s/>645 <text:s/>653 <text:s/>661 <text:s/>669 <text:s/>677 <text:s/>685 <text:s/>693 <text:s/>701 <text:s/>709 <text:s/>717 <text:s/>725 <text:s/>733 <text:s/>741 <text:s/>749 <text:s/>757 <text:s/>765 <text:s/>773 <text:s/>781 <text:s/>789 <text:s/>797 <text:s/>805 <text:s/>813 <text:s/>821 <text:s/>829 <text:s/>837 <text:s/>845 <text:s/>853 <text:s/>861 <text:s/>869 <text:s/>877 <text:s/>885 <text:s/>893 <text:s/>901 <text:s/>909 <text:s/>917 <text:s/>925 <text:s/>933 <text:s/>941 <text:s/>949 <text:s/>957 <text:s/>965 <text:s/>973 <text:s/>981 <text:s/>989 <text:s/>997 1005 1013 1021</text:span></text:p>
            <text:p text:style-name="P1"><text:span text:style-name="T1">6 <text:s text:c="2"/>14 <text:s text:c="2"/>22 <text:s text:c="2"/>30 <text:s text:c="2"/>38 <text:s text:c="2"/>46 <text:s text:c="2"/>54 <text:s text:c="2"/>62 <text:s text:c="2"/>70 <text:s text:c="2"/>78 <text:s text:c="2"/>86 <text:s text:c="2"/>94 <text:s/>102 <text:s/>110 <text:s/>118 <text:s/>126 <text:s/>134 <text:s/>142 <text:s/>150 <text:s/>158 <text:s/>166 <text:s/>174 <text:s/>182 <text:s/>190 <text:s/>198 <text:s/>206 <text:s/>214 <text:s/>222 <text:s/>230 <text:s/>238 <text:s/>246 <text:s/>254 <text:s/>262 <text:s/>270 <text:s/>278 <text:s/>286 <text:s/>294 <text:s/>302 <text:s/>310 <text:s/>318 <text:s/>326 <text:s/>334 <text:s/>342 <text:s/>350 <text:s/>358 <text:s/>366 <text:s/>374 <text:s/>382 <text:s/>390 <text:s/>398 <text:s/>406 <text:s/>414 <text:s/>422 <text:s/>430 <text:s/>438 <text:s/>446 <text:s/>454 <text:s/>462 <text:s/>470 <text:s/>478 <text:s/>486 <text:s/>494 <text:s/>502 <text:s/>510 <text:s/>518 <text:s/>526 <text:s/>534 <text:s/>542 <text:s/>550 <text:s/>558 <text:s/>566 <text:s/>574 <text:s/>582 <text:s/>590 <text:s/>598 <text:s/>606 <text:s/>614 <text:s/>622 <text:s/>630 <text:s/>638 <text:s/>646 <text:s/>654 <text:s/>662 <text:s/>670 <text:s/>678 <text:s/>686 <text:s/>694 <text:s/>702 <text:s/>710 <text:s/>718 <text:s/>726 <text:s/>734 <text:s/>742 <text:s/>750 <text:s/>758 <text:s/>766 <text:s/>774 <text:s/>782 <text:s/>790 <text:s/>798 <text:s/>806 <text:s/>814 <text:s/>822 <text:s/>830 <text:s/>838 <text:s/>846 <text:s/>854 <text:s/>862 <text:s/>870 <text:s/>878 <text:s/>886 <text:s/>894 <text:s/>902 <text:s/>910 <text:s/>918 <text:s/>926 <text:s/>934 <text:s/>942 <text:s/>950 <text:s/>958 <text:s/>966 <text:s/>974 <text:s/>982 <text:s/>990 <text:s/>998 1006 1014 1022</text:span></text:p>
            <text:p text:style-name="P1"><text:span text:style-name="T1">7 <text:s text:c="2"/>15 <text:s text:c="2"/>23 <text:s text:c="2"/>31 <text:s text:c="2"/>39 <text:s text:c="2"/>47 <text:s text:c="2"/>55 <text:s text:c="2"/>63 <text:s text:c="2"/>71 <text:s text:c="2"/>79 <text:s text:c="2"/>87 <text:s text:c="2"/>95 <text:s/>103 <text:s/>111 <text:s/>119 <text:s/>127 <text:s/>135 <text:s/>143 <text:s/>151 <text:s/>159 <text:s/>167 <text:s/>175 <text:s/>183 <text:s/>191 <text:s/>199 <text:s/>207 <text:s/>215 <text:s/>223 <text:s/>231 <text:s/>239 <text:s/>247 <text:s/>255 <text:s/>263 <text:s/>271 <text:s/>279 <text:s/>287 <text:s/>295 <text:s/>303 <text:s/>311 <text:s/>319 <text:s/>327 <text:s/>335 <text:s/>343 <text:s/>351 <text:s/>359 <text:s/>367 <text:s/>375 <text:s/>383 <text:s/>391 <text:s/>399 <text:s/>407 <text:s/>415 <text:s/>423 <text:s/>431 <text:s/>439 <text:s/>447 <text:s/>455 <text:s/>463 <text:s/>471 <text:s/>479 <text:s/>487 <text:s/>495 <text:s/>503 <text:s/>511 <text:s/>519 <text:s/>527 <text:s/>535 <text:s/>543 <text:s/>551 <text:s/>559 <text:s/>567 <text:s/>575 <text:s/>583 <text:s/>591 <text:s/>599 <text:s/>607 <text:s/>615 <text:s/>623 <text:s/>631 <text:s/>639 <text:s/>647 <text:s/>655 <text:s/>663 <text:s/>671 <text:s/>679 <text:s/>687 <text:s/>695 <text:s/>703 <text:s/>711 <text:s/>719 <text:s/>727 <text:s/>735 <text:s/>743 <text:s/>751 <text:s/>759 <text:s/>767 <text:s/>775 <text:s/>783 <text:s/>791 <text:s/>799 <text:s/>807 <text:s/>815 <text:s/>823 <text:s/>831 <text:s/>839 <text:s/>847 <text:s/>855 <text:s/>863 <text:s/>871 <text:s/>879 <text:s/>887 <text:s/>895 <text:s/>903 <text:s/>911 <text:s/>919 <text:s/>927 <text:s/>935 <text:s/>943 <text:s/>951 <text:s/>959 <text:s/>967 <text:s/>975 <text:s/>983 <text:s/>991 <text:s/>999 1007 1015 1023</text:span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2" draw:layer="layout" svg:width="42cm" svg:height="1.561cm" svg:x="0.078cm" svg:y="18.149cm">
          <draw:text-box>
            <text:p text:style-name="P1"><text:span text:style-name="T1">0 <text:s text:c="3"/>8 <text:s text:c="2"/>16 <text:s text:c="2"/>24 <text:s text:c="2"/>32 <text:s text:c="2"/>40 <text:s text:c="2"/>48 <text:s text:c="2"/>56 <text:s text:c="2"/>64 <text:s text:c="2"/>72 <text:s text:c="2"/>80 <text:s text:c="2"/>88 <text:s text:c="2"/>96 <text:s/>104 <text:s/>112 <text:s/>120 <text:s/>128 <text:s/>136 <text:s/>144 <text:s/>152 <text:s/>160 <text:s/>168 <text:s/>176 <text:s/>184 <text:s/>192 <text:s/>200 <text:s/>208 <text:s/>216 <text:s/>224 <text:s/>232 <text:s/>240 <text:s/>248 <text:s/>256 <text:s/>264 <text:s/>272 <text:s/>280 <text:s/>288 <text:s/>296 <text:s/>304 <text:s/>312 <text:s/>320 <text:s/>328 <text:s/>336 <text:s/>344 <text:s/>352 <text:s/>360 <text:s/>368 <text:s/>376 <text:s/>384 <text:s/>392 <text:s/>400 <text:s/>408 <text:s/>416 <text:s/>424 <text:s/>432 <text:s/>440 <text:s/>448 <text:s/>456 <text:s/>464 <text:s/>472 <text:s/>480 <text:s/>488 <text:s/>496 <text:s/>504 <text:s/>512 <text:s/>520 <text:s/>528 <text:s/>536 <text:s/>544 <text:s/>552 <text:s/>560 <text:s/>568 <text:s/>576 <text:s/>584 <text:s/>592 <text:s/>600 <text:s/>608 <text:s/>616 <text:s/>624 <text:s/>632 <text:s/>640 <text:s/>648 <text:s/>656 <text:s/>664 <text:s/>672 <text:s/>680 <text:s/>688 <text:s/>696 <text:s/>704 <text:s/>712 <text:s/>720 <text:s/>728 <text:s/>736 <text:s/>744 <text:s/>752 <text:s/>760 <text:s/>768 <text:s/>776 <text:s/>784 <text:s/>792 <text:s/>800 <text:s/>808 <text:s/>816 <text:s/>824 <text:s/>832 <text:s/>840 <text:s/>848 <text:s/>856 <text:s/>864 <text:s/>872 <text:s/>880 <text:s/>888 <text:s/>896 <text:s/>904 <text:s/>912 <text:s/>920 <text:s/>928 <text:s/>936 <text:s/>944 <text:s/>952 <text:s/>960 <text:s/>968 <text:s/>976 <text:s/>984 <text:s/>992 1000 1008 1016</text:span></text:p>
            <text:p text:style-name="P1"><text:span text:style-name="T1">1 <text:s text:c="3"/>9 <text:s text:c="2"/>17 <text:s text:c="2"/>25 <text:s text:c="2"/>33 <text:s text:c="2"/>41 <text:s text:c="2"/>49 <text:s text:c="2"/>57 <text:s text:c="2"/>65 <text:s text:c="2"/>73 <text:s text:c="2"/>81 <text:s text:c="2"/>89 <text:s text:c="2"/>97 <text:s/>105 <text:s/>113 <text:s/>121 <text:s/>129 <text:s/>137 <text:s/>145 <text:s/>153 <text:s/>161 <text:s/>169 <text:s/>177 <text:s/>185 <text:s/>193 <text:s/>201 <text:s/>209 <text:s/>217 <text:s/>225 <text:s/>233 <text:s/>241 <text:s/>249 <text:s/>257 <text:s/>265 <text:s/>273 <text:s/>281 <text:s/>289 <text:s/>297 <text:s/>305 <text:s/>313 <text:s/>321 <text:s/>329 <text:s/>337 <text:s/>345 <text:s/>353 <text:s/>361 <text:s/>369 <text:s/>377 <text:s/>385 <text:s/>393 <text:s/>401 <text:s/>409 <text:s/>417 <text:s/>425 <text:s/>433 <text:s/>441 <text:s/>449 <text:s/>457 <text:s/>465 <text:s/>473 <text:s/>481 <text:s/>489 <text:s/>497 <text:s/>505 <text:s/>513 <text:s/>521 <text:s/>529 <text:s/>537 <text:s/>545 <text:s/>553 <text:s/>561 <text:s/>569 <text:s/>577 <text:s/>585 <text:s/>593 <text:s/>601 <text:s/>609 <text:s/>617 <text:s/>625 <text:s/>633 <text:s/>641 <text:s/>649 <text:s/>657 <text:s/>665 <text:s/>673 <text:s/>681 <text:s/>689 <text:s/>697 <text:s/>705 <text:s/>713 <text:s/>721 <text:s/>729 <text:s/>737 <text:s/>745 <text:s/>753 <text:s/>761 <text:s/>769 <text:s/>777 <text:s/>785 <text:s/>793 <text:s/>801 <text:s/>809 <text:s/>817 <text:s/>825 <text:s/>833 <text:s/>841 <text:s/>849 <text:s/>857 <text:s/>865 <text:s/>873 <text:s/>881 <text:s/>889 <text:s/>897 <text:s/>905 <text:s/>913 <text:s/>921 <text:s/>929 <text:s/>937 <text:s/>945 <text:s/>953 <text:s/>961 <text:s/>969 <text:s/>977 <text:s/>985 <text:s/>993 1001 1009 1017</text:span></text:p>
            <text:p text:style-name="P1"><text:span text:style-name="T1">2 <text:s text:c="2"/>10 <text:s text:c="2"/>18 <text:s text:c="2"/>26 <text:s text:c="2"/>34 <text:s text:c="2"/>42 <text:s text:c="2"/>50 <text:s text:c="2"/>58 <text:s text:c="2"/>66 <text:s text:c="2"/>74 <text:s text:c="2"/>82 <text:s text:c="2"/>90 <text:s text:c="2"/>98 <text:s/>106 <text:s/>114 <text:s/>122 <text:s/>130 <text:s/>138 <text:s/>146 <text:s/>154 <text:s/>162 <text:s/>170 <text:s/>178 <text:s/>186 <text:s/>194 <text:s/>202 <text:s/>210 <text:s/>218 <text:s/>226 <text:s/>234 <text:s/>242 <text:s/>250 <text:s/>258 <text:s/>266 <text:s/>274 <text:s/>282 <text:s/>290 <text:s/>298 <text:s/>306 <text:s/>314 <text:s/>322 <text:s/>330 <text:s/>338 <text:s/>346 <text:s/>354 <text:s/>362 <text:s/>370 <text:s/>378 <text:s/>386 <text:s/>394 <text:s/>402 <text:s/>410 <text:s/>418 <text:s/>426 <text:s/>434 <text:s/>442 <text:s/>450 <text:s/>458 <text:s/>466 <text:s/>474 <text:s/>482 <text:s/>490 <text:s/>498 <text:s/>506 <text:s/>514 <text:s/>522 <text:s/>530 <text:s/>538 <text:s/>546 <text:s/>554 <text:s/>562 <text:s/>570 <text:s/>578 <text:s/>586 <text:s/>594 <text:s/>602 <text:s/>610 <text:s/>618 <text:s/>626 <text:s/>634 <text:s/>642 <text:s/>650 <text:s/>658 <text:s/>666 <text:s/>674 <text:s/>682 <text:s/>690 <text:s/>698 <text:s/>706 <text:s/>714 <text:s/>722 <text:s/>730 <text:s/>738 <text:s/>746 <text:s/>754 <text:s/>762 <text:s/>770 <text:s/>778 <text:s/>786 <text:s/>794 <text:s/>802 <text:s/>810 <text:s/>818 <text:s/>826 <text:s/>834 <text:s/>842 <text:s/>850 <text:s/>858 <text:s/>866 <text:s/>874 <text:s/>882 <text:s/>890 <text:s/>898 <text:s/>906 <text:s/>914 <text:s/>922 <text:s/>930 <text:s/>938 <text:s/>946 <text:s/>954 <text:s/>962 <text:s/>970 <text:s/>978 <text:s/>986 <text:s/>994 1002 1010 1018</text:span></text:p>
            <text:p text:style-name="P1"><text:span text:style-name="T1">3 <text:s text:c="2"/>11 <text:s text:c="2"/>19 <text:s text:c="2"/>27 <text:s text:c="2"/>35 <text:s text:c="2"/>43 <text:s text:c="2"/>51 <text:s text:c="2"/>59 <text:s text:c="2"/>67 <text:s text:c="2"/>75 <text:s text:c="2"/>83 <text:s text:c="2"/>91 <text:s text:c="2"/>99 <text:s/>107 <text:s/>115 <text:s/>123 <text:s/>131 <text:s/>139 <text:s/>147 <text:s/>155 <text:s/>163 <text:s/>171 <text:s/>179 <text:s/>187 <text:s/>195 <text:s/>203 <text:s/>211 <text:s/>219 <text:s/>227 <text:s/>235 <text:s/>243 <text:s/>251 <text:s/>259 <text:s/>267 <text:s/>275 <text:s/>283 <text:s/>291 <text:s/>299 <text:s/>307 <text:s/>315 <text:s/>323 <text:s/>331 <text:s/>339 <text:s/>347 <text:s/>355 <text:s/>363 <text:s/>371 <text:s/>379 <text:s/>387 <text:s/>395 <text:s/>403 <text:s/>411 <text:s/>419 <text:s/>427 <text:s/>435 <text:s/>443 <text:s/>451 <text:s/>459 <text:s/>467 <text:s/>475 <text:s/>483 <text:s/>491 <text:s/>499 <text:s/>507 <text:s/>515 <text:s/>523 <text:s/>531 <text:s/>539 <text:s/>547 <text:s/>555 <text:s/>563 <text:s/>571 <text:s/>579 <text:s/>587 <text:s/>595 <text:s/>603 <text:s/>611 <text:s/>619 <text:s/>627 <text:s/>635 <text:s/>643 <text:s/>651 <text:s/>659 <text:s/>667 <text:s/>675 <text:s/>683 <text:s/>691 <text:s/>699 <text:s/>707 <text:s/>715 <text:s/>723 <text:s/>731 <text:s/>739 <text:s/>747 <text:s/>755 <text:s/>763 <text:s/>771 <text:s/>779 <text:s/>787 <text:s/>795 <text:s/>803 <text:s/>811 <text:s/>819 <text:s/>827 <text:s/>835 <text:s/>843 <text:s/>851 <text:s/>859 <text:s/>867 <text:s/>875 <text:s/>883 <text:s/>891 <text:s/>899 <text:s/>907 <text:s/>915 <text:s/>923 <text:s/>931 <text:s/>939 <text:s/>947 <text:s/>955 <text:s/>963 <text:s/>971 <text:s/>979 <text:s/>987 <text:s/>995 1003 1011 1019</text:span></text:p>
            <text:p text:style-name="P1"><text:span text:style-name="T1">4 <text:s text:c="2"/>12 <text:s text:c="2"/>20 <text:s text:c="2"/>28 <text:s text:c="2"/>36 <text:s text:c="2"/>44 <text:s text:c="2"/>52 <text:s text:c="2"/>60 <text:s text:c="2"/>68 <text:s text:c="2"/>76 <text:s text:c="2"/>84 <text:s text:c="2"/>92 <text:s/>100 <text:s/>108 <text:s/>116 <text:s/>124 <text:s/>132 <text:s/>140 <text:s/>148 <text:s/>156 <text:s/>164 <text:s/>172 <text:s/>180 <text:s/>188 <text:s/>196 <text:s/>204 <text:s/>212 <text:s/>220 <text:s/>228 <text:s/>236 <text:s/>244 <text:s/>252 <text:s/>260 <text:s/>268 <text:s/>276 <text:s/>284 <text:s/>292 <text:s/>300 <text:s/>308 <text:s/>316 <text:s/>324 <text:s/>332 <text:s/>340 <text:s/>348 <text:s/>356 <text:s/>364 <text:s/>372 <text:s/>380 <text:s/>388 <text:s/>396 <text:s/>404 <text:s/>412 <text:s/>420 <text:s/>428 <text:s/>436 <text:s/>444 <text:s/>452 <text:s/>460 <text:s/>468 <text:s/>476 <text:s/>484 <text:s/>492 <text:s/>500 <text:s/>508 <text:s/>516 <text:s/>524 <text:s/>532 <text:s/>540 <text:s/>548 <text:s/>556 <text:s/>564 <text:s/>572 <text:s/>580 <text:s/>588 <text:s/>596 <text:s/>604 <text:s/>612 <text:s/>620 <text:s/>628 <text:s/>636 <text:s/>644 <text:s/>652 <text:s/>660 <text:s/>668 <text:s/>676 <text:s/>684 <text:s/>692 <text:s/>700 <text:s/>708 <text:s/>716 <text:s/>724 <text:s/>732 <text:s/>740 <text:s/>748 <text:s/>756 <text:s/>764 <text:s/>772 <text:s/>780 <text:s/>788 <text:s/>796 <text:s/>804 <text:s/>812 <text:s/>820 <text:s/>828 <text:s/>836 <text:s/>844 <text:s/>852 <text:s/>860 <text:s/>868 <text:s/>876 <text:s/>884 <text:s/>892 <text:s/>900 <text:s/>908 <text:s/>916 <text:s/>924 <text:s/>932 <text:s/>940 <text:s/>948 <text:s/>956 <text:s/>964 <text:s/>972 <text:s/>980 <text:s/>988 <text:s/>996 1004 1012 1020</text:span></text:p>
            <text:p text:style-name="P1"><text:span text:style-name="T1">5 <text:s text:c="2"/>13 <text:s text:c="2"/>21 <text:s text:c="2"/>29 <text:s text:c="2"/>37 <text:s text:c="2"/>45 <text:s text:c="2"/>53 <text:s text:c="2"/>61 <text:s text:c="2"/>69 <text:s text:c="2"/>77 <text:s text:c="2"/>85 <text:s text:c="2"/>93 <text:s/>101 <text:s/>109 <text:s/>117 <text:s/>125 <text:s/>133 <text:s/>141 <text:s/>149 <text:s/>157 <text:s/>165 <text:s/>173 <text:s/>181 <text:s/>189 <text:s/>197 <text:s/>205 <text:s/>213 <text:s/>221 <text:s/>229 <text:s/>237 <text:s/>245 <text:s/>253 <text:s/>261 <text:s/>269 <text:s/>277 <text:s/>285 <text:s/>293 <text:s/>301 <text:s/>309 <text:s/>317 <text:s/>325 <text:s/>333 <text:s/>341 <text:s/>349 <text:s/>357 <text:s/>365 <text:s/>373 <text:s/>381 <text:s/>389 <text:s/>397 <text:s/>405 <text:s/>413 <text:s/>421 <text:s/>429 <text:s/>437 <text:s/>445 <text:s/>453 <text:s/>461 <text:s/>469 <text:s/>477 <text:s/>485 <text:s/>493 <text:s/>501 <text:s/>509 <text:s/>517 <text:s/>525 <text:s/>533 <text:s/>541 <text:s/>549 <text:s/>557 <text:s/>565 <text:s/>573 <text:s/>581 <text:s/>589 <text:s/>597 <text:s/>605 <text:s/>613 <text:s/>621 <text:s/>629 <text:s/>637 <text:s/>645 <text:s/>653 <text:s/>661 <text:s/>669 <text:s/>677 <text:s/>685 <text:s/>693 <text:s/>701 <text:s/>709 <text:s/>717 <text:s/>725 <text:s/>733 <text:s/>741 <text:s/>749 <text:s/>757 <text:s/>765 <text:s/>773 <text:s/>781 <text:s/>789 <text:s/>797 <text:s/>805 <text:s/>813 <text:s/>821 <text:s/>829 <text:s/>837 <text:s/>845 <text:s/>853 <text:s/>861 <text:s/>869 <text:s/>877 <text:s/>885 <text:s/>893 <text:s/>901 <text:s/>909 <text:s/>917 <text:s/>925 <text:s/>933 <text:s/>941 <text:s/>949 <text:s/>957 <text:s/>965 <text:s/>973 <text:s/>981 <text:s/>989 <text:s/>997 1005 1013 1021</text:span></text:p>
            <text:p text:style-name="P1"><text:span text:style-name="T1">6 <text:s text:c="2"/>14 <text:s text:c="2"/>22 <text:s text:c="2"/>30 <text:s text:c="2"/>38 <text:s text:c="2"/>46 <text:s text:c="2"/>54 <text:s text:c="2"/>62 <text:s text:c="2"/>70 <text:s text:c="2"/>78 <text:s text:c="2"/>86 <text:s text:c="2"/>94 <text:s/>102 <text:s/>110 <text:s/>118 <text:s/>126 <text:s/>134 <text:s/>142 <text:s/>150 <text:s/>158 <text:s/>166 <text:s/>174 <text:s/>182 <text:s/>190 <text:s/>198 <text:s/>206 <text:s/>214 <text:s/>222 <text:s/>230 <text:s/>238 <text:s/>246 <text:s/>254 <text:s/>262 <text:s/>270 <text:s/>278 <text:s/>286 <text:s/>294 <text:s/>302 <text:s/>310 <text:s/>318 <text:s/>326 <text:s/>334 <text:s/>342 <text:s/>350 <text:s/>358 <text:s/>366 <text:s/>374 <text:s/>382 <text:s/>390 <text:s/>398 <text:s/>406 <text:s/>414 <text:s/>422 <text:s/>430 <text:s/>438 <text:s/>446 <text:s/>454 <text:s/>462 <text:s/>470 <text:s/>478 <text:s/>486 <text:s/>494 <text:s/>502 <text:s/>510 <text:s/>518 <text:s/>526 <text:s/>534 <text:s/>542 <text:s/>550 <text:s/>558 <text:s/>566 <text:s/>574 <text:s/>582 <text:s/>590 <text:s/>598 <text:s/>606 <text:s/>614 <text:s/>622 <text:s/>630 <text:s/>638 <text:s/>646 <text:s/>654 <text:s/>662 <text:s/>670 <text:s/>678 <text:s/>686 <text:s/>694 <text:s/>702 <text:s/>710 <text:s/>718 <text:s/>726 <text:s/>734 <text:s/>742 <text:s/>750 <text:s/>758 <text:s/>766 <text:s/>774 <text:s/>782 <text:s/>790 <text:s/>798 <text:s/>806 <text:s/>814 <text:s/>822 <text:s/>830 <text:s/>838 <text:s/>846 <text:s/>854 <text:s/>862 <text:s/>870 <text:s/>878 <text:s/>886 <text:s/>894 <text:s/>902 <text:s/>910 <text:s/>918 <text:s/>926 <text:s/>934 <text:s/>942 <text:s/>950 <text:s/>958 <text:s/>966 <text:s/>974 <text:s/>982 <text:s/>990 <text:s/>998 1006 1014 1022</text:span></text:p>
            <text:p text:style-name="P1"><text:span text:style-name="T1">7 <text:s text:c="2"/>15 <text:s text:c="2"/>23 <text:s text:c="2"/>31 <text:s text:c="2"/>39 <text:s text:c="2"/>47 <text:s text:c="2"/>55 <text:s text:c="2"/>63 <text:s text:c="2"/>71 <text:s text:c="2"/>79 <text:s text:c="2"/>87 <text:s text:c="2"/>95 <text:s/>103 <text:s/>111 <text:s/>119 <text:s/>127 <text:s/>135 <text:s/>143 <text:s/>151 <text:s/>159 <text:s/>167 <text:s/>175 <text:s/>183 <text:s/>191 <text:s/>199 <text:s/>207 <text:s/>215 <text:s/>223 <text:s/>231 <text:s/>239 <text:s/>247 <text:s/>255 <text:s/>263 <text:s/>271 <text:s/>279 <text:s/>287 <text:s/>295 <text:s/>303 <text:s/>311 <text:s/>319 <text:s/>327 <text:s/>335 <text:s/>343 <text:s/>351 <text:s/>359 <text:s/>367 <text:s/>375 <text:s/>383 <text:s/>391 <text:s/>399 <text:s/>407 <text:s/>415 <text:s/>423 <text:s/>431 <text:s/>439 <text:s/>447 <text:s/>455 <text:s/>463 <text:s/>471 <text:s/>479 <text:s/>487 <text:s/>495 <text:s/>503 <text:s/>511 <text:s/>519 <text:s/>527 <text:s/>535 <text:s/>543 <text:s/>551 <text:s/>559 <text:s/>567 <text:s/>575 <text:s/>583 <text:s/>591 <text:s/>599 <text:s/>607 <text:s/>615 <text:s/>623 <text:s/>631 <text:s/>639 <text:s/>647 <text:s/>655 <text:s/>663 <text:s/>671 <text:s/>679 <text:s/>687 <text:s/>695 <text:s/>703 <text:s/>711 <text:s/>719 <text:s/>727 <text:s/>735 <text:s/>743 <text:s/>751 <text:s/>759 <text:s/>767 <text:s/>775 <text:s/>783 <text:s/>791 <text:s/>799 <text:s/>807 <text:s/>815 <text:s/>823 <text:s/>831 <text:s/>839 <text:s/>847 <text:s/>855 <text:s/>863 <text:s/>871 <text:s/>879 <text:s/>887 <text:s/>895 <text:s/>903 <text:s/>911 <text:s/>919 <text:s/>927 <text:s/>935 <text:s/>943 <text:s/>951 <text:s/>959 <text:s/>967 <text:s/>975 <text:s/>983 <text:s/>991 <text:s/>999 1007 1015 1023</text:span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2" draw:layer="layout" svg:width="42cm" svg:height="1.561cm" svg:x="0.078cm" svg:y="20.19cm">
          <draw:text-box>
            <text:p text:style-name="P1"><text:span text:style-name="T1">0 <text:s text:c="3"/>8 <text:s text:c="2"/>16 <text:s text:c="2"/>24 <text:s text:c="2"/>32 <text:s text:c="2"/>40 <text:s text:c="2"/>48 <text:s text:c="2"/>56 <text:s text:c="2"/>64 <text:s text:c="2"/>72 <text:s text:c="2"/>80 <text:s text:c="2"/>88 <text:s text:c="2"/>96 <text:s/>104 <text:s/>112 <text:s/>120 <text:s/>128 <text:s/>136 <text:s/>144 <text:s/>152 <text:s/>160 <text:s/>168 <text:s/>176 <text:s/>184 <text:s/>192 <text:s/>200 <text:s/>208 <text:s/>216 <text:s/>224 <text:s/>232 <text:s/>240 <text:s/>248 <text:s/>256 <text:s/>264 <text:s/>272 <text:s/>280 <text:s/>288 <text:s/>296 <text:s/>304 <text:s/>312 <text:s/>320 <text:s/>328 <text:s/>336 <text:s/>344 <text:s/>352 <text:s/>360 <text:s/>368 <text:s/>376 <text:s/>384 <text:s/>392 <text:s/>400 <text:s/>408 <text:s/>416 <text:s/>424 <text:s/>432 <text:s/>440 <text:s/>448 <text:s/>456 <text:s/>464 <text:s/>472 <text:s/>480 <text:s/>488 <text:s/>496 <text:s/>504 <text:s/>512 <text:s/>520 <text:s/>528 <text:s/>536 <text:s/>544 <text:s/>552 <text:s/>560 <text:s/>568 <text:s/>576 <text:s/>584 <text:s/>592 <text:s/>600 <text:s/>608 <text:s/>616 <text:s/>624 <text:s/>632 <text:s/>640 <text:s/>648 <text:s/>656 <text:s/>664 <text:s/>672 <text:s/>680 <text:s/>688 <text:s/>696 <text:s/>704 <text:s/>712 <text:s/>720 <text:s/>728 <text:s/>736 <text:s/>744 <text:s/>752 <text:s/>760 <text:s/>768 <text:s/>776 <text:s/>784 <text:s/>792 <text:s/>800 <text:s/>808 <text:s/>816 <text:s/>824 <text:s/>832 <text:s/>840 <text:s/>848 <text:s/>856 <text:s/>864 <text:s/>872 <text:s/>880 <text:s/>888 <text:s/>896 <text:s/>904 <text:s/>912 <text:s/>920 <text:s/>928 <text:s/>936 <text:s/>944 <text:s/>952 <text:s/>960 <text:s/>968 <text:s/>976 <text:s/>984 <text:s/>992 1000 1008 1016</text:span></text:p>
            <text:p text:style-name="P1"><text:span text:style-name="T1">1 <text:s text:c="3"/>9 <text:s text:c="2"/>17 <text:s text:c="2"/>25 <text:s text:c="2"/>33 <text:s text:c="2"/>41 <text:s text:c="2"/>49 <text:s text:c="2"/>57 <text:s text:c="2"/>65 <text:s text:c="2"/>73 <text:s text:c="2"/>81 <text:s text:c="2"/>89 <text:s text:c="2"/>97 <text:s/>105 <text:s/>113 <text:s/>121 <text:s/>129 <text:s/>137 <text:s/>145 <text:s/>153 <text:s/>161 <text:s/>169 <text:s/>177 <text:s/>185 <text:s/>193 <text:s/>201 <text:s/>209 <text:s/>217 <text:s/>225 <text:s/>233 <text:s/>241 <text:s/>249 <text:s/>257 <text:s/>265 <text:s/>273 <text:s/>281 <text:s/>289 <text:s/>297 <text:s/>305 <text:s/>313 <text:s/>321 <text:s/>329 <text:s/>337 <text:s/>345 <text:s/>353 <text:s/>361 <text:s/>369 <text:s/>377 <text:s/>385 <text:s/>393 <text:s/>401 <text:s/>409 <text:s/>417 <text:s/>425 <text:s/>433 <text:s/>441 <text:s/>449 <text:s/>457 <text:s/>465 <text:s/>473 <text:s/>481 <text:s/>489 <text:s/>497 <text:s/>505 <text:s/>513 <text:s/>521 <text:s/>529 <text:s/>537 <text:s/>545 <text:s/>553 <text:s/>561 <text:s/>569 <text:s/>577 <text:s/>585 <text:s/>593 <text:s/>601 <text:s/>609 <text:s/>617 <text:s/>625 <text:s/>633 <text:s/>641 <text:s/>649 <text:s/>657 <text:s/>665 <text:s/>673 <text:s/>681 <text:s/>689 <text:s/>697 <text:s/>705 <text:s/>713 <text:s/>721 <text:s/>729 <text:s/>737 <text:s/>745 <text:s/>753 <text:s/>761 <text:s/>769 <text:s/>777 <text:s/>785 <text:s/>793 <text:s/>801 <text:s/>809 <text:s/>817 <text:s/>825 <text:s/>833 <text:s/>841 <text:s/>849 <text:s/>857 <text:s/>865 <text:s/>873 <text:s/>881 <text:s/>889 <text:s/>897 <text:s/>905 <text:s/>913 <text:s/>921 <text:s/>929 <text:s/>937 <text:s/>945 <text:s/>953 <text:s/>961 <text:s/>969 <text:s/>977 <text:s/>985 <text:s/>993 1001 1009 1017</text:span></text:p>
            <text:p text:style-name="P1"><text:span text:style-name="T1">2 <text:s text:c="2"/>10 <text:s text:c="2"/>18 <text:s text:c="2"/>26 <text:s text:c="2"/>34 <text:s text:c="2"/>42 <text:s text:c="2"/>50 <text:s text:c="2"/>58 <text:s text:c="2"/>66 <text:s text:c="2"/>74 <text:s text:c="2"/>82 <text:s text:c="2"/>90 <text:s text:c="2"/>98 <text:s/>106 <text:s/>114 <text:s/>122 <text:s/>130 <text:s/>138 <text:s/>146 <text:s/>154 <text:s/>162 <text:s/>170 <text:s/>178 <text:s/>186 <text:s/>194 <text:s/>202 <text:s/>210 <text:s/>218 <text:s/>226 <text:s/>234 <text:s/>242 <text:s/>250 <text:s/>258 <text:s/>266 <text:s/>274 <text:s/>282 <text:s/>290 <text:s/>298 <text:s/>306 <text:s/>314 <text:s/>322 <text:s/>330 <text:s/>338 <text:s/>346 <text:s/>354 <text:s/>362 <text:s/>370 <text:s/>378 <text:s/>386 <text:s/>394 <text:s/>402 <text:s/>410 <text:s/>418 <text:s/>426 <text:s/>434 <text:s/>442 <text:s/>450 <text:s/>458 <text:s/>466 <text:s/>474 <text:s/>482 <text:s/>490 <text:s/>498 <text:s/>506 <text:s/>514 <text:s/>522 <text:s/>530 <text:s/>538 <text:s/>546 <text:s/>554 <text:s/>562 <text:s/>570 <text:s/>578 <text:s/>586 <text:s/>594 <text:s/>602 <text:s/>610 <text:s/>618 <text:s/>626 <text:s/>634 <text:s/>642 <text:s/>650 <text:s/>658 <text:s/>666 <text:s/>674 <text:s/>682 <text:s/>690 <text:s/>698 <text:s/>706 <text:s/>714 <text:s/>722 <text:s/>730 <text:s/>738 <text:s/>746 <text:s/>754 <text:s/>762 <text:s/>770 <text:s/>778 <text:s/>786 <text:s/>794 <text:s/>802 <text:s/>810 <text:s/>818 <text:s/>826 <text:s/>834 <text:s/>842 <text:s/>850 <text:s/>858 <text:s/>866 <text:s/>874 <text:s/>882 <text:s/>890 <text:s/>898 <text:s/>906 <text:s/>914 <text:s/>922 <text:s/>930 <text:s/>938 <text:s/>946 <text:s/>954 <text:s/>962 <text:s/>970 <text:s/>978 <text:s/>986 <text:s/>994 1002 1010 1018</text:span></text:p>
            <text:p text:style-name="P1"><text:span text:style-name="T1">3 <text:s text:c="2"/>11 <text:s text:c="2"/>19 <text:s text:c="2"/>27 <text:s text:c="2"/>35 <text:s text:c="2"/>43 <text:s text:c="2"/>51 <text:s text:c="2"/>59 <text:s text:c="2"/>67 <text:s text:c="2"/>75 <text:s text:c="2"/>83 <text:s text:c="2"/>91 <text:s text:c="2"/>99 <text:s/>107 <text:s/>115 <text:s/>123 <text:s/>131 <text:s/>139 <text:s/>147 <text:s/>155 <text:s/>163 <text:s/>171 <text:s/>179 <text:s/>187 <text:s/>195 <text:s/>203 <text:s/>211 <text:s/>219 <text:s/>227 <text:s/>235 <text:s/>243 <text:s/>251 <text:s/>259 <text:s/>267 <text:s/>275 <text:s/>283 <text:s/>291 <text:s/>299 <text:s/>307 <text:s/>315 <text:s/>323 <text:s/>331 <text:s/>339 <text:s/>347 <text:s/>355 <text:s/>363 <text:s/>371 <text:s/>379 <text:s/>387 <text:s/>395 <text:s/>403 <text:s/>411 <text:s/>419 <text:s/>427 <text:s/>435 <text:s/>443 <text:s/>451 <text:s/>459 <text:s/>467 <text:s/>475 <text:s/>483 <text:s/>491 <text:s/>499 <text:s/>507 <text:s/>515 <text:s/>523 <text:s/>531 <text:s/>539 <text:s/>547 <text:s/>555 <text:s/>563 <text:s/>571 <text:s/>579 <text:s/>587 <text:s/>595 <text:s/>603 <text:s/>611 <text:s/>619 <text:s/>627 <text:s/>635 <text:s/>643 <text:s/>651 <text:s/>659 <text:s/>667 <text:s/>675 <text:s/>683 <text:s/>691 <text:s/>699 <text:s/>707 <text:s/>715 <text:s/>723 <text:s/>731 <text:s/>739 <text:s/>747 <text:s/>755 <text:s/>763 <text:s/>771 <text:s/>779 <text:s/>787 <text:s/>795 <text:s/>803 <text:s/>811 <text:s/>819 <text:s/>827 <text:s/>835 <text:s/>843 <text:s/>851 <text:s/>859 <text:s/>867 <text:s/>875 <text:s/>883 <text:s/>891 <text:s/>899 <text:s/>907 <text:s/>915 <text:s/>923 <text:s/>931 <text:s/>939 <text:s/>947 <text:s/>955 <text:s/>963 <text:s/>971 <text:s/>979 <text:s/>987 <text:s/>995 1003 1011 1019</text:span></text:p>
            <text:p text:style-name="P1"><text:span text:style-name="T1">4 <text:s text:c="2"/>12 <text:s text:c="2"/>20 <text:s text:c="2"/>28 <text:s text:c="2"/>36 <text:s text:c="2"/>44 <text:s text:c="2"/>52 <text:s text:c="2"/>60 <text:s text:c="2"/>68 <text:s text:c="2"/>76 <text:s text:c="2"/>84 <text:s text:c="2"/>92 <text:s/>100 <text:s/>108 <text:s/>116 <text:s/>124 <text:s/>132 <text:s/>140 <text:s/>148 <text:s/>156 <text:s/>164 <text:s/>172 <text:s/>180 <text:s/>188 <text:s/>196 <text:s/>204 <text:s/>212 <text:s/>220 <text:s/>228 <text:s/>236 <text:s/>244 <text:s/>252 <text:s/>260 <text:s/>268 <text:s/>276 <text:s/>284 <text:s/>292 <text:s/>300 <text:s/>308 <text:s/>316 <text:s/>324 <text:s/>332 <text:s/>340 <text:s/>348 <text:s/>356 <text:s/>364 <text:s/>372 <text:s/>380 <text:s/>388 <text:s/>396 <text:s/>404 <text:s/>412 <text:s/>420 <text:s/>428 <text:s/>436 <text:s/>444 <text:s/>452 <text:s/>460 <text:s/>468 <text:s/>476 <text:s/>484 <text:s/>492 <text:s/>500 <text:s/>508 <text:s/>516 <text:s/>524 <text:s/>532 <text:s/>540 <text:s/>548 <text:s/>556 <text:s/>564 <text:s/>572 <text:s/>580 <text:s/>588 <text:s/>596 <text:s/>604 <text:s/>612 <text:s/>620 <text:s/>628 <text:s/>636 <text:s/>644 <text:s/>652 <text:s/>660 <text:s/>668 <text:s/>676 <text:s/>684 <text:s/>692 <text:s/>700 <text:s/>708 <text:s/>716 <text:s/>724 <text:s/>732 <text:s/>740 <text:s/>748 <text:s/>756 <text:s/>764 <text:s/>772 <text:s/>780 <text:s/>788 <text:s/>796 <text:s/>804 <text:s/>812 <text:s/>820 <text:s/>828 <text:s/>836 <text:s/>844 <text:s/>852 <text:s/>860 <text:s/>868 <text:s/>876 <text:s/>884 <text:s/>892 <text:s/>900 <text:s/>908 <text:s/>916 <text:s/>924 <text:s/>932 <text:s/>940 <text:s/>948 <text:s/>956 <text:s/>964 <text:s/>972 <text:s/>980 <text:s/>988 <text:s/>996 1004 1012 1020</text:span></text:p>
            <text:p text:style-name="P1"><text:span text:style-name="T1">5 <text:s text:c="2"/>13 <text:s text:c="2"/>21 <text:s text:c="2"/>29 <text:s text:c="2"/>37 <text:s text:c="2"/>45 <text:s text:c="2"/>53 <text:s text:c="2"/>61 <text:s text:c="2"/>69 <text:s text:c="2"/>77 <text:s text:c="2"/>85 <text:s text:c="2"/>93 <text:s/>101 <text:s/>109 <text:s/>117 <text:s/>125 <text:s/>133 <text:s/>141 <text:s/>149 <text:s/>157 <text:s/>165 <text:s/>173 <text:s/>181 <text:s/>189 <text:s/>197 <text:s/>205 <text:s/>213 <text:s/>221 <text:s/>229 <text:s/>237 <text:s/>245 <text:s/>253 <text:s/>261 <text:s/>269 <text:s/>277 <text:s/>285 <text:s/>293 <text:s/>301 <text:s/>309 <text:s/>317 <text:s/>325 <text:s/>333 <text:s/>341 <text:s/>349 <text:s/>357 <text:s/>365 <text:s/>373 <text:s/>381 <text:s/>389 <text:s/>397 <text:s/>405 <text:s/>413 <text:s/>421 <text:s/>429 <text:s/>437 <text:s/>445 <text:s/>453 <text:s/>461 <text:s/>469 <text:s/>477 <text:s/>485 <text:s/>493 <text:s/>501 <text:s/>509 <text:s/>517 <text:s/>525 <text:s/>533 <text:s/>541 <text:s/>549 <text:s/>557 <text:s/>565 <text:s/>573 <text:s/>581 <text:s/>589 <text:s/>597 <text:s/>605 <text:s/>613 <text:s/>621 <text:s/>629 <text:s/>637 <text:s/>645 <text:s/>653 <text:s/>661 <text:s/>669 <text:s/>677 <text:s/>685 <text:s/>693 <text:s/>701 <text:s/>709 <text:s/>717 <text:s/>725 <text:s/>733 <text:s/>741 <text:s/>749 <text:s/>757 <text:s/>765 <text:s/>773 <text:s/>781 <text:s/>789 <text:s/>797 <text:s/>805 <text:s/>813 <text:s/>821 <text:s/>829 <text:s/>837 <text:s/>845 <text:s/>853 <text:s/>861 <text:s/>869 <text:s/>877 <text:s/>885 <text:s/>893 <text:s/>901 <text:s/>909 <text:s/>917 <text:s/>925 <text:s/>933 <text:s/>941 <text:s/>949 <text:s/>957 <text:s/>965 <text:s/>973 <text:s/>981 <text:s/>989 <text:s/>997 1005 1013 1021</text:span></text:p>
            <text:p text:style-name="P1"><text:span text:style-name="T1">6 <text:s text:c="2"/>14 <text:s text:c="2"/>22 <text:s text:c="2"/>30 <text:s text:c="2"/>38 <text:s text:c="2"/>46 <text:s text:c="2"/>54 <text:s text:c="2"/>62 <text:s text:c="2"/>70 <text:s text:c="2"/>78 <text:s text:c="2"/>86 <text:s text:c="2"/>94 <text:s/>102 <text:s/>110 <text:s/>118 <text:s/>126 <text:s/>134 <text:s/>142 <text:s/>150 <text:s/>158 <text:s/>166 <text:s/>174 <text:s/>182 <text:s/>190 <text:s/>198 <text:s/>206 <text:s/>214 <text:s/>222 <text:s/>230 <text:s/>238 <text:s/>246 <text:s/>254 <text:s/>262 <text:s/>270 <text:s/>278 <text:s/>286 <text:s/>294 <text:s/>302 <text:s/>310 <text:s/>318 <text:s/>326 <text:s/>334 <text:s/>342 <text:s/>350 <text:s/>358 <text:s/>366 <text:s/>374 <text:s/>382 <text:s/>390 <text:s/>398 <text:s/>406 <text:s/>414 <text:s/>422 <text:s/>430 <text:s/>438 <text:s/>446 <text:s/>454 <text:s/>462 <text:s/>470 <text:s/>478 <text:s/>486 <text:s/>494 <text:s/>502 <text:s/>510 <text:s/>518 <text:s/>526 <text:s/>534 <text:s/>542 <text:s/>550 <text:s/>558 <text:s/>566 <text:s/>574 <text:s/>582 <text:s/>590 <text:s/>598 <text:s/>606 <text:s/>614 <text:s/>622 <text:s/>630 <text:s/>638 <text:s/>646 <text:s/>654 <text:s/>662 <text:s/>670 <text:s/>678 <text:s/>686 <text:s/>694 <text:s/>702 <text:s/>710 <text:s/>718 <text:s/>726 <text:s/>734 <text:s/>742 <text:s/>750 <text:s/>758 <text:s/>766 <text:s/>774 <text:s/>782 <text:s/>790 <text:s/>798 <text:s/>806 <text:s/>814 <text:s/>822 <text:s/>830 <text:s/>838 <text:s/>846 <text:s/>854 <text:s/>862 <text:s/>870 <text:s/>878 <text:s/>886 <text:s/>894 <text:s/>902 <text:s/>910 <text:s/>918 <text:s/>926 <text:s/>934 <text:s/>942 <text:s/>950 <text:s/>958 <text:s/>966 <text:s/>974 <text:s/>982 <text:s/>990 <text:s/>998 1006 1014 1022</text:span></text:p>
            <text:p text:style-name="P1"><text:span text:style-name="T1">7 <text:s text:c="2"/>15 <text:s text:c="2"/>23 <text:s text:c="2"/>31 <text:s text:c="2"/>39 <text:s text:c="2"/>47 <text:s text:c="2"/>55 <text:s text:c="2"/>63 <text:s text:c="2"/>71 <text:s text:c="2"/>79 <text:s text:c="2"/>87 <text:s text:c="2"/>95 <text:s/>103 <text:s/>111 <text:s/>119 <text:s/>127 <text:s/>135 <text:s/>143 <text:s/>151 <text:s/>159 <text:s/>167 <text:s/>175 <text:s/>183 <text:s/>191 <text:s/>199 <text:s/>207 <text:s/>215 <text:s/>223 <text:s/>231 <text:s/>239 <text:s/>247 <text:s/>255 <text:s/>263 <text:s/>271 <text:s/>279 <text:s/>287 <text:s/>295 <text:s/>303 <text:s/>311 <text:s/>319 <text:s/>327 <text:s/>335 <text:s/>343 <text:s/>351 <text:s/>359 <text:s/>367 <text:s/>375 <text:s/>383 <text:s/>391 <text:s/>399 <text:s/>407 <text:s/>415 <text:s/>423 <text:s/>431 <text:s/>439 <text:s/>447 <text:s/>455 <text:s/>463 <text:s/>471 <text:s/>479 <text:s/>487 <text:s/>495 <text:s/>503 <text:s/>511 <text:s/>519 <text:s/>527 <text:s/>535 <text:s/>543 <text:s/>551 <text:s/>559 <text:s/>567 <text:s/>575 <text:s/>583 <text:s/>591 <text:s/>599 <text:s/>607 <text:s/>615 <text:s/>623 <text:s/>631 <text:s/>639 <text:s/>647 <text:s/>655 <text:s/>663 <text:s/>671 <text:s/>679 <text:s/>687 <text:s/>695 <text:s/>703 <text:s/>711 <text:s/>719 <text:s/>727 <text:s/>735 <text:s/>743 <text:s/>751 <text:s/>759 <text:s/>767 <text:s/>775 <text:s/>783 <text:s/>791 <text:s/>799 <text:s/>807 <text:s/>815 <text:s/>823 <text:s/>831 <text:s/>839 <text:s/>847 <text:s/>855 <text:s/>863 <text:s/>871 <text:s/>879 <text:s/>887 <text:s/>895 <text:s/>903 <text:s/>911 <text:s/>919 <text:s/>927 <text:s/>935 <text:s/>943 <text:s/>951 <text:s/>959 <text:s/>967 <text:s/>975 <text:s/>983 <text:s/>991 <text:s/>999 1007 1015 1023</text:span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2" draw:layer="layout" svg:width="42cm" svg:height="1.561cm" svg:x="0.078cm" svg:y="22.23cm">
          <draw:text-box>
            <text:p text:style-name="P1"><text:span text:style-name="T1">0 <text:s text:c="3"/>8 <text:s text:c="2"/>16 <text:s text:c="2"/>24 <text:s text:c="2"/>32 <text:s text:c="2"/>40 <text:s text:c="2"/>48 <text:s text:c="2"/>56 <text:s text:c="2"/>64 <text:s text:c="2"/>72 <text:s text:c="2"/>80 <text:s text:c="2"/>88 <text:s text:c="2"/>96 <text:s/>104 <text:s/>112 <text:s/>120 <text:s/>128 <text:s/>136 <text:s/>144 <text:s/>152 <text:s/>160 <text:s/>168 <text:s/>176 <text:s/>184 <text:s/>192 <text:s/>200 <text:s/>208 <text:s/>216 <text:s/>224 <text:s/>232 <text:s/>240 <text:s/>248 <text:s/>256 <text:s/>264 <text:s/>272 <text:s/>280 <text:s/>288 <text:s/>296 <text:s/>304 <text:s/>312 <text:s/>320 <text:s/>328 <text:s/>336 <text:s/>344 <text:s/>352 <text:s/>360 <text:s/>368 <text:s/>376 <text:s/>384 <text:s/>392 <text:s/>400 <text:s/>408 <text:s/>416 <text:s/>424 <text:s/>432 <text:s/>440 <text:s/>448 <text:s/>456 <text:s/>464 <text:s/>472 <text:s/>480 <text:s/>488 <text:s/>496 <text:s/>504 <text:s/>512 <text:s/>520 <text:s/>528 <text:s/>536 <text:s/>544 <text:s/>552 <text:s/>560 <text:s/>568 <text:s/>576 <text:s/>584 <text:s/>592 <text:s/>600 <text:s/>608 <text:s/>616 <text:s/>624 <text:s/>632 <text:s/>640 <text:s/>648 <text:s/>656 <text:s/>664 <text:s/>672 <text:s/>680 <text:s/>688 <text:s/>696 <text:s/>704 <text:s/>712 <text:s/>720 <text:s/>728 <text:s/>736 <text:s/>744 <text:s/>752 <text:s/>760 <text:s/>768 <text:s/>776 <text:s/>784 <text:s/>792 <text:s/>800 <text:s/>808 <text:s/>816 <text:s/>824 <text:s/>832 <text:s/>840 <text:s/>848 <text:s/>856 <text:s/>864 <text:s/>872 <text:s/>880 <text:s/>888 <text:s/>896 <text:s/>904 <text:s/>912 <text:s/>920 <text:s/>928 <text:s/>936 <text:s/>944 <text:s/>952 <text:s/>960 <text:s/>968 <text:s/>976 <text:s/>984 <text:s/>992 1000 1008 1016</text:span></text:p>
            <text:p text:style-name="P1"><text:span text:style-name="T1">1 <text:s text:c="3"/>9 <text:s text:c="2"/>17 <text:s text:c="2"/>25 <text:s text:c="2"/>33 <text:s text:c="2"/>41 <text:s text:c="2"/>49 <text:s text:c="2"/>57 <text:s text:c="2"/>65 <text:s text:c="2"/>73 <text:s text:c="2"/>81 <text:s text:c="2"/>89 <text:s text:c="2"/>97 <text:s/>105 <text:s/>113 <text:s/>121 <text:s/>129 <text:s/>137 <text:s/>145 <text:s/>153 <text:s/>161 <text:s/>169 <text:s/>177 <text:s/>185 <text:s/>193 <text:s/>201 <text:s/>209 <text:s/>217 <text:s/>225 <text:s/>233 <text:s/>241 <text:s/>249 <text:s/>257 <text:s/>265 <text:s/>273 <text:s/>281 <text:s/>289 <text:s/>297 <text:s/>305 <text:s/>313 <text:s/>321 <text:s/>329 <text:s/>337 <text:s/>345 <text:s/>353 <text:s/>361 <text:s/>369 <text:s/>377 <text:s/>385 <text:s/>393 <text:s/>401 <text:s/>409 <text:s/>417 <text:s/>425 <text:s/>433 <text:s/>441 <text:s/>449 <text:s/>457 <text:s/>465 <text:s/>473 <text:s/>481 <text:s/>489 <text:s/>497 <text:s/>505 <text:s/>513 <text:s/>521 <text:s/>529 <text:s/>537 <text:s/>545 <text:s/>553 <text:s/>561 <text:s/>569 <text:s/>577 <text:s/>585 <text:s/>593 <text:s/>601 <text:s/>609 <text:s/>617 <text:s/>625 <text:s/>633 <text:s/>641 <text:s/>649 <text:s/>657 <text:s/>665 <text:s/>673 <text:s/>681 <text:s/>689 <text:s/>697 <text:s/>705 <text:s/>713 <text:s/>721 <text:s/>729 <text:s/>737 <text:s/>745 <text:s/>753 <text:s/>761 <text:s/>769 <text:s/>777 <text:s/>785 <text:s/>793 <text:s/>801 <text:s/>809 <text:s/>817 <text:s/>825 <text:s/>833 <text:s/>841 <text:s/>849 <text:s/>857 <text:s/>865 <text:s/>873 <text:s/>881 <text:s/>889 <text:s/>897 <text:s/>905 <text:s/>913 <text:s/>921 <text:s/>929 <text:s/>937 <text:s/>945 <text:s/>953 <text:s/>961 <text:s/>969 <text:s/>977 <text:s/>985 <text:s/>993 1001 1009 1017</text:span></text:p>
            <text:p text:style-name="P1"><text:span text:style-name="T1">2 <text:s text:c="2"/>10 <text:s text:c="2"/>18 <text:s text:c="2"/>26 <text:s text:c="2"/>34 <text:s text:c="2"/>42 <text:s text:c="2"/>50 <text:s text:c="2"/>58 <text:s text:c="2"/>66 <text:s text:c="2"/>74 <text:s text:c="2"/>82 <text:s text:c="2"/>90 <text:s text:c="2"/>98 <text:s/>106 <text:s/>114 <text:s/>122 <text:s/>130 <text:s/>138 <text:s/>146 <text:s/>154 <text:s/>162 <text:s/>170 <text:s/>178 <text:s/>186 <text:s/>194 <text:s/>202 <text:s/>210 <text:s/>218 <text:s/>226 <text:s/>234 <text:s/>242 <text:s/>250 <text:s/>258 <text:s/>266 <text:s/>274 <text:s/>282 <text:s/>290 <text:s/>298 <text:s/>306 <text:s/>314 <text:s/>322 <text:s/>330 <text:s/>338 <text:s/>346 <text:s/>354 <text:s/>362 <text:s/>370 <text:s/>378 <text:s/>386 <text:s/>394 <text:s/>402 <text:s/>410 <text:s/>418 <text:s/>426 <text:s/>434 <text:s/>442 <text:s/>450 <text:s/>458 <text:s/>466 <text:s/>474 <text:s/>482 <text:s/>490 <text:s/>498 <text:s/>506 <text:s/>514 <text:s/>522 <text:s/>530 <text:s/>538 <text:s/>546 <text:s/>554 <text:s/>562 <text:s/>570 <text:s/>578 <text:s/>586 <text:s/>594 <text:s/>602 <text:s/>610 <text:s/>618 <text:s/>626 <text:s/>634 <text:s/>642 <text:s/>650 <text:s/>658 <text:s/>666 <text:s/>674 <text:s/>682 <text:s/>690 <text:s/>698 <text:s/>706 <text:s/>714 <text:s/>722 <text:s/>730 <text:s/>738 <text:s/>746 <text:s/>754 <text:s/>762 <text:s/>770 <text:s/>778 <text:s/>786 <text:s/>794 <text:s/>802 <text:s/>810 <text:s/>818 <text:s/>826 <text:s/>834 <text:s/>842 <text:s/>850 <text:s/>858 <text:s/>866 <text:s/>874 <text:s/>882 <text:s/>890 <text:s/>898 <text:s/>906 <text:s/>914 <text:s/>922 <text:s/>930 <text:s/>938 <text:s/>946 <text:s/>954 <text:s/>962 <text:s/>970 <text:s/>978 <text:s/>986 <text:s/>994 1002 1010 1018</text:span></text:p>
            <text:p text:style-name="P1"><text:span text:style-name="T1">3 <text:s text:c="2"/>11 <text:s text:c="2"/>19 <text:s text:c="2"/>27 <text:s text:c="2"/>35 <text:s text:c="2"/>43 <text:s text:c="2"/>51 <text:s text:c="2"/>59 <text:s text:c="2"/>67 <text:s text:c="2"/>75 <text:s text:c="2"/>83 <text:s text:c="2"/>91 <text:s text:c="2"/>99 <text:s/>107 <text:s/>115 <text:s/>123 <text:s/>131 <text:s/>139 <text:s/>147 <text:s/>155 <text:s/>163 <text:s/>171 <text:s/>179 <text:s/>187 <text:s/>195 <text:s/>203 <text:s/>211 <text:s/>219 <text:s/>227 <text:s/>235 <text:s/>243 <text:s/>251 <text:s/>259 <text:s/>267 <text:s/>275 <text:s/>283 <text:s/>291 <text:s/>299 <text:s/>307 <text:s/>315 <text:s/>323 <text:s/>331 <text:s/>339 <text:s/>347 <text:s/>355 <text:s/>363 <text:s/>371 <text:s/>379 <text:s/>387 <text:s/>395 <text:s/>403 <text:s/>411 <text:s/>419 <text:s/>427 <text:s/>435 <text:s/>443 <text:s/>451 <text:s/>459 <text:s/>467 <text:s/>475 <text:s/>483 <text:s/>491 <text:s/>499 <text:s/>507 <text:s/>515 <text:s/>523 <text:s/>531 <text:s/>539 <text:s/>547 <text:s/>555 <text:s/>563 <text:s/>571 <text:s/>579 <text:s/>587 <text:s/>595 <text:s/>603 <text:s/>611 <text:s/>619 <text:s/>627 <text:s/>635 <text:s/>643 <text:s/>651 <text:s/>659 <text:s/>667 <text:s/>675 <text:s/>683 <text:s/>691 <text:s/>699 <text:s/>707 <text:s/>715 <text:s/>723 <text:s/>731 <text:s/>739 <text:s/>747 <text:s/>755 <text:s/>763 <text:s/>771 <text:s/>779 <text:s/>787 <text:s/>795 <text:s/>803 <text:s/>811 <text:s/>819 <text:s/>827 <text:s/>835 <text:s/>843 <text:s/>851 <text:s/>859 <text:s/>867 <text:s/>875 <text:s/>883 <text:s/>891 <text:s/>899 <text:s/>907 <text:s/>915 <text:s/>923 <text:s/>931 <text:s/>939 <text:s/>947 <text:s/>955 <text:s/>963 <text:s/>971 <text:s/>979 <text:s/>987 <text:s/>995 1003 1011 1019</text:span></text:p>
            <text:p text:style-name="P1"><text:span text:style-name="T1">4 <text:s text:c="2"/>12 <text:s text:c="2"/>20 <text:s text:c="2"/>28 <text:s text:c="2"/>36 <text:s text:c="2"/>44 <text:s text:c="2"/>52 <text:s text:c="2"/>60 <text:s text:c="2"/>68 <text:s text:c="2"/>76 <text:s text:c="2"/>84 <text:s text:c="2"/>92 <text:s/>100 <text:s/>108 <text:s/>116 <text:s/>124 <text:s/>132 <text:s/>140 <text:s/>148 <text:s/>156 <text:s/>164 <text:s/>172 <text:s/>180 <text:s/>188 <text:s/>196 <text:s/>204 <text:s/>212 <text:s/>220 <text:s/>228 <text:s/>236 <text:s/>244 <text:s/>252 <text:s/>260 <text:s/>268 <text:s/>276 <text:s/>284 <text:s/>292 <text:s/>300 <text:s/>308 <text:s/>316 <text:s/>324 <text:s/>332 <text:s/>340 <text:s/>348 <text:s/>356 <text:s/>364 <text:s/>372 <text:s/>380 <text:s/>388 <text:s/>396 <text:s/>404 <text:s/>412 <text:s/>420 <text:s/>428 <text:s/>436 <text:s/>444 <text:s/>452 <text:s/>460 <text:s/>468 <text:s/>476 <text:s/>484 <text:s/>492 <text:s/>500 <text:s/>508 <text:s/>516 <text:s/>524 <text:s/>532 <text:s/>540 <text:s/>548 <text:s/>556 <text:s/>564 <text:s/>572 <text:s/>580 <text:s/>588 <text:s/>596 <text:s/>604 <text:s/>612 <text:s/>620 <text:s/>628 <text:s/>636 <text:s/>644 <text:s/>652 <text:s/>660 <text:s/>668 <text:s/>676 <text:s/>684 <text:s/>692 <text:s/>700 <text:s/>708 <text:s/>716 <text:s/>724 <text:s/>732 <text:s/>740 <text:s/>748 <text:s/>756 <text:s/>764 <text:s/>772 <text:s/>780 <text:s/>788 <text:s/>796 <text:s/>804 <text:s/>812 <text:s/>820 <text:s/>828 <text:s/>836 <text:s/>844 <text:s/>852 <text:s/>860 <text:s/>868 <text:s/>876 <text:s/>884 <text:s/>892 <text:s/>900 <text:s/>908 <text:s/>916 <text:s/>924 <text:s/>932 <text:s/>940 <text:s/>948 <text:s/>956 <text:s/>964 <text:s/>972 <text:s/>980 <text:s/>988 <text:s/>996 1004 1012 1020</text:span></text:p>
            <text:p text:style-name="P1"><text:span text:style-name="T1">5 <text:s text:c="2"/>13 <text:s text:c="2"/>21 <text:s text:c="2"/>29 <text:s text:c="2"/>37 <text:s text:c="2"/>45 <text:s text:c="2"/>53 <text:s text:c="2"/>61 <text:s text:c="2"/>69 <text:s text:c="2"/>77 <text:s text:c="2"/>85 <text:s text:c="2"/>93 <text:s/>101 <text:s/>109 <text:s/>117 <text:s/>125 <text:s/>133 <text:s/>141 <text:s/>149 <text:s/>157 <text:s/>165 <text:s/>173 <text:s/>181 <text:s/>189 <text:s/>197 <text:s/>205 <text:s/>213 <text:s/>221 <text:s/>229 <text:s/>237 <text:s/>245 <text:s/>253 <text:s/>261 <text:s/>269 <text:s/>277 <text:s/>285 <text:s/>293 <text:s/>301 <text:s/>309 <text:s/>317 <text:s/>325 <text:s/>333 <text:s/>341 <text:s/>349 <text:s/>357 <text:s/>365 <text:s/>373 <text:s/>381 <text:s/>389 <text:s/>397 <text:s/>405 <text:s/>413 <text:s/>421 <text:s/>429 <text:s/>437 <text:s/>445 <text:s/>453 <text:s/>461 <text:s/>469 <text:s/>477 <text:s/>485 <text:s/>493 <text:s/>501 <text:s/>509 <text:s/>517 <text:s/>525 <text:s/>533 <text:s/>541 <text:s/>549 <text:s/>557 <text:s/>565 <text:s/>573 <text:s/>581 <text:s/>589 <text:s/>597 <text:s/>605 <text:s/>613 <text:s/>621 <text:s/>629 <text:s/>637 <text:s/>645 <text:s/>653 <text:s/>661 <text:s/>669 <text:s/>677 <text:s/>685 <text:s/>693 <text:s/>701 <text:s/>709 <text:s/>717 <text:s/>725 <text:s/>733 <text:s/>741 <text:s/>749 <text:s/>757 <text:s/>765 <text:s/>773 <text:s/>781 <text:s/>789 <text:s/>797 <text:s/>805 <text:s/>813 <text:s/>821 <text:s/>829 <text:s/>837 <text:s/>845 <text:s/>853 <text:s/>861 <text:s/>869 <text:s/>877 <text:s/>885 <text:s/>893 <text:s/>901 <text:s/>909 <text:s/>917 <text:s/>925 <text:s/>933 <text:s/>941 <text:s/>949 <text:s/>957 <text:s/>965 <text:s/>973 <text:s/>981 <text:s/>989 <text:s/>997 1005 1013 1021</text:span></text:p>
            <text:p text:style-name="P1"><text:span text:style-name="T1">6 <text:s text:c="2"/>14 <text:s text:c="2"/>22 <text:s text:c="2"/>30 <text:s text:c="2"/>38 <text:s text:c="2"/>46 <text:s text:c="2"/>54 <text:s text:c="2"/>62 <text:s text:c="2"/>70 <text:s text:c="2"/>78 <text:s text:c="2"/>86 <text:s text:c="2"/>94 <text:s/>102 <text:s/>110 <text:s/>118 <text:s/>126 <text:s/>134 <text:s/>142 <text:s/>150 <text:s/>158 <text:s/>166 <text:s/>174 <text:s/>182 <text:s/>190 <text:s/>198 <text:s/>206 <text:s/>214 <text:s/>222 <text:s/>230 <text:s/>238 <text:s/>246 <text:s/>254 <text:s/>262 <text:s/>270 <text:s/>278 <text:s/>286 <text:s/>294 <text:s/>302 <text:s/>310 <text:s/>318 <text:s/>326 <text:s/>334 <text:s/>342 <text:s/>350 <text:s/>358 <text:s/>366 <text:s/>374 <text:s/>382 <text:s/>390 <text:s/>398 <text:s/>406 <text:s/>414 <text:s/>422 <text:s/>430 <text:s/>438 <text:s/>446 <text:s/>454 <text:s/>462 <text:s/>470 <text:s/>478 <text:s/>486 <text:s/>494 <text:s/>502 <text:s/>510 <text:s/>518 <text:s/>526 <text:s/>534 <text:s/>542 <text:s/>550 <text:s/>558 <text:s/>566 <text:s/>574 <text:s/>582 <text:s/>590 <text:s/>598 <text:s/>606 <text:s/>614 <text:s/>622 <text:s/>630 <text:s/>638 <text:s/>646 <text:s/>654 <text:s/>662 <text:s/>670 <text:s/>678 <text:s/>686 <text:s/>694 <text:s/>702 <text:s/>710 <text:s/>718 <text:s/>726 <text:s/>734 <text:s/>742 <text:s/>750 <text:s/>758 <text:s/>766 <text:s/>774 <text:s/>782 <text:s/>790 <text:s/>798 <text:s/>806 <text:s/>814 <text:s/>822 <text:s/>830 <text:s/>838 <text:s/>846 <text:s/>854 <text:s/>862 <text:s/>870 <text:s/>878 <text:s/>886 <text:s/>894 <text:s/>902 <text:s/>910 <text:s/>918 <text:s/>926 <text:s/>934 <text:s/>942 <text:s/>950 <text:s/>958 <text:s/>966 <text:s/>974 <text:s/>982 <text:s/>990 <text:s/>998 1006 1014 1022</text:span></text:p>
            <text:p text:style-name="P1"><text:span text:style-name="T1">7 <text:s text:c="2"/>15 <text:s text:c="2"/>23 <text:s text:c="2"/>31 <text:s text:c="2"/>39 <text:s text:c="2"/>47 <text:s text:c="2"/>55 <text:s text:c="2"/>63 <text:s text:c="2"/>71 <text:s text:c="2"/>79 <text:s text:c="2"/>87 <text:s text:c="2"/>95 <text:s/>103 <text:s/>111 <text:s/>119 <text:s/>127 <text:s/>135 <text:s/>143 <text:s/>151 <text:s/>159 <text:s/>167 <text:s/>175 <text:s/>183 <text:s/>191 <text:s/>199 <text:s/>207 <text:s/>215 <text:s/>223 <text:s/>231 <text:s/>239 <text:s/>247 <text:s/>255 <text:s/>263 <text:s/>271 <text:s/>279 <text:s/>287 <text:s/>295 <text:s/>303 <text:s/>311 <text:s/>319 <text:s/>327 <text:s/>335 <text:s/>343 <text:s/>351 <text:s/>359 <text:s/>367 <text:s/>375 <text:s/>383 <text:s/>391 <text:s/>399 <text:s/>407 <text:s/>415 <text:s/>423 <text:s/>431 <text:s/>439 <text:s/>447 <text:s/>455 <text:s/>463 <text:s/>471 <text:s/>479 <text:s/>487 <text:s/>495 <text:s/>503 <text:s/>511 <text:s/>519 <text:s/>527 <text:s/>535 <text:s/>543 <text:s/>551 <text:s/>559 <text:s/>567 <text:s/>575 <text:s/>583 <text:s/>591 <text:s/>599 <text:s/>607 <text:s/>615 <text:s/>623 <text:s/>631 <text:s/>639 <text:s/>647 <text:s/>655 <text:s/>663 <text:s/>671 <text:s/>679 <text:s/>687 <text:s/>695 <text:s/>703 <text:s/>711 <text:s/>719 <text:s/>727 <text:s/>735 <text:s/>743 <text:s/>751 <text:s/>759 <text:s/>767 <text:s/>775 <text:s/>783 <text:s/>791 <text:s/>799 <text:s/>807 <text:s/>815 <text:s/>823 <text:s/>831 <text:s/>839 <text:s/>847 <text:s/>855 <text:s/>863 <text:s/>871 <text:s/>879 <text:s/>887 <text:s/>895 <text:s/>903 <text:s/>911 <text:s/>919 <text:s/>927 <text:s/>935 <text:s/>943 <text:s/>951 <text:s/>959 <text:s/>967 <text:s/>975 <text:s/>983 <text:s/>991 <text:s/>999 1007 1015 1023</text:span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2" draw:layer="layout" svg:width="42cm" svg:height="1.561cm" svg:x="0.078cm" svg:y="24.271cm">
          <draw:text-box>
            <text:p text:style-name="P1"><text:span text:style-name="T1">0 <text:s text:c="3"/>8 <text:s text:c="2"/>16 <text:s text:c="2"/>24 <text:s text:c="2"/>32 <text:s text:c="2"/>40 <text:s text:c="2"/>48 <text:s text:c="2"/>56 <text:s text:c="2"/>64 <text:s text:c="2"/>72 <text:s text:c="2"/>80 <text:s text:c="2"/>88 <text:s text:c="2"/>96 <text:s/>104 <text:s/>112 <text:s/>120 <text:s/>128 <text:s/>136 <text:s/>144 <text:s/>152 <text:s/>160 <text:s/>168 <text:s/>176 <text:s/>184 <text:s/>192 <text:s/>200 <text:s/>208 <text:s/>216 <text:s/>224 <text:s/>232 <text:s/>240 <text:s/>248 <text:s/>256 <text:s/>264 <text:s/>272 <text:s/>280 <text:s/>288 <text:s/>296 <text:s/>304 <text:s/>312 <text:s/>320 <text:s/>328 <text:s/>336 <text:s/>344 <text:s/>352 <text:s/>360 <text:s/>368 <text:s/>376 <text:s/>384 <text:s/>392 <text:s/>400 <text:s/>408 <text:s/>416 <text:s/>424 <text:s/>432 <text:s/>440 <text:s/>448 <text:s/>456 <text:s/>464 <text:s/>472 <text:s/>480 <text:s/>488 <text:s/>496 <text:s/>504 <text:s/>512 <text:s/>520 <text:s/>528 <text:s/>536 <text:s/>544 <text:s/>552 <text:s/>560 <text:s/>568 <text:s/>576 <text:s/>584 <text:s/>592 <text:s/>600 <text:s/>608 <text:s/>616 <text:s/>624 <text:s/>632 <text:s/>640 <text:s/>648 <text:s/>656 <text:s/>664 <text:s/>672 <text:s/>680 <text:s/>688 <text:s/>696 <text:s/>704 <text:s/>712 <text:s/>720 <text:s/>728 <text:s/>736 <text:s/>744 <text:s/>752 <text:s/>760 <text:s/>768 <text:s/>776 <text:s/>784 <text:s/>792 <text:s/>800 <text:s/>808 <text:s/>816 <text:s/>824 <text:s/>832 <text:s/>840 <text:s/>848 <text:s/>856 <text:s/>864 <text:s/>872 <text:s/>880 <text:s/>888 <text:s/>896 <text:s/>904 <text:s/>912 <text:s/>920 <text:s/>928 <text:s/>936 <text:s/>944 <text:s/>952 <text:s/>960 <text:s/>968 <text:s/>976 <text:s/>984 <text:s/>992 1000 1008 1016</text:span></text:p>
            <text:p text:style-name="P1"><text:span text:style-name="T1">1 <text:s text:c="3"/>9 <text:s text:c="2"/>17 <text:s text:c="2"/>25 <text:s text:c="2"/>33 <text:s text:c="2"/>41 <text:s text:c="2"/>49 <text:s text:c="2"/>57 <text:s text:c="2"/>65 <text:s text:c="2"/>73 <text:s text:c="2"/>81 <text:s text:c="2"/>89 <text:s text:c="2"/>97 <text:s/>105 <text:s/>113 <text:s/>121 <text:s/>129 <text:s/>137 <text:s/>145 <text:s/>153 <text:s/>161 <text:s/>169 <text:s/>177 <text:s/>185 <text:s/>193 <text:s/>201 <text:s/>209 <text:s/>217 <text:s/>225 <text:s/>233 <text:s/>241 <text:s/>249 <text:s/>257 <text:s/>265 <text:s/>273 <text:s/>281 <text:s/>289 <text:s/>297 <text:s/>305 <text:s/>313 <text:s/>321 <text:s/>329 <text:s/>337 <text:s/>345 <text:s/>353 <text:s/>361 <text:s/>369 <text:s/>377 <text:s/>385 <text:s/>393 <text:s/>401 <text:s/>409 <text:s/>417 <text:s/>425 <text:s/>433 <text:s/>441 <text:s/>449 <text:s/>457 <text:s/>465 <text:s/>473 <text:s/>481 <text:s/>489 <text:s/>497 <text:s/>505 <text:s/>513 <text:s/>521 <text:s/>529 <text:s/>537 <text:s/>545 <text:s/>553 <text:s/>561 <text:s/>569 <text:s/>577 <text:s/>585 <text:s/>593 <text:s/>601 <text:s/>609 <text:s/>617 <text:s/>625 <text:s/>633 <text:s/>641 <text:s/>649 <text:s/>657 <text:s/>665 <text:s/>673 <text:s/>681 <text:s/>689 <text:s/>697 <text:s/>705 <text:s/>713 <text:s/>721 <text:s/>729 <text:s/>737 <text:s/>745 <text:s/>753 <text:s/>761 <text:s/>769 <text:s/>777 <text:s/>785 <text:s/>793 <text:s/>801 <text:s/>809 <text:s/>817 <text:s/>825 <text:s/>833 <text:s/>841 <text:s/>849 <text:s/>857 <text:s/>865 <text:s/>873 <text:s/>881 <text:s/>889 <text:s/>897 <text:s/>905 <text:s/>913 <text:s/>921 <text:s/>929 <text:s/>937 <text:s/>945 <text:s/>953 <text:s/>961 <text:s/>969 <text:s/>977 <text:s/>985 <text:s/>993 1001 1009 1017</text:span></text:p>
            <text:p text:style-name="P1"><text:span text:style-name="T1">2 <text:s text:c="2"/>10 <text:s text:c="2"/>18 <text:s text:c="2"/>26 <text:s text:c="2"/>34 <text:s text:c="2"/>42 <text:s text:c="2"/>50 <text:s text:c="2"/>58 <text:s text:c="2"/>66 <text:s text:c="2"/>74 <text:s text:c="2"/>82 <text:s text:c="2"/>90 <text:s text:c="2"/>98 <text:s/>106 <text:s/>114 <text:s/>122 <text:s/>130 <text:s/>138 <text:s/>146 <text:s/>154 <text:s/>162 <text:s/>170 <text:s/>178 <text:s/>186 <text:s/>194 <text:s/>202 <text:s/>210 <text:s/>218 <text:s/>226 <text:s/>234 <text:s/>242 <text:s/>250 <text:s/>258 <text:s/>266 <text:s/>274 <text:s/>282 <text:s/>290 <text:s/>298 <text:s/>306 <text:s/>314 <text:s/>322 <text:s/>330 <text:s/>338 <text:s/>346 <text:s/>354 <text:s/>362 <text:s/>370 <text:s/>378 <text:s/>386 <text:s/>394 <text:s/>402 <text:s/>410 <text:s/>418 <text:s/>426 <text:s/>434 <text:s/>442 <text:s/>450 <text:s/>458 <text:s/>466 <text:s/>474 <text:s/>482 <text:s/>490 <text:s/>498 <text:s/>506 <text:s/>514 <text:s/>522 <text:s/>530 <text:s/>538 <text:s/>546 <text:s/>554 <text:s/>562 <text:s/>570 <text:s/>578 <text:s/>586 <text:s/>594 <text:s/>602 <text:s/>610 <text:s/>618 <text:s/>626 <text:s/>634 <text:s/>642 <text:s/>650 <text:s/>658 <text:s/>666 <text:s/>674 <text:s/>682 <text:s/>690 <text:s/>698 <text:s/>706 <text:s/>714 <text:s/>722 <text:s/>730 <text:s/>738 <text:s/>746 <text:s/>754 <text:s/>762 <text:s/>770 <text:s/>778 <text:s/>786 <text:s/>794 <text:s/>802 <text:s/>810 <text:s/>818 <text:s/>826 <text:s/>834 <text:s/>842 <text:s/>850 <text:s/>858 <text:s/>866 <text:s/>874 <text:s/>882 <text:s/>890 <text:s/>898 <text:s/>906 <text:s/>914 <text:s/>922 <text:s/>930 <text:s/>938 <text:s/>946 <text:s/>954 <text:s/>962 <text:s/>970 <text:s/>978 <text:s/>986 <text:s/>994 1002 1010 1018</text:span></text:p>
            <text:p text:style-name="P1"><text:span text:style-name="T1">3 <text:s text:c="2"/>11 <text:s text:c="2"/>19 <text:s text:c="2"/>27 <text:s text:c="2"/>35 <text:s text:c="2"/>43 <text:s text:c="2"/>51 <text:s text:c="2"/>59 <text:s text:c="2"/>67 <text:s text:c="2"/>75 <text:s text:c="2"/>83 <text:s text:c="2"/>91 <text:s text:c="2"/>99 <text:s/>107 <text:s/>115 <text:s/>123 <text:s/>131 <text:s/>139 <text:s/>147 <text:s/>155 <text:s/>163 <text:s/>171 <text:s/>179 <text:s/>187 <text:s/>195 <text:s/>203 <text:s/>211 <text:s/>219 <text:s/>227 <text:s/>235 <text:s/>243 <text:s/>251 <text:s/>259 <text:s/>267 <text:s/>275 <text:s/>283 <text:s/>291 <text:s/>299 <text:s/>307 <text:s/>315 <text:s/>323 <text:s/>331 <text:s/>339 <text:s/>347 <text:s/>355 <text:s/>363 <text:s/>371 <text:s/>379 <text:s/>387 <text:s/>395 <text:s/>403 <text:s/>411 <text:s/>419 <text:s/>427 <text:s/>435 <text:s/>443 <text:s/>451 <text:s/>459 <text:s/>467 <text:s/>475 <text:s/>483 <text:s/>491 <text:s/>499 <text:s/>507 <text:s/>515 <text:s/>523 <text:s/>531 <text:s/>539 <text:s/>547 <text:s/>555 <text:s/>563 <text:s/>571 <text:s/>579 <text:s/>587 <text:s/>595 <text:s/>603 <text:s/>611 <text:s/>619 <text:s/>627 <text:s/>635 <text:s/>643 <text:s/>651 <text:s/>659 <text:s/>667 <text:s/>675 <text:s/>683 <text:s/>691 <text:s/>699 <text:s/>707 <text:s/>715 <text:s/>723 <text:s/>731 <text:s/>739 <text:s/>747 <text:s/>755 <text:s/>763 <text:s/>771 <text:s/>779 <text:s/>787 <text:s/>795 <text:s/>803 <text:s/>811 <text:s/>819 <text:s/>827 <text:s/>835 <text:s/>843 <text:s/>851 <text:s/>859 <text:s/>867 <text:s/>875 <text:s/>883 <text:s/>891 <text:s/>899 <text:s/>907 <text:s/>915 <text:s/>923 <text:s/>931 <text:s/>939 <text:s/>947 <text:s/>955 <text:s/>963 <text:s/>971 <text:s/>979 <text:s/>987 <text:s/>995 1003 1011 1019</text:span></text:p>
            <text:p text:style-name="P1"><text:span text:style-name="T1">4 <text:s text:c="2"/>12 <text:s text:c="2"/>20 <text:s text:c="2"/>28 <text:s text:c="2"/>36 <text:s text:c="2"/>44 <text:s text:c="2"/>52 <text:s text:c="2"/>60 <text:s text:c="2"/>68 <text:s text:c="2"/>76 <text:s text:c="2"/>84 <text:s text:c="2"/>92 <text:s/>100 <text:s/>108 <text:s/>116 <text:s/>124 <text:s/>132 <text:s/>140 <text:s/>148 <text:s/>156 <text:s/>164 <text:s/>172 <text:s/>180 <text:s/>188 <text:s/>196 <text:s/>204 <text:s/>212 <text:s/>220 <text:s/>228 <text:s/>236 <text:s/>244 <text:s/>252 <text:s/>260 <text:s/>268 <text:s/>276 <text:s/>284 <text:s/>292 <text:s/>300 <text:s/>308 <text:s/>316 <text:s/>324 <text:s/>332 <text:s/>340 <text:s/>348 <text:s/>356 <text:s/>364 <text:s/>372 <text:s/>380 <text:s/>388 <text:s/>396 <text:s/>404 <text:s/>412 <text:s/>420 <text:s/>428 <text:s/>436 <text:s/>444 <text:s/>452 <text:s/>460 <text:s/>468 <text:s/>476 <text:s/>484 <text:s/>492 <text:s/>500 <text:s/>508 <text:s/>516 <text:s/>524 <text:s/>532 <text:s/>540 <text:s/>548 <text:s/>556 <text:s/>564 <text:s/>572 <text:s/>580 <text:s/>588 <text:s/>596 <text:s/>604 <text:s/>612 <text:s/>620 <text:s/>628 <text:s/>636 <text:s/>644 <text:s/>652 <text:s/>660 <text:s/>668 <text:s/>676 <text:s/>684 <text:s/>692 <text:s/>700 <text:s/>708 <text:s/>716 <text:s/>724 <text:s/>732 <text:s/>740 <text:s/>748 <text:s/>756 <text:s/>764 <text:s/>772 <text:s/>780 <text:s/>788 <text:s/>796 <text:s/>804 <text:s/>812 <text:s/>820 <text:s/>828 <text:s/>836 <text:s/>844 <text:s/>852 <text:s/>860 <text:s/>868 <text:s/>876 <text:s/>884 <text:s/>892 <text:s/>900 <text:s/>908 <text:s/>916 <text:s/>924 <text:s/>932 <text:s/>940 <text:s/>948 <text:s/>956 <text:s/>964 <text:s/>972 <text:s/>980 <text:s/>988 <text:s/>996 1004 1012 1020</text:span></text:p>
            <text:p text:style-name="P1"><text:span text:style-name="T1">5 <text:s text:c="2"/>13 <text:s text:c="2"/>21 <text:s text:c="2"/>29 <text:s text:c="2"/>37 <text:s text:c="2"/>45 <text:s text:c="2"/>53 <text:s text:c="2"/>61 <text:s text:c="2"/>69 <text:s text:c="2"/>77 <text:s text:c="2"/>85 <text:s text:c="2"/>93 <text:s/>101 <text:s/>109 <text:s/>117 <text:s/>125 <text:s/>133 <text:s/>141 <text:s/>149 <text:s/>157 <text:s/>165 <text:s/>173 <text:s/>181 <text:s/>189 <text:s/>197 <text:s/>205 <text:s/>213 <text:s/>221 <text:s/>229 <text:s/>237 <text:s/>245 <text:s/>253 <text:s/>261 <text:s/>269 <text:s/>277 <text:s/>285 <text:s/>293 <text:s/>301 <text:s/>309 <text:s/>317 <text:s/>325 <text:s/>333 <text:s/>341 <text:s/>349 <text:s/>357 <text:s/>365 <text:s/>373 <text:s/>381 <text:s/>389 <text:s/>397 <text:s/>405 <text:s/>413 <text:s/>421 <text:s/>429 <text:s/>437 <text:s/>445 <text:s/>453 <text:s/>461 <text:s/>469 <text:s/>477 <text:s/>485 <text:s/>493 <text:s/>501 <text:s/>509 <text:s/>517 <text:s/>525 <text:s/>533 <text:s/>541 <text:s/>549 <text:s/>557 <text:s/>565 <text:s/>573 <text:s/>581 <text:s/>589 <text:s/>597 <text:s/>605 <text:s/>613 <text:s/>621 <text:s/>629 <text:s/>637 <text:s/>645 <text:s/>653 <text:s/>661 <text:s/>669 <text:s/>677 <text:s/>685 <text:s/>693 <text:s/>701 <text:s/>709 <text:s/>717 <text:s/>725 <text:s/>733 <text:s/>741 <text:s/>749 <text:s/>757 <text:s/>765 <text:s/>773 <text:s/>781 <text:s/>789 <text:s/>797 <text:s/>805 <text:s/>813 <text:s/>821 <text:s/>829 <text:s/>837 <text:s/>845 <text:s/>853 <text:s/>861 <text:s/>869 <text:s/>877 <text:s/>885 <text:s/>893 <text:s/>901 <text:s/>909 <text:s/>917 <text:s/>925 <text:s/>933 <text:s/>941 <text:s/>949 <text:s/>957 <text:s/>965 <text:s/>973 <text:s/>981 <text:s/>989 <text:s/>997 1005 1013 1021</text:span></text:p>
            <text:p text:style-name="P1"><text:span text:style-name="T1">6 <text:s text:c="2"/>14 <text:s text:c="2"/>22 <text:s text:c="2"/>30 <text:s text:c="2"/>38 <text:s text:c="2"/>46 <text:s text:c="2"/>54 <text:s text:c="2"/>62 <text:s text:c="2"/>70 <text:s text:c="2"/>78 <text:s text:c="2"/>86 <text:s text:c="2"/>94 <text:s/>102 <text:s/>110 <text:s/>118 <text:s/>126 <text:s/>134 <text:s/>142 <text:s/>150 <text:s/>158 <text:s/>166 <text:s/>174 <text:s/>182 <text:s/>190 <text:s/>198 <text:s/>206 <text:s/>214 <text:s/>222 <text:s/>230 <text:s/>238 <text:s/>246 <text:s/>254 <text:s/>262 <text:s/>270 <text:s/>278 <text:s/>286 <text:s/>294 <text:s/>302 <text:s/>310 <text:s/>318 <text:s/>326 <text:s/>334 <text:s/>342 <text:s/>350 <text:s/>358 <text:s/>366 <text:s/>374 <text:s/>382 <text:s/>390 <text:s/>398 <text:s/>406 <text:s/>414 <text:s/>422 <text:s/>430 <text:s/>438 <text:s/>446 <text:s/>454 <text:s/>462 <text:s/>470 <text:s/>478 <text:s/>486 <text:s/>494 <text:s/>502 <text:s/>510 <text:s/>518 <text:s/>526 <text:s/>534 <text:s/>542 <text:s/>550 <text:s/>558 <text:s/>566 <text:s/>574 <text:s/>582 <text:s/>590 <text:s/>598 <text:s/>606 <text:s/>614 <text:s/>622 <text:s/>630 <text:s/>638 <text:s/>646 <text:s/>654 <text:s/>662 <text:s/>670 <text:s/>678 <text:s/>686 <text:s/>694 <text:s/>702 <text:s/>710 <text:s/>718 <text:s/>726 <text:s/>734 <text:s/>742 <text:s/>750 <text:s/>758 <text:s/>766 <text:s/>774 <text:s/>782 <text:s/>790 <text:s/>798 <text:s/>806 <text:s/>814 <text:s/>822 <text:s/>830 <text:s/>838 <text:s/>846 <text:s/>854 <text:s/>862 <text:s/>870 <text:s/>878 <text:s/>886 <text:s/>894 <text:s/>902 <text:s/>910 <text:s/>918 <text:s/>926 <text:s/>934 <text:s/>942 <text:s/>950 <text:s/>958 <text:s/>966 <text:s/>974 <text:s/>982 <text:s/>990 <text:s/>998 1006 1014 1022</text:span></text:p>
            <text:p text:style-name="P1"><text:span text:style-name="T1">7 <text:s text:c="2"/>15 <text:s text:c="2"/>23 <text:s text:c="2"/>31 <text:s text:c="2"/>39 <text:s text:c="2"/>47 <text:s text:c="2"/>55 <text:s text:c="2"/>63 <text:s text:c="2"/>71 <text:s text:c="2"/>79 <text:s text:c="2"/>87 <text:s text:c="2"/>95 <text:s/>103 <text:s/>111 <text:s/>119 <text:s/>127 <text:s/>135 <text:s/>143 <text:s/>151 <text:s/>159 <text:s/>167 <text:s/>175 <text:s/>183 <text:s/>191 <text:s/>199 <text:s/>207 <text:s/>215 <text:s/>223 <text:s/>231 <text:s/>239 <text:s/>247 <text:s/>255 <text:s/>263 <text:s/>271 <text:s/>279 <text:s/>287 <text:s/>295 <text:s/>303 <text:s/>311 <text:s/>319 <text:s/>327 <text:s/>335 <text:s/>343 <text:s/>351 <text:s/>359 <text:s/>367 <text:s/>375 <text:s/>383 <text:s/>391 <text:s/>399 <text:s/>407 <text:s/>415 <text:s/>423 <text:s/>431 <text:s/>439 <text:s/>447 <text:s/>455 <text:s/>463 <text:s/>471 <text:s/>479 <text:s/>487 <text:s/>495 <text:s/>503 <text:s/>511 <text:s/>519 <text:s/>527 <text:s/>535 <text:s/>543 <text:s/>551 <text:s/>559 <text:s/>567 <text:s/>575 <text:s/>583 <text:s/>591 <text:s/>599 <text:s/>607 <text:s/>615 <text:s/>623 <text:s/>631 <text:s/>639 <text:s/>647 <text:s/>655 <text:s/>663 <text:s/>671 <text:s/>679 <text:s/>687 <text:s/>695 <text:s/>703 <text:s/>711 <text:s/>719 <text:s/>727 <text:s/>735 <text:s/>743 <text:s/>751 <text:s/>759 <text:s/>767 <text:s/>775 <text:s/>783 <text:s/>791 <text:s/>799 <text:s/>807 <text:s/>815 <text:s/>823 <text:s/>831 <text:s/>839 <text:s/>847 <text:s/>855 <text:s/>863 <text:s/>871 <text:s/>879 <text:s/>887 <text:s/>895 <text:s/>903 <text:s/>911 <text:s/>919 <text:s/>927 <text:s/>935 <text:s/>943 <text:s/>951 <text:s/>959 <text:s/>967 <text:s/>975 <text:s/>983 <text:s/>991 <text:s/>999 1007 1015 1023</text:span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2" draw:layer="layout" svg:width="42cm" svg:height="1.561cm" svg:x="0.078cm" svg:y="26.311cm">
          <draw:text-box>
            <text:p text:style-name="P1"><text:span text:style-name="T1">0 <text:s text:c="3"/>8 <text:s text:c="2"/>16 <text:s text:c="2"/>24 <text:s text:c="2"/>32 <text:s text:c="2"/>40 <text:s text:c="2"/>48 <text:s text:c="2"/>56 <text:s text:c="2"/>64 <text:s text:c="2"/>72 <text:s text:c="2"/>80 <text:s text:c="2"/>88 <text:s text:c="2"/>96 <text:s/>104 <text:s/>112 <text:s/>120 <text:s/>128 <text:s/>136 <text:s/>144 <text:s/>152 <text:s/>160 <text:s/>168 <text:s/>176 <text:s/>184 <text:s/>192 <text:s/>200 <text:s/>208 <text:s/>216 <text:s/>224 <text:s/>232 <text:s/>240 <text:s/>248 <text:s/>256 <text:s/>264 <text:s/>272 <text:s/>280 <text:s/>288 <text:s/>296 <text:s/>304 <text:s/>312 <text:s/>320 <text:s/>328 <text:s/>336 <text:s/>344 <text:s/>352 <text:s/>360 <text:s/>368 <text:s/>376 <text:s/>384 <text:s/>392 <text:s/>400 <text:s/>408 <text:s/>416 <text:s/>424 <text:s/>432 <text:s/>440 <text:s/>448 <text:s/>456 <text:s/>464 <text:s/>472 <text:s/>480 <text:s/>488 <text:s/>496 <text:s/>504 <text:s/>512 <text:s/>520 <text:s/>528 <text:s/>536 <text:s/>544 <text:s/>552 <text:s/>560 <text:s/>568 <text:s/>576 <text:s/>584 <text:s/>592 <text:s/>600 <text:s/>608 <text:s/>616 <text:s/>624 <text:s/>632 <text:s/>640 <text:s/>648 <text:s/>656 <text:s/>664 <text:s/>672 <text:s/>680 <text:s/>688 <text:s/>696 <text:s/>704 <text:s/>712 <text:s/>720 <text:s/>728 <text:s/>736 <text:s/>744 <text:s/>752 <text:s/>760 <text:s/>768 <text:s/>776 <text:s/>784 <text:s/>792 <text:s/>800 <text:s/>808 <text:s/>816 <text:s/>824 <text:s/>832 <text:s/>840 <text:s/>848 <text:s/>856 <text:s/>864 <text:s/>872 <text:s/>880 <text:s/>888 <text:s/>896 <text:s/>904 <text:s/>912 <text:s/>920 <text:s/>928 <text:s/>936 <text:s/>944 <text:s/>952 <text:s/>960 <text:s/>968 <text:s/>976 <text:s/>984 <text:s/>992 1000 1008 1016</text:span></text:p>
            <text:p text:style-name="P1"><text:span text:style-name="T1">1 <text:s text:c="3"/>9 <text:s text:c="2"/>17 <text:s text:c="2"/>25 <text:s text:c="2"/>33 <text:s text:c="2"/>41 <text:s text:c="2"/>49 <text:s text:c="2"/>57 <text:s text:c="2"/>65 <text:s text:c="2"/>73 <text:s text:c="2"/>81 <text:s text:c="2"/>89 <text:s text:c="2"/>97 <text:s/>105 <text:s/>113 <text:s/>121 <text:s/>129 <text:s/>137 <text:s/>145 <text:s/>153 <text:s/>161 <text:s/>169 <text:s/>177 <text:s/>185 <text:s/>193 <text:s/>201 <text:s/>209 <text:s/>217 <text:s/>225 <text:s/>233 <text:s/>241 <text:s/>249 <text:s/>257 <text:s/>265 <text:s/>273 <text:s/>281 <text:s/>289 <text:s/>297 <text:s/>305 <text:s/>313 <text:s/>321 <text:s/>329 <text:s/>337 <text:s/>345 <text:s/>353 <text:s/>361 <text:s/>369 <text:s/>377 <text:s/>385 <text:s/>393 <text:s/>401 <text:s/>409 <text:s/>417 <text:s/>425 <text:s/>433 <text:s/>441 <text:s/>449 <text:s/>457 <text:s/>465 <text:s/>473 <text:s/>481 <text:s/>489 <text:s/>497 <text:s/>505 <text:s/>513 <text:s/>521 <text:s/>529 <text:s/>537 <text:s/>545 <text:s/>553 <text:s/>561 <text:s/>569 <text:s/>577 <text:s/>585 <text:s/>593 <text:s/>601 <text:s/>609 <text:s/>617 <text:s/>625 <text:s/>633 <text:s/>641 <text:s/>649 <text:s/>657 <text:s/>665 <text:s/>673 <text:s/>681 <text:s/>689 <text:s/>697 <text:s/>705 <text:s/>713 <text:s/>721 <text:s/>729 <text:s/>737 <text:s/>745 <text:s/>753 <text:s/>761 <text:s/>769 <text:s/>777 <text:s/>785 <text:s/>793 <text:s/>801 <text:s/>809 <text:s/>817 <text:s/>825 <text:s/>833 <text:s/>841 <text:s/>849 <text:s/>857 <text:s/>865 <text:s/>873 <text:s/>881 <text:s/>889 <text:s/>897 <text:s/>905 <text:s/>913 <text:s/>921 <text:s/>929 <text:s/>937 <text:s/>945 <text:s/>953 <text:s/>961 <text:s/>969 <text:s/>977 <text:s/>985 <text:s/>993 1001 1009 1017</text:span></text:p>
            <text:p text:style-name="P1"><text:span text:style-name="T1">2 <text:s text:c="2"/>10 <text:s text:c="2"/>18 <text:s text:c="2"/>26 <text:s text:c="2"/>34 <text:s text:c="2"/>42 <text:s text:c="2"/>50 <text:s text:c="2"/>58 <text:s text:c="2"/>66 <text:s text:c="2"/>74 <text:s text:c="2"/>82 <text:s text:c="2"/>90 <text:s text:c="2"/>98 <text:s/>106 <text:s/>114 <text:s/>122 <text:s/>130 <text:s/>138 <text:s/>146 <text:s/>154 <text:s/>162 <text:s/>170 <text:s/>178 <text:s/>186 <text:s/>194 <text:s/>202 <text:s/>210 <text:s/>218 <text:s/>226 <text:s/>234 <text:s/>242 <text:s/>250 <text:s/>258 <text:s/>266 <text:s/>274 <text:s/>282 <text:s/>290 <text:s/>298 <text:s/>306 <text:s/>314 <text:s/>322 <text:s/>330 <text:s/>338 <text:s/>346 <text:s/>354 <text:s/>362 <text:s/>370 <text:s/>378 <text:s/>386 <text:s/>394 <text:s/>402 <text:s/>410 <text:s/>418 <text:s/>426 <text:s/>434 <text:s/>442 <text:s/>450 <text:s/>458 <text:s/>466 <text:s/>474 <text:s/>482 <text:s/>490 <text:s/>498 <text:s/>506 <text:s/>514 <text:s/>522 <text:s/>530 <text:s/>538 <text:s/>546 <text:s/>554 <text:s/>562 <text:s/>570 <text:s/>578 <text:s/>586 <text:s/>594 <text:s/>602 <text:s/>610 <text:s/>618 <text:s/>626 <text:s/>634 <text:s/>642 <text:s/>650 <text:s/>658 <text:s/>666 <text:s/>674 <text:s/>682 <text:s/>690 <text:s/>698 <text:s/>706 <text:s/>714 <text:s/>722 <text:s/>730 <text:s/>738 <text:s/>746 <text:s/>754 <text:s/>762 <text:s/>770 <text:s/>778 <text:s/>786 <text:s/>794 <text:s/>802 <text:s/>810 <text:s/>818 <text:s/>826 <text:s/>834 <text:s/>842 <text:s/>850 <text:s/>858 <text:s/>866 <text:s/>874 <text:s/>882 <text:s/>890 <text:s/>898 <text:s/>906 <text:s/>914 <text:s/>922 <text:s/>930 <text:s/>938 <text:s/>946 <text:s/>954 <text:s/>962 <text:s/>970 <text:s/>978 <text:s/>986 <text:s/>994 1002 1010 1018</text:span></text:p>
            <text:p text:style-name="P1"><text:span text:style-name="T1">3 <text:s text:c="2"/>11 <text:s text:c="2"/>19 <text:s text:c="2"/>27 <text:s text:c="2"/>35 <text:s text:c="2"/>43 <text:s text:c="2"/>51 <text:s text:c="2"/>59 <text:s text:c="2"/>67 <text:s text:c="2"/>75 <text:s text:c="2"/>83 <text:s text:c="2"/>91 <text:s text:c="2"/>99 <text:s/>107 <text:s/>115 <text:s/>123 <text:s/>131 <text:s/>139 <text:s/>147 <text:s/>155 <text:s/>163 <text:s/>171 <text:s/>179 <text:s/>187 <text:s/>195 <text:s/>203 <text:s/>211 <text:s/>219 <text:s/>227 <text:s/>235 <text:s/>243 <text:s/>251 <text:s/>259 <text:s/>267 <text:s/>275 <text:s/>283 <text:s/>291 <text:s/>299 <text:s/>307 <text:s/>315 <text:s/>323 <text:s/>331 <text:s/>339 <text:s/>347 <text:s/>355 <text:s/>363 <text:s/>371 <text:s/>379 <text:s/>387 <text:s/>395 <text:s/>403 <text:s/>411 <text:s/>419 <text:s/>427 <text:s/>435 <text:s/>443 <text:s/>451 <text:s/>459 <text:s/>467 <text:s/>475 <text:s/>483 <text:s/>491 <text:s/>499 <text:s/>507 <text:s/>515 <text:s/>523 <text:s/>531 <text:s/>539 <text:s/>547 <text:s/>555 <text:s/>563 <text:s/>571 <text:s/>579 <text:s/>587 <text:s/>595 <text:s/>603 <text:s/>611 <text:s/>619 <text:s/>627 <text:s/>635 <text:s/>643 <text:s/>651 <text:s/>659 <text:s/>667 <text:s/>675 <text:s/>683 <text:s/>691 <text:s/>699 <text:s/>707 <text:s/>715 <text:s/>723 <text:s/>731 <text:s/>739 <text:s/>747 <text:s/>755 <text:s/>763 <text:s/>771 <text:s/>779 <text:s/>787 <text:s/>795 <text:s/>803 <text:s/>811 <text:s/>819 <text:s/>827 <text:s/>835 <text:s/>843 <text:s/>851 <text:s/>859 <text:s/>867 <text:s/>875 <text:s/>883 <text:s/>891 <text:s/>899 <text:s/>907 <text:s/>915 <text:s/>923 <text:s/>931 <text:s/>939 <text:s/>947 <text:s/>955 <text:s/>963 <text:s/>971 <text:s/>979 <text:s/>987 <text:s/>995 1003 1011 1019</text:span></text:p>
            <text:p text:style-name="P1"><text:span text:style-name="T1">4 <text:s text:c="2"/>12 <text:s text:c="2"/>20 <text:s text:c="2"/>28 <text:s text:c="2"/>36 <text:s text:c="2"/>44 <text:s text:c="2"/>52 <text:s text:c="2"/>60 <text:s text:c="2"/>68 <text:s text:c="2"/>76 <text:s text:c="2"/>84 <text:s text:c="2"/>92 <text:s/>100 <text:s/>108 <text:s/>116 <text:s/>124 <text:s/>132 <text:s/>140 <text:s/>148 <text:s/>156 <text:s/>164 <text:s/>172 <text:s/>180 <text:s/>188 <text:s/>196 <text:s/>204 <text:s/>212 <text:s/>220 <text:s/>228 <text:s/>236 <text:s/>244 <text:s/>252 <text:s/>260 <text:s/>268 <text:s/>276 <text:s/>284 <text:s/>292 <text:s/>300 <text:s/>308 <text:s/>316 <text:s/>324 <text:s/>332 <text:s/>340 <text:s/>348 <text:s/>356 <text:s/>364 <text:s/>372 <text:s/>380 <text:s/>388 <text:s/>396 <text:s/>404 <text:s/>412 <text:s/>420 <text:s/>428 <text:s/>436 <text:s/>444 <text:s/>452 <text:s/>460 <text:s/>468 <text:s/>476 <text:s/>484 <text:s/>492 <text:s/>500 <text:s/>508 <text:s/>516 <text:s/>524 <text:s/>532 <text:s/>540 <text:s/>548 <text:s/>556 <text:s/>564 <text:s/>572 <text:s/>580 <text:s/>588 <text:s/>596 <text:s/>604 <text:s/>612 <text:s/>620 <text:s/>628 <text:s/>636 <text:s/>644 <text:s/>652 <text:s/>660 <text:s/>668 <text:s/>676 <text:s/>684 <text:s/>692 <text:s/>700 <text:s/>708 <text:s/>716 <text:s/>724 <text:s/>732 <text:s/>740 <text:s/>748 <text:s/>756 <text:s/>764 <text:s/>772 <text:s/>780 <text:s/>788 <text:s/>796 <text:s/>804 <text:s/>812 <text:s/>820 <text:s/>828 <text:s/>836 <text:s/>844 <text:s/>852 <text:s/>860 <text:s/>868 <text:s/>876 <text:s/>884 <text:s/>892 <text:s/>900 <text:s/>908 <text:s/>916 <text:s/>924 <text:s/>932 <text:s/>940 <text:s/>948 <text:s/>956 <text:s/>964 <text:s/>972 <text:s/>980 <text:s/>988 <text:s/>996 1004 1012 1020</text:span></text:p>
            <text:p text:style-name="P1"><text:span text:style-name="T1">5 <text:s text:c="2"/>13 <text:s text:c="2"/>21 <text:s text:c="2"/>29 <text:s text:c="2"/>37 <text:s text:c="2"/>45 <text:s text:c="2"/>53 <text:s text:c="2"/>61 <text:s text:c="2"/>69 <text:s text:c="2"/>77 <text:s text:c="2"/>85 <text:s text:c="2"/>93 <text:s/>101 <text:s/>109 <text:s/>117 <text:s/>125 <text:s/>133 <text:s/>141 <text:s/>149 <text:s/>157 <text:s/>165 <text:s/>173 <text:s/>181 <text:s/>189 <text:s/>197 <text:s/>205 <text:s/>213 <text:s/>221 <text:s/>229 <text:s/>237 <text:s/>245 <text:s/>253 <text:s/>261 <text:s/>269 <text:s/>277 <text:s/>285 <text:s/>293 <text:s/>301 <text:s/>309 <text:s/>317 <text:s/>325 <text:s/>333 <text:s/>341 <text:s/>349 <text:s/>357 <text:s/>365 <text:s/>373 <text:s/>381 <text:s/>389 <text:s/>397 <text:s/>405 <text:s/>413 <text:s/>421 <text:s/>429 <text:s/>437 <text:s/>445 <text:s/>453 <text:s/>461 <text:s/>469 <text:s/>477 <text:s/>485 <text:s/>493 <text:s/>501 <text:s/>509 <text:s/>517 <text:s/>525 <text:s/>533 <text:s/>541 <text:s/>549 <text:s/>557 <text:s/>565 <text:s/>573 <text:s/>581 <text:s/>589 <text:s/>597 <text:s/>605 <text:s/>613 <text:s/>621 <text:s/>629 <text:s/>637 <text:s/>645 <text:s/>653 <text:s/>661 <text:s/>669 <text:s/>677 <text:s/>685 <text:s/>693 <text:s/>701 <text:s/>709 <text:s/>717 <text:s/>725 <text:s/>733 <text:s/>741 <text:s/>749 <text:s/>757 <text:s/>765 <text:s/>773 <text:s/>781 <text:s/>789 <text:s/>797 <text:s/>805 <text:s/>813 <text:s/>821 <text:s/>829 <text:s/>837 <text:s/>845 <text:s/>853 <text:s/>861 <text:s/>869 <text:s/>877 <text:s/>885 <text:s/>893 <text:s/>901 <text:s/>909 <text:s/>917 <text:s/>925 <text:s/>933 <text:s/>941 <text:s/>949 <text:s/>957 <text:s/>965 <text:s/>973 <text:s/>981 <text:s/>989 <text:s/>997 1005 1013 1021</text:span></text:p>
            <text:p text:style-name="P1"><text:span text:style-name="T1">6 <text:s text:c="2"/>14 <text:s text:c="2"/>22 <text:s text:c="2"/>30 <text:s text:c="2"/>38 <text:s text:c="2"/>46 <text:s text:c="2"/>54 <text:s text:c="2"/>62 <text:s text:c="2"/>70 <text:s text:c="2"/>78 <text:s text:c="2"/>86 <text:s text:c="2"/>94 <text:s/>102 <text:s/>110 <text:s/>118 <text:s/>126 <text:s/>134 <text:s/>142 <text:s/>150 <text:s/>158 <text:s/>166 <text:s/>174 <text:s/>182 <text:s/>190 <text:s/>198 <text:s/>206 <text:s/>214 <text:s/>222 <text:s/>230 <text:s/>238 <text:s/>246 <text:s/>254 <text:s/>262 <text:s/>270 <text:s/>278 <text:s/>286 <text:s/>294 <text:s/>302 <text:s/>310 <text:s/>318 <text:s/>326 <text:s/>334 <text:s/>342 <text:s/>350 <text:s/>358 <text:s/>366 <text:s/>374 <text:s/>382 <text:s/>390 <text:s/>398 <text:s/>406 <text:s/>414 <text:s/>422 <text:s/>430 <text:s/>438 <text:s/>446 <text:s/>454 <text:s/>462 <text:s/>470 <text:s/>478 <text:s/>486 <text:s/>494 <text:s/>502 <text:s/>510 <text:s/>518 <text:s/>526 <text:s/>534 <text:s/>542 <text:s/>550 <text:s/>558 <text:s/>566 <text:s/>574 <text:s/>582 <text:s/>590 <text:s/>598 <text:s/>606 <text:s/>614 <text:s/>622 <text:s/>630 <text:s/>638 <text:s/>646 <text:s/>654 <text:s/>662 <text:s/>670 <text:s/>678 <text:s/>686 <text:s/>694 <text:s/>702 <text:s/>710 <text:s/>718 <text:s/>726 <text:s/>734 <text:s/>742 <text:s/>750 <text:s/>758 <text:s/>766 <text:s/>774 <text:s/>782 <text:s/>790 <text:s/>798 <text:s/>806 <text:s/>814 <text:s/>822 <text:s/>830 <text:s/>838 <text:s/>846 <text:s/>854 <text:s/>862 <text:s/>870 <text:s/>878 <text:s/>886 <text:s/>894 <text:s/>902 <text:s/>910 <text:s/>918 <text:s/>926 <text:s/>934 <text:s/>942 <text:s/>950 <text:s/>958 <text:s/>966 <text:s/>974 <text:s/>982 <text:s/>990 <text:s/>998 1006 1014 1022</text:span></text:p>
            <text:p text:style-name="P1"><text:span text:style-name="T1">7 <text:s text:c="2"/>15 <text:s text:c="2"/>23 <text:s text:c="2"/>31 <text:s text:c="2"/>39 <text:s text:c="2"/>47 <text:s text:c="2"/>55 <text:s text:c="2"/>63 <text:s text:c="2"/>71 <text:s text:c="2"/>79 <text:s text:c="2"/>87 <text:s text:c="2"/>95 <text:s/>103 <text:s/>111 <text:s/>119 <text:s/>127 <text:s/>135 <text:s/>143 <text:s/>151 <text:s/>159 <text:s/>167 <text:s/>175 <text:s/>183 <text:s/>191 <text:s/>199 <text:s/>207 <text:s/>215 <text:s/>223 <text:s/>231 <text:s/>239 <text:s/>247 <text:s/>255 <text:s/>263 <text:s/>271 <text:s/>279 <text:s/>287 <text:s/>295 <text:s/>303 <text:s/>311 <text:s/>319 <text:s/>327 <text:s/>335 <text:s/>343 <text:s/>351 <text:s/>359 <text:s/>367 <text:s/>375 <text:s/>383 <text:s/>391 <text:s/>399 <text:s/>407 <text:s/>415 <text:s/>423 <text:s/>431 <text:s/>439 <text:s/>447 <text:s/>455 <text:s/>463 <text:s/>471 <text:s/>479 <text:s/>487 <text:s/>495 <text:s/>503 <text:s/>511 <text:s/>519 <text:s/>527 <text:s/>535 <text:s/>543 <text:s/>551 <text:s/>559 <text:s/>567 <text:s/>575 <text:s/>583 <text:s/>591 <text:s/>599 <text:s/>607 <text:s/>615 <text:s/>623 <text:s/>631 <text:s/>639 <text:s/>647 <text:s/>655 <text:s/>663 <text:s/>671 <text:s/>679 <text:s/>687 <text:s/>695 <text:s/>703 <text:s/>711 <text:s/>719 <text:s/>727 <text:s/>735 <text:s/>743 <text:s/>751 <text:s/>759 <text:s/>767 <text:s/>775 <text:s/>783 <text:s/>791 <text:s/>799 <text:s/>807 <text:s/>815 <text:s/>823 <text:s/>831 <text:s/>839 <text:s/>847 <text:s/>855 <text:s/>863 <text:s/>871 <text:s/>879 <text:s/>887 <text:s/>895 <text:s/>903 <text:s/>911 <text:s/>919 <text:s/>927 <text:s/>935 <text:s/>943 <text:s/>951 <text:s/>959 <text:s/>967 <text:s/>975 <text:s/>983 <text:s/>991 <text:s/>999 1007 1015 1023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lwg Typist" svg:font-family="'Tlwg Typist'" style:font-pitch="variable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5cm" fo:margin-bottom="0cm" fo:text-indent="0cm"/>
      <style:text-properties fo:font-size="45.2999992370606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Standard" style:page-layout-name="PM1" draw:style-name="Mdp1">
      <draw:frame presentation:style-name="Standard-title" draw:layer="backgroundobjects" svg:width="37.799cm" svg:height="4.957cm" svg:x="2.1cm" svg:y="1.184cm" presentation:class="title" presentation:placeholder="true">
        <draw:text-box/>
      </draw:frame>
      <draw:frame presentation:style-name="Standard-outline1" draw:layer="backgroundobjects" svg:width="37.799cm" svg:height="17.224cm" svg:x="2.1cm" svg:y="6.948cm" presentation:class="outline" presentation:placeholder="true">
        <draw:text-box/>
      </draw:frame>
      <draw:frame presentation:style-name="Mpr1" draw:text-style-name="MP2" draw:layer="backgroundobjects" svg:width="9.785cm" svg:height="2.046cm" svg:x="2.1cm" svg:y="27.05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3.313cm" svg:height="2.046cm" svg:x="14.364cm" svg:y="27.05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9.785cm" svg:height="2.046cm" svg:x="30.114cm" svg:y="27.056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edric Viou</meta:initial-creator>
    <meta:creation-date>2022-11-16T11:34:54.478522838</meta:creation-date>
    <dc:date>2022-11-16T11:44:10.314209245</dc:date>
    <dc:creator>Cedric Viou</dc:creator>
    <meta:editing-duration>PT9M17S</meta:editing-duration>
    <meta:editing-cycles>1</meta:editing-cycles>
    <meta:document-statistic meta:object-count="36"/>
    <meta:generator>LibreOffice/7.3.6.2$Linux_X86_64 LibreOffice_project/30$Build-2</meta:generator>
  </office:meta>
</office:document-meta>
</file>